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page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page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Visualizations">
      <style:table-properties table:display="true" style:writing-mode="lr-tb"/>
    </style:style>
    <style:style style:name="ta2" style:family="table" style:master-page-name="PageStyle_5f_minio.data.2021-01-27">
      <style:table-properties table:display="true" style:writing-mode="lr-tb"/>
    </style:style>
    <style:style style:name="ta3" style:family="table" style:master-page-name="PageStyle_5f_Data_20_By_20_Operation">
      <style:table-properties table:display="true" style:writing-mode="lr-tb"/>
    </style:style>
    <style:style style:name="ta4" style:family="table" style:master-page-name="PageStyle_5f_Pivot_20_Tabl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>
      <style:table-cell-properties fo:border-bottom="2.01pt solid #000000" fo:border-left="none" fo:border-right="none" fo:border-top="none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>
      <style:table-cell-properties fo:border-bottom="none" fo:border-left="none" fo:border-right="2.01pt solid #000000" fo:border-top="none"/>
    </style:style>
    <style:style style:name="ce21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sualizations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>
            <draw:frame table:end-cell-address="Visualizations.H24" table:end-x="44.19pt" table:end-y="11.96pt" draw:z-index="2" draw:name="Chart 3" draw:style-name="gr1" draw:text-style-name="P1" svg:width="605.23pt" svg:height="373.46pt" svg:x="0pt" svg:y="0.74pt">
              <draw:object draw:notify-on-update-of-ranges="'Pivot Tables'.B14:'Pivot Tables'.H14 'Pivot Tables'.A15:'Pivot Tables'.A15 'Pivot Tables'.B15:'Pivot Tables'.H15 'Pivot Tables'.A16:'Pivot Tables'.A16 'Pivot Tables'.B16:'Pivot Tables'.H16 'Pivot Tables'.A17:'Pivot Tables'.A17 'Pivot Tables'.B17:'Pivot Tables'.H17 'Pivot Tables'.A18:'Pivot Tables'.A18 'Pivot Tables'.B18:'Pivot Tables'.H18 'Pivot Tables'.A19:'Pivot Tables'.A19 'Pivot Tables'.B19:'Pivot Tables'.H19 'Pivot Tables'.A20:'Pivot Tables'.A20 'Pivot Tables'.B20:'Pivot Tables'.H2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>
            <draw:frame table:end-cell-address="Visualizations.H48" table:end-x="44.19pt" table:end-y="7.46pt" draw:z-index="0" draw:name="Chart 1" draw:style-name="gr1" draw:text-style-name="P1" svg:width="605.23pt" svg:height="373.46pt" svg:x="0pt" svg:y="11.99pt">
              <draw:object draw:notify-on-update-of-ranges="'Pivot Tables'.B27:'Pivot Tables'.H27 'Pivot Tables'.A28:'Pivot Tables'.A28 'Pivot Tables'.B28:'Pivot Tables'.H28 'Pivot Tables'.A29:'Pivot Tables'.A29 'Pivot Tables'.B29:'Pivot Tables'.H29 'Pivot Tables'.A30:'Pivot Tables'.A30 'Pivot Tables'.B30:'Pivot Tables'.H30 'Pivot Tables'.A31:'Pivot Tables'.A31 'Pivot Tables'.B31:'Pivot Tables'.H31 'Pivot Tables'.A32:'Pivot Tables'.A32 'Pivot Tables'.B32:'Pivot Tables'.H32 'Pivot Tables'.A33:'Pivot Tables'.A33 'Pivot Tables'.B33:'Pivot Tables'.H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>
            <draw:frame table:end-cell-address="Visualizations.H72" table:end-x="44.19pt" table:end-y="2.98pt" draw:z-index="1" draw:name="Chart 2" draw:style-name="gr1" draw:text-style-name="P1" svg:width="605.23pt" svg:height="373.46pt" svg:x="0pt" svg:y="7.51pt">
              <draw:object draw:notify-on-update-of-ranges="'Pivot Tables'.B3:'Pivot Tables'.H3 'Pivot Tables'.A4:'Pivot Tables'.A4 'Pivot Tables'.B4:'Pivot Tables'.H4 'Pivot Tables'.A5:'Pivot Tables'.A5 'Pivot Tables'.B5:'Pivot Tables'.H5 'Pivot Tables'.A6:'Pivot Tables'.A6 'Pivot Tables'.B6:'Pivot Tables'.H6 'Pivot Tables'.A7:'Pivot Tables'.A7 'Pivot Tables'.B7:'Pivot Tables'.H7 'Pivot Tables'.A8:'Pivot Tables'.A8 'Pivot Tables'.B8:'Pivot Tables'.H8 'Pivot Tables'.A9:'Pivot Tables'.A9 'Pivot Tables'.B9:'Pivot Tables'.H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o.data.2021-01-27" table:style-name="ta2"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hread/Client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ThreadsTotal</text:p>
          </table:table-cell>
          <table:table-cell table:style-name="ce1" office:value-type="string" calcext:value-type="string">
            <text:p>ObjSize MB</text:p>
          </table:table-cell>
          <table:table-cell table:style-name="ce1" office:value-type="string" calcext:value-type="string">
            <text:p>TestName</text:p>
          </table:table-cell>
          <table:table-cell table:style-name="ce1" office:value-type="string" calcext:value-type="string">
            <text:p>MiB/Sec</text:p>
          </table:table-cell>
          <table:table-cell table:style-name="ce1" office:value-type="string" calcext:value-type="string">
            <text:p>Obj/Sec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2]*[.B2]" office:value-type="float" office:value="32" calcext:value-type="float">
            <text:p>3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delete-008-131072.csv.zst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11.17" calcext:value-type="float">
            <text:p>111.1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3]*[.B3]" office:value-type="float" office:value="32" calcext:value-type="float">
            <text:p>3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get-008-131072.csv.zst</text:p>
          </table:table-cell>
          <table:table-cell table:style-name="ce1" office:value-type="float" office:value="228.46" calcext:value-type="float">
            <text:p>228.46</text:p>
          </table:table-cell>
          <table:table-cell table:style-name="ce1" office:value-type="float" office:value="1827.69" calcext:value-type="float">
            <text:p>1827.6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4]*[.B4]" office:value-type="float" office:value="32" calcext:value-type="float">
            <text:p>3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put-008-131072.csv.zst</text:p>
          </table:table-cell>
          <table:table-cell table:style-name="ce1" office:value-type="float" office:value="13.81" calcext:value-type="float">
            <text:p>13.81</text:p>
          </table:table-cell>
          <table:table-cell table:style-name="ce1" office:value-type="float" office:value="110.51" calcext:value-type="float">
            <text:p>110.5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5]*[.B5]" office:value-type="float" office:value="64" calcext:value-type="float">
            <text:p>6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delete-016-131072.csv.zst</text:p>
          </table:table-cell>
          <table:table-cell table:style-name="ce1" office:value-type="float" office:value="18.03" calcext:value-type="float">
            <text:p>18.03</text:p>
          </table:table-cell>
          <table:table-cell table:style-name="ce1" office:value-type="float" office:value="144.26" calcext:value-type="float">
            <text:p>144.2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6]*[.B6]" office:value-type="float" office:value="64" calcext:value-type="float">
            <text:p>6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get-016-131072.csv.zst</text:p>
          </table:table-cell>
          <table:table-cell table:style-name="ce1" office:value-type="float" office:value="272.02" calcext:value-type="float">
            <text:p>272.02</text:p>
          </table:table-cell>
          <table:table-cell table:style-name="ce1" office:value-type="float" office:value="2176.13" calcext:value-type="float">
            <text:p>2176.1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7]*[.B7]" office:value-type="float" office:value="64" calcext:value-type="float">
            <text:p>6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put-016-131072.csv.zst</text:p>
          </table:table-cell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149.63" calcext:value-type="float">
            <text:p>149.6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8]*[.B8]" office:value-type="float" office:value="96" calcext:value-type="float">
            <text:p>9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delete-024-131072.csv.zst</text:p>
          </table:table-cell>
          <table:table-cell table:style-name="ce1" office:value-type="float" office:value="21.29" calcext:value-type="float">
            <text:p>21.29</text:p>
          </table:table-cell>
          <table:table-cell table:style-name="ce1" office:value-type="float" office:value="170.31" calcext:value-type="float">
            <text:p>170.3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9]*[.B9]" office:value-type="float" office:value="96" calcext:value-type="float">
            <text:p>9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get-024-131072.csv.zst</text:p>
          </table:table-cell>
          <table:table-cell table:style-name="ce1" office:value-type="float" office:value="281.12" calcext:value-type="float">
            <text:p>281.12</text:p>
          </table:table-cell>
          <table:table-cell table:style-name="ce1" office:value-type="float" office:value="2248.93" calcext:value-type="float">
            <text:p>2248.9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10]*[.B10]" office:value-type="float" office:value="96" calcext:value-type="float">
            <text:p>9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put-024-131072.csv.zst</text:p>
          </table:table-cell>
          <table:table-cell table:style-name="ce1" office:value-type="float" office:value="20.78" calcext:value-type="float">
            <text:p>20.78</text:p>
          </table:table-cell>
          <table:table-cell table:style-name="ce1" office:value-type="float" office:value="166.23" calcext:value-type="float">
            <text:p>166.2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11]*[.B11]" office:value-type="float" office:value="192" calcext:value-type="float">
            <text:p>19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delete-048-131072.csv.zst</text:p>
          </table:table-cell>
          <table:table-cell table:style-name="ce1" office:value-type="float" office:value="24.74" calcext:value-type="float">
            <text:p>24.74</text:p>
          </table:table-cell>
          <table:table-cell table:style-name="ce1" office:value-type="float" office:value="197.89" calcext:value-type="float">
            <text:p>197.8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12]*[.B12]" office:value-type="float" office:value="192" calcext:value-type="float">
            <text:p>19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get-048-131072.csv.zst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3896.03" calcext:value-type="float">
            <text:p>3896.0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13]*[.B13]" office:value-type="float" office:value="192" calcext:value-type="float">
            <text:p>19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put-048-131072.csv.zst</text:p>
          </table:table-cell>
          <table:table-cell table:style-name="ce1" office:value-type="float" office:value="26.95" calcext:value-type="float">
            <text:p>26.95</text:p>
          </table:table-cell>
          <table:table-cell table:style-name="ce1" office:value-type="float" office:value="215.63" calcext:value-type="float">
            <text:p>215.6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14]*[.B14]" office:value-type="float" office:value="256" calcext:value-type="float">
            <text:p>25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delete-064-131072.csv.zst</text:p>
          </table:table-cell>
          <table:table-cell table:style-name="ce1" office:value-type="float" office:value="25.36" calcext:value-type="float">
            <text:p>25.36</text:p>
          </table:table-cell>
          <table:table-cell table:style-name="ce1" office:value-type="float" office:value="202.88" calcext:value-type="float">
            <text:p>202.8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15]*[.B15]" office:value-type="float" office:value="256" calcext:value-type="float">
            <text:p>25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get-064-131072.csv.zst</text:p>
          </table:table-cell>
          <table:table-cell table:style-name="ce1" office:value-type="float" office:value="491.68" calcext:value-type="float">
            <text:p>491.68</text:p>
          </table:table-cell>
          <table:table-cell table:style-name="ce1" office:value-type="float" office:value="3933.47" calcext:value-type="float">
            <text:p>3933.4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16]*[.B16]" office:value-type="float" office:value="256" calcext:value-type="float">
            <text:p>25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put-064-131072.csv.zst</text:p>
          </table:table-cell>
          <table:table-cell table:style-name="ce1" office:value-type="float" office:value="29.23" calcext:value-type="float">
            <text:p>29.23</text:p>
          </table:table-cell>
          <table:table-cell table:style-name="ce1" office:value-type="float" office:value="233.84" calcext:value-type="float">
            <text:p>233.8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17]*[.B17]" office:value-type="float" office:value="384" calcext:value-type="float">
            <text:p>38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delete-096-131072.csv.zst</text:p>
          </table:table-cell>
          <table:table-cell table:style-name="ce1" office:value-type="float" office:value="27.71" calcext:value-type="float">
            <text:p>27.71</text:p>
          </table:table-cell>
          <table:table-cell table:style-name="ce1" office:value-type="float" office:value="221.66" calcext:value-type="float">
            <text:p>221.6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18]*[.B18]" office:value-type="float" office:value="384" calcext:value-type="float">
            <text:p>38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get-096-131072.csv.zst</text:p>
          </table:table-cell>
          <table:table-cell table:style-name="ce1" office:value-type="float" office:value="452.34" calcext:value-type="float">
            <text:p>452.34</text:p>
          </table:table-cell>
          <table:table-cell table:style-name="ce1" office:value-type="float" office:value="3618.76" calcext:value-type="float">
            <text:p>3618.7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19]*[.B19]" office:value-type="float" office:value="384" calcext:value-type="float">
            <text:p>38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put-096-131072.csv.zst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248.77" calcext:value-type="float">
            <text:p>248.7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20]*[.B20]" office:value-type="float" office:value="512" calcext:value-type="float">
            <text:p>51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delete-128-131072.csv.zst</text:p>
          </table:table-cell>
          <table:table-cell table:style-name="ce1" office:value-type="float" office:value="25.71" calcext:value-type="float">
            <text:p>25.71</text:p>
          </table:table-cell>
          <table:table-cell table:style-name="ce1" office:value-type="float" office:value="205.72" calcext:value-type="float">
            <text:p>205.7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21]*[.B21]" office:value-type="float" office:value="512" calcext:value-type="float">
            <text:p>51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get-128-131072.csv.zst</text:p>
          </table:table-cell>
          <table:table-cell table:style-name="ce1" office:value-type="float" office:value="480.61" calcext:value-type="float">
            <text:p>480.61</text:p>
          </table:table-cell>
          <table:table-cell table:style-name="ce1" office:value-type="float" office:value="3844.88" calcext:value-type="float">
            <text:p>3844.8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22]*[.B22]" office:value-type="float" office:value="512" calcext:value-type="float">
            <text:p>51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put-128-131072.csv.zst</text:p>
          </table:table-cell>
          <table:table-cell table:style-name="ce1" office:value-type="float" office:value="26.72" calcext:value-type="float">
            <text:p>26.72</text:p>
          </table:table-cell>
          <table:table-cell table:style-name="ce1" office:value-type="float" office:value="213.76" calcext:value-type="float">
            <text:p>213.7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23]*[.B23]" office:value-type="float" office:value="32" calcext:value-type="float">
            <text:p>3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delete-008-524288.csv.zst</text:p>
          </table:table-cell>
          <table:table-cell table:style-name="ce1" office:value-type="float" office:value="46.26" calcext:value-type="float">
            <text:p>46.26</text:p>
          </table:table-cell>
          <table:table-cell table:style-name="ce1" office:value-type="float" office:value="92.53" calcext:value-type="float">
            <text:p>92.5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24]*[.B24]" office:value-type="float" office:value="32" calcext:value-type="float">
            <text:p>3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get-008-524288.csv.zst</text:p>
          </table:table-cell>
          <table:table-cell table:style-name="ce1" office:value-type="float" office:value="900.57" calcext:value-type="float">
            <text:p>900.57</text:p>
          </table:table-cell>
          <table:table-cell table:style-name="ce1" office:value-type="float" office:value="1801.13" calcext:value-type="float">
            <text:p>1801.1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25]*[.B25]" office:value-type="float" office:value="32" calcext:value-type="float">
            <text:p>3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put-008-524288.csv.zst</text:p>
          </table:table-cell>
          <table:table-cell table:style-name="ce1" office:value-type="float" office:value="46.26" calcext:value-type="float">
            <text:p>46.26</text:p>
          </table:table-cell>
          <table:table-cell table:style-name="ce1" office:value-type="float" office:value="92.52" calcext:value-type="float">
            <text:p>92.5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26]*[.B26]" office:value-type="float" office:value="64" calcext:value-type="float">
            <text:p>64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delete-016-524288.csv.zst</text:p>
          </table:table-cell>
          <table:table-cell table:style-name="ce1" office:value-type="float" office:value="60.96" calcext:value-type="float">
            <text:p>60.96</text:p>
          </table:table-cell>
          <table:table-cell table:style-name="ce1" office:value-type="float" office:value="121.92" calcext:value-type="float">
            <text:p>121.9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27]*[.B27]" office:value-type="float" office:value="64" calcext:value-type="float">
            <text:p>64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get-016-524288.csv.zst</text:p>
          </table:table-cell>
          <table:table-cell table:style-name="ce1" office:value-type="float" office:value="1108.46" calcext:value-type="float">
            <text:p>1108.46</text:p>
          </table:table-cell>
          <table:table-cell table:style-name="ce1" office:value-type="float" office:value="2216.92" calcext:value-type="float">
            <text:p>2216.9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28]*[.B28]" office:value-type="float" office:value="64" calcext:value-type="float">
            <text:p>64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put-016-524288.csv.zst</text:p>
          </table:table-cell>
          <table:table-cell table:style-name="ce1" office:value-type="float" office:value="55.94" calcext:value-type="float">
            <text:p>55.94</text:p>
          </table:table-cell>
          <table:table-cell table:style-name="ce1" office:value-type="float" office:value="111.88" calcext:value-type="float">
            <text:p>111.8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29]*[.B29]" office:value-type="float" office:value="96" calcext:value-type="float">
            <text:p>96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delete-024-524288.csv.zst</text:p>
          </table:table-cell>
          <table:table-cell table:style-name="ce1" office:value-type="float" office:value="51.96" calcext:value-type="float">
            <text:p>51.96</text:p>
          </table:table-cell>
          <table:table-cell table:style-name="ce1" office:value-type="float" office:value="103.91" calcext:value-type="float">
            <text:p>103.9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30]*[.B30]" office:value-type="float" office:value="96" calcext:value-type="float">
            <text:p>96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get-024-524288.csv.zst</text:p>
          </table:table-cell>
          <table:table-cell table:style-name="ce1" office:value-type="float" office:value="1153.7" calcext:value-type="float">
            <text:p>1153.7</text:p>
          </table:table-cell>
          <table:table-cell table:style-name="ce1" office:value-type="float" office:value="2307.39" calcext:value-type="float">
            <text:p>2307.3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31]*[.B31]" office:value-type="float" office:value="96" calcext:value-type="float">
            <text:p>96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put-024-524288.csv.zst</text:p>
          </table:table-cell>
          <table:table-cell table:style-name="ce1" office:value-type="float" office:value="66.02" calcext:value-type="float">
            <text:p>66.02</text:p>
          </table:table-cell>
          <table:table-cell table:style-name="ce1" office:value-type="float" office:value="132.05" calcext:value-type="float">
            <text:p>132.0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32]*[.B32]" office:value-type="float" office:value="192" calcext:value-type="float">
            <text:p>19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delete-048-524288.csv.zst</text:p>
          </table:table-cell>
          <table:table-cell table:style-name="ce1" office:value-type="float" office:value="70.97" calcext:value-type="float">
            <text:p>70.97</text:p>
          </table:table-cell>
          <table:table-cell table:style-name="ce1" office:value-type="float" office:value="141.93" calcext:value-type="float">
            <text:p>141.9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33]*[.B33]" office:value-type="float" office:value="192" calcext:value-type="float">
            <text:p>19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get-048-524288.csv.zst</text:p>
          </table:table-cell>
          <table:table-cell table:style-name="ce1" office:value-type="float" office:value="1280.3" calcext:value-type="float">
            <text:p>1280.3</text:p>
          </table:table-cell>
          <table:table-cell table:style-name="ce1" office:value-type="float" office:value="2560.59" calcext:value-type="float">
            <text:p>2560.5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34]*[.B34]" office:value-type="float" office:value="192" calcext:value-type="float">
            <text:p>19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put-048-524288.csv.zst</text:p>
          </table:table-cell>
          <table:table-cell table:style-name="ce1" office:value-type="float" office:value="72.07" calcext:value-type="float">
            <text:p>72.07</text:p>
          </table:table-cell>
          <table:table-cell table:style-name="ce1" office:value-type="float" office:value="144.14" calcext:value-type="float">
            <text:p>144.1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35]*[.B35]" office:value-type="float" office:value="256" calcext:value-type="float">
            <text:p>256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delete-064-524288.csv.zst</text:p>
          </table:table-cell>
          <table:table-cell table:style-name="ce1" office:value-type="float" office:value="88.72" calcext:value-type="float">
            <text:p>88.72</text:p>
          </table:table-cell>
          <table:table-cell table:style-name="ce1" office:value-type="float" office:value="177.44" calcext:value-type="float">
            <text:p>177.4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36]*[.B36]" office:value-type="float" office:value="256" calcext:value-type="float">
            <text:p>256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get-064-524288.csv.zst</text:p>
          </table:table-cell>
          <table:table-cell table:style-name="ce1" office:value-type="float" office:value="1308.9" calcext:value-type="float">
            <text:p>1308.9</text:p>
          </table:table-cell>
          <table:table-cell table:style-name="ce1" office:value-type="float" office:value="2617.79" calcext:value-type="float">
            <text:p>2617.7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37]*[.B37]" office:value-type="float" office:value="256" calcext:value-type="float">
            <text:p>256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put-064-524288.csv.zst</text:p>
          </table:table-cell>
          <table:table-cell table:style-name="ce1" office:value-type="float" office:value="91.45" calcext:value-type="float">
            <text:p>91.45</text:p>
          </table:table-cell>
          <table:table-cell table:style-name="ce1" office:value-type="float" office:value="182.89" calcext:value-type="float">
            <text:p>182.8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38]*[.B38]" office:value-type="float" office:value="384" calcext:value-type="float">
            <text:p>384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delete-096-524288.csv.zst</text:p>
          </table:table-cell>
          <table:table-cell table:style-name="ce1" office:value-type="float" office:value="99.68" calcext:value-type="float">
            <text:p>99.68</text:p>
          </table:table-cell>
          <table:table-cell table:style-name="ce1" office:value-type="float" office:value="199.36" calcext:value-type="float">
            <text:p>199.3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39]*[.B39]" office:value-type="float" office:value="384" calcext:value-type="float">
            <text:p>384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get-096-524288.csv.zst</text:p>
          </table:table-cell>
          <table:table-cell table:style-name="ce1" office:value-type="float" office:value="1403.21" calcext:value-type="float">
            <text:p>1403.21</text:p>
          </table:table-cell>
          <table:table-cell table:style-name="ce1" office:value-type="float" office:value="2806.41" calcext:value-type="float">
            <text:p>2806.4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40]*[.B40]" office:value-type="float" office:value="384" calcext:value-type="float">
            <text:p>384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put-096-524288.csv.zst</text:p>
          </table:table-cell>
          <table:table-cell table:style-name="ce1" office:value-type="float" office:value="96.81" calcext:value-type="float">
            <text:p>96.81</text:p>
          </table:table-cell>
          <table:table-cell table:style-name="ce1" office:value-type="float" office:value="193.62" calcext:value-type="float">
            <text:p>193.6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41]*[.B41]"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delete-128-524288.csv.zst</text:p>
          </table:table-cell>
          <table:table-cell table:style-name="ce1" office:value-type="string" calcext:value-type="string">
            <text:p>Errors: 7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42]*[.B42]"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get-128-524288.csv.zst</text:p>
          </table:table-cell>
          <table:table-cell table:style-name="ce1" office:value-type="float" office:value="1355.53" calcext:value-type="float">
            <text:p>1355.53</text:p>
          </table:table-cell>
          <table:table-cell table:style-name="ce1" office:value-type="float" office:value="2711.06" calcext:value-type="float">
            <text:p>2711.0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43]*[.B43]"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put-128-524288.csv.zst</text:p>
          </table:table-cell>
          <table:table-cell table:style-name="ce1" office:value-type="float" office:value="125.3" calcext:value-type="float">
            <text:p>125.3</text:p>
          </table:table-cell>
          <table:table-cell table:style-name="ce1" office:value-type="float" office:value="250.6" calcext:value-type="float">
            <text:p>250.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44]*[.B44]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elete-008-1048576.csv.zst</text:p>
          </table:table-cell>
          <table:table-cell table:number-columns-repeated="2" table:style-name="ce1" office:value-type="float" office:value="104.54" calcext:value-type="float">
            <text:p>104.5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45]*[.B45]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et-008-1048576.csv.zst</text:p>
          </table:table-cell>
          <table:table-cell table:number-columns-repeated="2" table:style-name="ce1" office:value-type="float" office:value="1654.78" calcext:value-type="float">
            <text:p>1654.7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46]*[.B46]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ut-008-1048576.csv.zst</text:p>
          </table:table-cell>
          <table:table-cell table:number-columns-repeated="2" table:style-name="ce1" office:value-type="float" office:value="105.78" calcext:value-type="float">
            <text:p>105.7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47]*[.B47]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elete-016-1048576.csv.zst</text:p>
          </table:table-cell>
          <table:table-cell table:number-columns-repeated="2" table:style-name="ce1" office:value-type="float" office:value="145.51" calcext:value-type="float">
            <text:p>145.5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48]*[.B48]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et-016-1048576.csv.zst</text:p>
          </table:table-cell>
          <table:table-cell table:number-columns-repeated="2" table:style-name="ce1" office:value-type="float" office:value="2190.73" calcext:value-type="float">
            <text:p>2190.7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49]*[.B49]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ut-016-1048576.csv.zst</text:p>
          </table:table-cell>
          <table:table-cell table:number-columns-repeated="2" table:style-name="ce1" office:value-type="float" office:value="145.64" calcext:value-type="float">
            <text:p>145.6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50]*[.B50]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elete-024-1048576.csv.zst</text:p>
          </table:table-cell>
          <table:table-cell table:number-columns-repeated="2" table:style-name="ce1" office:value-type="float" office:value="174.39" calcext:value-type="float">
            <text:p>174.3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51]*[.B51]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et-024-1048576.csv.zst</text:p>
          </table:table-cell>
          <table:table-cell table:number-columns-repeated="2" table:style-name="ce1" office:value-type="float" office:value="2303.64" calcext:value-type="float">
            <text:p>2303.6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52]*[.B52]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ut-024-1048576.csv.zst</text:p>
          </table:table-cell>
          <table:table-cell table:number-columns-repeated="2" table:style-name="ce1" office:value-type="float" office:value="170.28" calcext:value-type="float">
            <text:p>170.2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53]*[.B53]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elete-048-1048576.csv.zst</text:p>
          </table:table-cell>
          <table:table-cell table:number-columns-repeated="2" table:style-name="ce1" office:value-type="float" office:value="139.86" calcext:value-type="float">
            <text:p>139.8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54]*[.B54]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et-048-1048576.csv.zst</text:p>
          </table:table-cell>
          <table:table-cell table:number-columns-repeated="2" table:style-name="ce1" office:value-type="float" office:value="2512.1" calcext:value-type="float">
            <text:p>2512.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55]*[.B55]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ut-048-1048576.csv.zst</text:p>
          </table:table-cell>
          <table:table-cell table:number-columns-repeated="2" table:style-name="ce1" office:value-type="float" office:value="223.2" calcext:value-type="float">
            <text:p>223.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56]*[.B56]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elete-064-1048576.csv.zst</text:p>
          </table:table-cell>
          <table:table-cell table:number-columns-repeated="2" table:style-name="ce1" office:value-type="float" office:value="199.82" calcext:value-type="float">
            <text:p>199.8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57]*[.B57]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et-064-1048576.csv.zst</text:p>
          </table:table-cell>
          <table:table-cell table:number-columns-repeated="2" table:style-name="ce1" office:value-type="float" office:value="2583.16" calcext:value-type="float">
            <text:p>2583.1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58]*[.B58]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ut-064-1048576.csv.zst</text:p>
          </table:table-cell>
          <table:table-cell table:number-columns-repeated="2" table:style-name="ce1" office:value-type="float" office:value="231.49" calcext:value-type="float">
            <text:p>231.4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59]*[.B59]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elete-096-1048576.csv.zst</text:p>
          </table:table-cell>
          <table:table-cell table:number-columns-repeated="2" table:style-name="ce1" office:value-type="float" office:value="259.06" calcext:value-type="float">
            <text:p>259.0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60]*[.B60]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et-096-1048576.csv.zst</text:p>
          </table:table-cell>
          <table:table-cell table:number-columns-repeated="2" table:style-name="ce1" office:value-type="float" office:value="2593.01" calcext:value-type="float">
            <text:p>2593.0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61]*[.B61]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ut-096-1048576.csv.zst</text:p>
          </table:table-cell>
          <table:table-cell table:number-columns-repeated="2" table:style-name="ce1" office:value-type="float" office:value="232.36" calcext:value-type="float">
            <text:p>232.3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62]*[.B62]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elete-128-1048576.csv.zst</text:p>
          </table:table-cell>
          <table:table-cell table:style-name="ce1" office:value-type="string" calcext:value-type="string">
            <text:p>Errors: 6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63]*[.B63]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et-128-1048576.csv.zst</text:p>
          </table:table-cell>
          <table:table-cell table:number-columns-repeated="2" table:style-name="ce1" office:value-type="float" office:value="3746.05" calcext:value-type="float">
            <text:p>3746.0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64]*[.B64]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ut-128-1048576.csv.zst</text:p>
          </table:table-cell>
          <table:table-cell table:number-columns-repeated="2" table:style-name="ce1" office:value-type="float" office:value="228.46" calcext:value-type="float">
            <text:p>228.4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65]*[.B65]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delete-008-4194304.csv.zst</text:p>
          </table:table-cell>
          <table:table-cell table:style-name="ce1" office:value-type="float" office:value="393.11" calcext:value-type="float">
            <text:p>393.11</text:p>
          </table:table-cell>
          <table:table-cell table:style-name="ce1" office:value-type="float" office:value="98.28" calcext:value-type="float">
            <text:p>98.2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66]*[.B66]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et-008-4194304.csv.zst</text:p>
          </table:table-cell>
          <table:table-cell table:style-name="ce1" office:value-type="float" office:value="4685.87" calcext:value-type="float">
            <text:p>4685.87</text:p>
          </table:table-cell>
          <table:table-cell table:style-name="ce1" office:value-type="float" office:value="1171.47" calcext:value-type="float">
            <text:p>1171.4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67]*[.B67]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ut-008-4194304.csv.zst</text:p>
          </table:table-cell>
          <table:table-cell table:style-name="ce1" office:value-type="float" office:value="381.06" calcext:value-type="float">
            <text:p>381.06</text:p>
          </table:table-cell>
          <table:table-cell table:style-name="ce1" office:value-type="float" office:value="95.26" calcext:value-type="float">
            <text:p>95.2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68]*[.B68]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delete-016-4194304.csv.zst</text:p>
          </table:table-cell>
          <table:table-cell table:style-name="ce1" office:value-type="float" office:value="534.57" calcext:value-type="float">
            <text:p>534.57</text:p>
          </table:table-cell>
          <table:table-cell table:style-name="ce1" office:value-type="float" office:value="133.64" calcext:value-type="float">
            <text:p>133.6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69]*[.B69]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et-016-4194304.csv.zst</text:p>
          </table:table-cell>
          <table:table-cell table:style-name="ce1" office:value-type="float" office:value="6687.24" calcext:value-type="float">
            <text:p>6687.24</text:p>
          </table:table-cell>
          <table:table-cell table:style-name="ce1" office:value-type="float" office:value="1671.81" calcext:value-type="float">
            <text:p>1671.8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70]*[.B70]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ut-016-4194304.csv.zst</text:p>
          </table:table-cell>
          <table:table-cell table:style-name="ce1" office:value-type="float" office:value="545.49" calcext:value-type="float">
            <text:p>545.49</text:p>
          </table:table-cell>
          <table:table-cell table:style-name="ce1" office:value-type="float" office:value="136.37" calcext:value-type="float">
            <text:p>136.3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71]*[.B71]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delete-024-4194304.csv.zst</text:p>
          </table:table-cell>
          <table:table-cell table:style-name="ce1" office:value-type="float" office:value="647.56" calcext:value-type="float">
            <text:p>647.56</text:p>
          </table:table-cell>
          <table:table-cell table:style-name="ce1" office:value-type="float" office:value="161.89" calcext:value-type="float">
            <text:p>161.8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72]*[.B72]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et-024-4194304.csv.zst</text:p>
          </table:table-cell>
          <table:table-cell table:style-name="ce1" office:value-type="float" office:value="7455.93" calcext:value-type="float">
            <text:p>7455.93</text:p>
          </table:table-cell>
          <table:table-cell table:style-name="ce1" office:value-type="float" office:value="1863.98" calcext:value-type="float">
            <text:p>1863.9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73]*[.B73]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ut-024-4194304.csv.zst</text:p>
          </table:table-cell>
          <table:table-cell table:style-name="ce1" office:value-type="float" office:value="548.35" calcext:value-type="float">
            <text:p>548.35</text:p>
          </table:table-cell>
          <table:table-cell table:style-name="ce1" office:value-type="float" office:value="137.09" calcext:value-type="float">
            <text:p>137.0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74]*[.B74]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delete-048-4194304.csv.zst</text:p>
          </table:table-cell>
          <table:table-cell table:style-name="ce1" office:value-type="float" office:value="810.56" calcext:value-type="float">
            <text:p>810.56</text:p>
          </table:table-cell>
          <table:table-cell table:style-name="ce1" office:value-type="float" office:value="202.64" calcext:value-type="float">
            <text:p>202.6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75]*[.B75]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et-048-4194304.csv.zst</text:p>
          </table:table-cell>
          <table:table-cell table:style-name="ce1" office:value-type="float" office:value="8118.59" calcext:value-type="float">
            <text:p>8118.59</text:p>
          </table:table-cell>
          <table:table-cell table:style-name="ce1" office:value-type="float" office:value="2029.65" calcext:value-type="float">
            <text:p>2029.6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76]*[.B76]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ut-048-4194304.csv.zst</text:p>
          </table:table-cell>
          <table:table-cell table:style-name="ce1" office:value-type="float" office:value="811.74" calcext:value-type="float">
            <text:p>811.74</text:p>
          </table:table-cell>
          <table:table-cell table:style-name="ce1" office:value-type="float" office:value="202.94" calcext:value-type="float">
            <text:p>202.9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77]*[.B77]"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delete-064-4194304.csv.zst</text:p>
          </table:table-cell>
          <table:table-cell table:style-name="ce1" office:value-type="float" office:value="915.28" calcext:value-type="float">
            <text:p>915.28</text:p>
          </table:table-cell>
          <table:table-cell table:style-name="ce1" office:value-type="float" office:value="228.82" calcext:value-type="float">
            <text:p>228.8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78]*[.B78]"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et-064-4194304.csv.zst</text:p>
          </table:table-cell>
          <table:table-cell table:style-name="ce1" office:value-type="float" office:value="8047.1" calcext:value-type="float">
            <text:p>8047.1</text:p>
          </table:table-cell>
          <table:table-cell table:style-name="ce1" office:value-type="float" office:value="2011.78" calcext:value-type="float">
            <text:p>2011.7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79]*[.B79]"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ut-064-4194304.csv.zst</text:p>
          </table:table-cell>
          <table:table-cell table:style-name="ce1" office:value-type="float" office:value="876.35" calcext:value-type="float">
            <text:p>876.35</text:p>
          </table:table-cell>
          <table:table-cell table:style-name="ce1" office:value-type="float" office:value="219.09" calcext:value-type="float">
            <text:p>219.0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80]*[.B80]"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delete-096-4194304.csv.zst</text:p>
          </table:table-cell>
          <table:table-cell table:style-name="ce1" office:value-type="string" calcext:value-type="string">
            <text:p>Errors: 3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81]*[.B81]"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et-096-4194304.csv.zst</text:p>
          </table:table-cell>
          <table:table-cell table:style-name="ce1" office:value-type="float" office:value="8087.73" calcext:value-type="float">
            <text:p>8087.73</text:p>
          </table:table-cell>
          <table:table-cell table:style-name="ce1" office:value-type="float" office:value="2021.93" calcext:value-type="float">
            <text:p>2021.9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82]*[.B82]"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ut-096-4194304.csv.zst</text:p>
          </table:table-cell>
          <table:table-cell table:style-name="ce1" office:value-type="float" office:value="967.58" calcext:value-type="float">
            <text:p>967.58</text:p>
          </table:table-cell>
          <table:table-cell table:style-name="ce1" office:value-type="float" office:value="241.9" calcext:value-type="float">
            <text:p>241.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83]*[.B83]" office:value-type="float" office:value="512" calcext:value-type="float">
            <text:p>51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delete-128-4194304.csv.zst</text:p>
          </table:table-cell>
          <table:table-cell table:style-name="ce1" office:value-type="float" office:value="1078.66" calcext:value-type="float">
            <text:p>1078.66</text:p>
          </table:table-cell>
          <table:table-cell table:style-name="ce1" office:value-type="float" office:value="269.67" calcext:value-type="float">
            <text:p>269.6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84]*[.B84]" office:value-type="float" office:value="512" calcext:value-type="float">
            <text:p>51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et-128-4194304.csv.zst</text:p>
          </table:table-cell>
          <table:table-cell table:style-name="ce1" office:value-type="float" office:value="7250.13" calcext:value-type="float">
            <text:p>7250.13</text:p>
          </table:table-cell>
          <table:table-cell table:style-name="ce1" office:value-type="float" office:value="1812.53" calcext:value-type="float">
            <text:p>1812.5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85]*[.B85]" office:value-type="float" office:value="512" calcext:value-type="float">
            <text:p>51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ut-128-4194304.csv.zst</text:p>
          </table:table-cell>
          <table:table-cell table:style-name="ce1" office:value-type="float" office:value="1091.23" calcext:value-type="float">
            <text:p>1091.23</text:p>
          </table:table-cell>
          <table:table-cell table:style-name="ce1" office:value-type="float" office:value="272.81" calcext:value-type="float">
            <text:p>272.8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86]*[.B86]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delete-008-16777216.csv.zst</text:p>
          </table:table-cell>
          <table:table-cell table:style-name="ce1" office:value-type="float" office:value="1096.94" calcext:value-type="float">
            <text:p>1096.94</text:p>
          </table:table-cell>
          <table:table-cell table:style-name="ce1" office:value-type="float" office:value="68.56" calcext:value-type="float">
            <text:p>68.5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87]*[.B87]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get-008-16777216.csv.zst</text:p>
          </table:table-cell>
          <table:table-cell table:style-name="ce1" office:value-type="float" office:value="8548.11" calcext:value-type="float">
            <text:p>8548.11</text:p>
          </table:table-cell>
          <table:table-cell table:style-name="ce1" office:value-type="float" office:value="534.26" calcext:value-type="float">
            <text:p>534.2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88]*[.B88]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ut-008-16777216.csv.zst</text:p>
          </table:table-cell>
          <table:table-cell table:style-name="ce1" office:value-type="float" office:value="1062.96" calcext:value-type="float">
            <text:p>1062.96</text:p>
          </table:table-cell>
          <table:table-cell table:style-name="ce1" office:value-type="float" office:value="66.43" calcext:value-type="float">
            <text:p>66.4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89]*[.B89]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delete-016-16777216.csv.zst</text:p>
          </table:table-cell>
          <table:table-cell table:style-name="ce1" office:value-type="float" office:value="1698.79" calcext:value-type="float">
            <text:p>1698.79</text:p>
          </table:table-cell>
          <table:table-cell table:style-name="ce1" office:value-type="float" office:value="106.17" calcext:value-type="float">
            <text:p>106.1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90]*[.B90]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get-016-16777216.csv.zst</text:p>
          </table:table-cell>
          <table:table-cell table:style-name="ce1" office:value-type="float" office:value="8969.63" calcext:value-type="float">
            <text:p>8969.63</text:p>
          </table:table-cell>
          <table:table-cell table:style-name="ce1" office:value-type="float" office:value="560.6" calcext:value-type="float">
            <text:p>560.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91]*[.B91]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ut-016-16777216.csv.zst</text:p>
          </table:table-cell>
          <table:table-cell table:style-name="ce1" office:value-type="float" office:value="1679.97" calcext:value-type="float">
            <text:p>1679.97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92]*[.B92]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delete-024-16777216.csv.zst</text:p>
          </table:table-cell>
          <table:table-cell table:style-name="ce1" office:value-type="float" office:value="2023.5" calcext:value-type="float">
            <text:p>2023.5</text:p>
          </table:table-cell>
          <table:table-cell table:style-name="ce1" office:value-type="float" office:value="126.47" calcext:value-type="float">
            <text:p>126.4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93]*[.B93]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get-024-16777216.csv.zst</text:p>
          </table:table-cell>
          <table:table-cell table:style-name="ce1" office:value-type="float" office:value="8066.59" calcext:value-type="float">
            <text:p>8066.59</text:p>
          </table:table-cell>
          <table:table-cell table:style-name="ce1" office:value-type="float" office:value="504.16" calcext:value-type="float">
            <text:p>504.1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94]*[.B94]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ut-024-16777216.csv.zst</text:p>
          </table:table-cell>
          <table:table-cell table:style-name="ce1" office:value-type="float" office:value="2009.94" calcext:value-type="float">
            <text:p>2009.94</text:p>
          </table:table-cell>
          <table:table-cell table:style-name="ce1" office:value-type="float" office:value="125.62" calcext:value-type="float">
            <text:p>125.6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95]*[.B95]" office:value-type="float" office:value="192" calcext:value-type="float">
            <text:p>19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delete-048-16777216.csv.zst</text:p>
          </table:table-cell>
          <table:table-cell table:style-name="ce1" office:value-type="float" office:value="2630.66" calcext:value-type="float">
            <text:p>2630.66</text:p>
          </table:table-cell>
          <table:table-cell table:style-name="ce1" office:value-type="float" office:value="164.42" calcext:value-type="float">
            <text:p>164.4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96]*[.B96]" office:value-type="float" office:value="192" calcext:value-type="float">
            <text:p>19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get-048-16777216.csv.zst</text:p>
          </table:table-cell>
          <table:table-cell table:style-name="ce1" office:value-type="float" office:value="6584.21" calcext:value-type="float">
            <text:p>6584.21</text:p>
          </table:table-cell>
          <table:table-cell table:style-name="ce1" office:value-type="float" office:value="411.51" calcext:value-type="float">
            <text:p>411.5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97]*[.B97]" office:value-type="float" office:value="192" calcext:value-type="float">
            <text:p>19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ut-048-16777216.csv.zst</text:p>
          </table:table-cell>
          <table:table-cell table:style-name="ce1" office:value-type="float" office:value="2573.04" calcext:value-type="float">
            <text:p>2573.04</text:p>
          </table:table-cell>
          <table:table-cell table:style-name="ce1" office:value-type="float" office:value="160.81" calcext:value-type="float">
            <text:p>160.8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98]*[.B98]" office:value-type="float" office:value="256" calcext:value-type="float">
            <text:p>256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delete-064-16777216.csv.zst</text:p>
          </table:table-cell>
          <table:table-cell table:style-name="ce1" office:value-type="float" office:value="2826.06" calcext:value-type="float">
            <text:p>2826.06</text:p>
          </table:table-cell>
          <table:table-cell table:style-name="ce1" office:value-type="float" office:value="176.63" calcext:value-type="float">
            <text:p>176.6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99]*[.B99]" office:value-type="float" office:value="256" calcext:value-type="float">
            <text:p>256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get-064-16777216.csv.zst</text:p>
          </table:table-cell>
          <table:table-cell table:style-name="ce1" office:value-type="float" office:value="6941.58" calcext:value-type="float">
            <text:p>6941.58</text:p>
          </table:table-cell>
          <table:table-cell table:style-name="ce1" office:value-type="float" office:value="433.85" calcext:value-type="float">
            <text:p>433.8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100]*[.B100]" office:value-type="float" office:value="256" calcext:value-type="float">
            <text:p>256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ut-064-16777216.csv.zst</text:p>
          </table:table-cell>
          <table:table-cell table:style-name="ce1" office:value-type="float" office:value="2825.33" calcext:value-type="float">
            <text:p>2825.33</text:p>
          </table:table-cell>
          <table:table-cell table:style-name="ce1" office:value-type="float" office:value="176.58" calcext:value-type="float">
            <text:p>176.5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101]*[.B101]" office:value-type="float" office:value="384" calcext:value-type="float">
            <text:p>38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delete-096-16777216.csv.zst</text:p>
          </table:table-cell>
          <table:table-cell table:style-name="ce1" office:value-type="float" office:value="3099.15" calcext:value-type="float">
            <text:p>3099.15</text:p>
          </table:table-cell>
          <table:table-cell table:style-name="ce1" office:value-type="float" office:value="193.7" calcext:value-type="float">
            <text:p>193.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102]*[.B102]" office:value-type="float" office:value="384" calcext:value-type="float">
            <text:p>38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get-096-16777216.csv.zst</text:p>
          </table:table-cell>
          <table:table-cell table:style-name="ce1" office:value-type="float" office:value="7512.42" calcext:value-type="float">
            <text:p>7512.42</text:p>
          </table:table-cell>
          <table:table-cell table:style-name="ce1" office:value-type="float" office:value="469.53" calcext:value-type="float">
            <text:p>469.5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103]*[.B103]" office:value-type="float" office:value="384" calcext:value-type="float">
            <text:p>38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ut-096-16777216.csv.zst</text:p>
          </table:table-cell>
          <table:table-cell table:style-name="ce1" office:value-type="float" office:value="3145.82" calcext:value-type="float">
            <text:p>3145.82</text:p>
          </table:table-cell>
          <table:table-cell table:style-name="ce1" office:value-type="float" office:value="196.61" calcext:value-type="float">
            <text:p>196.6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104]*[.B104]" office:value-type="float" office:value="512" calcext:value-type="float">
            <text:p>51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delete-128-16777216.csv.zst</text:p>
          </table:table-cell>
          <table:table-cell table:style-name="ce1" office:value-type="float" office:value="3238.22" calcext:value-type="float">
            <text:p>3238.22</text:p>
          </table:table-cell>
          <table:table-cell table:style-name="ce1" office:value-type="float" office:value="202.39" calcext:value-type="float">
            <text:p>202.3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105]*[.B105]" office:value-type="float" office:value="512" calcext:value-type="float">
            <text:p>51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get-128-16777216.csv.zst</text:p>
          </table:table-cell>
          <table:table-cell table:style-name="ce1" office:value-type="float" office:value="8643.9" calcext:value-type="float">
            <text:p>8643.9</text:p>
          </table:table-cell>
          <table:table-cell table:style-name="ce1" office:value-type="float" office:value="540.24" calcext:value-type="float">
            <text:p>540.2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106]*[.B106]" office:value-type="float" office:value="512" calcext:value-type="float">
            <text:p>51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ut-128-16777216.csv.zst</text:p>
          </table:table-cell>
          <table:table-cell table:style-name="ce1" office:value-type="float" office:value="3390.88" calcext:value-type="float">
            <text:p>3390.88</text:p>
          </table:table-cell>
          <table:table-cell table:style-name="ce1" office:value-type="float" office:value="211.93" calcext:value-type="float">
            <text:p>211.93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107]*[.B107]" office:value-type="float" office:value="32" calcext:value-type="float">
            <text:p>3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elete-008-67108864.csv.zst</text:p>
          </table:table-cell>
          <table:table-cell table:style-name="ce1" office:value-type="float" office:value="2042.24" calcext:value-type="float">
            <text:p>2042.24</text:p>
          </table:table-cell>
          <table:table-cell table:style-name="ce1" office:value-type="float" office:value="31.91" calcext:value-type="float">
            <text:p>31.9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108]*[.B108]" office:value-type="float" office:value="32" calcext:value-type="float">
            <text:p>3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get-008-67108864.csv.zst</text:p>
          </table:table-cell>
          <table:table-cell table:style-name="ce1" office:value-type="float" office:value="8689.04" calcext:value-type="float">
            <text:p>8689.04</text:p>
          </table:table-cell>
          <table:table-cell table:style-name="ce1" office:value-type="float" office:value="135.77" calcext:value-type="float">
            <text:p>135.7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109]*[.B109]" office:value-type="float" office:value="32" calcext:value-type="float">
            <text:p>3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ut-008-67108864.csv.zst</text:p>
          </table:table-cell>
          <table:table-cell table:style-name="ce1" office:value-type="float" office:value="2058.84" calcext:value-type="float">
            <text:p>2058.84</text:p>
          </table:table-cell>
          <table:table-cell table:style-name="ce1" office:value-type="float" office:value="32.17" calcext:value-type="float">
            <text:p>32.1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110]*[.B110]" office:value-type="float" office:value="64" calcext:value-type="float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elete-016-67108864.csv.zst</text:p>
          </table:table-cell>
          <table:table-cell table:style-name="ce1" office:value-type="float" office:value="3277.3" calcext:value-type="float">
            <text:p>3277.3</text:p>
          </table:table-cell>
          <table:table-cell table:style-name="ce1" office:value-type="float" office:value="51.21" calcext:value-type="float">
            <text:p>51.21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111]*[.B111]" office:value-type="float" office:value="64" calcext:value-type="float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get-016-67108864.csv.zst</text:p>
          </table:table-cell>
          <table:table-cell table:style-name="ce1" office:value-type="float" office:value="8267.47" calcext:value-type="float">
            <text:p>8267.47</text:p>
          </table:table-cell>
          <table:table-cell table:style-name="ce1" office:value-type="float" office:value="129.18" calcext:value-type="float">
            <text:p>129.1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112]*[.B112]" office:value-type="float" office:value="64" calcext:value-type="float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ut-016-67108864.csv.zst</text:p>
          </table:table-cell>
          <table:table-cell table:style-name="ce1" office:value-type="float" office:value="3293.11" calcext:value-type="float">
            <text:p>3293.11</text:p>
          </table:table-cell>
          <table:table-cell table:style-name="ce1" office:value-type="float" office:value="51.45" calcext:value-type="float">
            <text:p>51.4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113]*[.B113]" office:value-type="float" office:value="96" calcext:value-type="float">
            <text:p>96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elete-024-67108864.csv.zst</text:p>
          </table:table-cell>
          <table:table-cell table:style-name="ce1" office:value-type="float" office:value="4057.25" calcext:value-type="float">
            <text:p>4057.25</text:p>
          </table:table-cell>
          <table:table-cell table:style-name="ce1" office:value-type="float" office:value="63.39" calcext:value-type="float">
            <text:p>63.3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114]*[.B114]" office:value-type="float" office:value="96" calcext:value-type="float">
            <text:p>96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get-024-67108864.csv.zst</text:p>
          </table:table-cell>
          <table:table-cell table:style-name="ce1" office:value-type="float" office:value="9061.06" calcext:value-type="float">
            <text:p>9061.06</text:p>
          </table:table-cell>
          <table:table-cell table:style-name="ce1" office:value-type="float" office:value="141.58" calcext:value-type="float">
            <text:p>141.5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115]*[.B115]" office:value-type="float" office:value="96" calcext:value-type="float">
            <text:p>96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ut-024-67108864.csv.zst</text:p>
          </table:table-cell>
          <table:table-cell table:style-name="ce1" office:value-type="float" office:value="4065.28" calcext:value-type="float">
            <text:p>4065.28</text:p>
          </table:table-cell>
          <table:table-cell table:style-name="ce1" office:value-type="float" office:value="63.52" calcext:value-type="float">
            <text:p>63.5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116]*[.B116]" office:value-type="float" office:value="192" calcext:value-type="float">
            <text:p>19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elete-048-67108864.csv.zst</text:p>
          </table:table-cell>
          <table:table-cell table:style-name="ce1" office:value-type="float" office:value="5066.81" calcext:value-type="float">
            <text:p>5066.81</text:p>
          </table:table-cell>
          <table:table-cell table:style-name="ce1" office:value-type="float" office:value="79.17" calcext:value-type="float">
            <text:p>79.17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117]*[.B117]" office:value-type="float" office:value="192" calcext:value-type="float">
            <text:p>19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get-048-67108864.csv.zst</text:p>
          </table:table-cell>
          <table:table-cell table:style-name="ce1" office:value-type="float" office:value="10750.94" calcext:value-type="float">
            <text:p>10750.94</text:p>
          </table:table-cell>
          <table:table-cell table:style-name="ce1" office:value-type="float" office:value="167.98" calcext:value-type="float">
            <text:p>167.9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118]*[.B118]" office:value-type="float" office:value="192" calcext:value-type="float">
            <text:p>19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ut-048-67108864.csv.zst</text:p>
          </table:table-cell>
          <table:table-cell table:style-name="ce1" office:value-type="float" office:value="5088.14" calcext:value-type="float">
            <text:p>5088.14</text:p>
          </table:table-cell>
          <table:table-cell table:style-name="ce1" office:value-type="float" office:value="79.5" calcext:value-type="float">
            <text:p>79.5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119]*[.B119]" office:value-type="float" office:value="256" calcext:value-type="float">
            <text:p>256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elete-064-67108864.csv.zst</text:p>
          </table:table-cell>
          <table:table-cell table:style-name="ce1" office:value-type="float" office:value="5409.55" calcext:value-type="float">
            <text:p>5409.55</text:p>
          </table:table-cell>
          <table:table-cell table:style-name="ce1" office:value-type="float" office:value="84.52" calcext:value-type="float">
            <text:p>84.5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120]*[.B120]" office:value-type="float" office:value="256" calcext:value-type="float">
            <text:p>256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get-064-67108864.csv.zst</text:p>
          </table:table-cell>
          <table:table-cell table:style-name="ce1" office:value-type="float" office:value="12101.5" calcext:value-type="float">
            <text:p>12101.5</text:p>
          </table:table-cell>
          <table:table-cell table:style-name="ce1" office:value-type="float" office:value="189.09" calcext:value-type="float">
            <text:p>189.0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121]*[.B121]" office:value-type="float" office:value="256" calcext:value-type="float">
            <text:p>256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ut-064-67108864.csv.zst</text:p>
          </table:table-cell>
          <table:table-cell table:style-name="ce1" office:value-type="float" office:value="5411.55" calcext:value-type="float">
            <text:p>5411.55</text:p>
          </table:table-cell>
          <table:table-cell table:style-name="ce1" office:value-type="float" office:value="84.56" calcext:value-type="float">
            <text:p>84.56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122]*[.B122]" office:value-type="float" office:value="384" calcext:value-type="float">
            <text:p>384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elete-096-67108864.csv.zst</text:p>
          </table:table-cell>
          <table:table-cell table:style-name="ce1" office:value-type="float" office:value="5071.4" calcext:value-type="float">
            <text:p>5071.4</text:p>
          </table:table-cell>
          <table:table-cell table:style-name="ce1" office:value-type="float" office:value="79.24" calcext:value-type="float">
            <text:p>79.2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123]*[.B123]" office:value-type="float" office:value="384" calcext:value-type="float">
            <text:p>384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get-096-67108864.csv.zst</text:p>
          </table:table-cell>
          <table:table-cell table:style-name="ce1" office:value-type="float" office:value="12079.37" calcext:value-type="float">
            <text:p>12079.37</text:p>
          </table:table-cell>
          <table:table-cell table:style-name="ce1" office:value-type="float" office:value="188.74" calcext:value-type="float">
            <text:p>188.74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124]*[.B124]" office:value-type="float" office:value="384" calcext:value-type="float">
            <text:p>384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ut-096-67108864.csv.zst</text:p>
          </table:table-cell>
          <table:table-cell table:style-name="ce1" office:value-type="float" office:value="5265.69" calcext:value-type="float">
            <text:p>5265.69</text:p>
          </table:table-cell>
          <table:table-cell table:style-name="ce1" office:value-type="float" office:value="82.28" calcext:value-type="float">
            <text:p>82.28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125]*[.B125]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elete-128-67108864.csv.zst</text:p>
          </table:table-cell>
          <table:table-cell table:style-name="ce1" office:value-type="float" office:value="4902.01" calcext:value-type="float">
            <text:p>4902.01</text:p>
          </table:table-cell>
          <table:table-cell table:style-name="ce1" office:value-type="float" office:value="76.59" calcext:value-type="float">
            <text:p>76.59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126]*[.B126]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get-128-67108864.csv.zst</text:p>
          </table:table-cell>
          <table:table-cell table:style-name="ce1" office:value-type="float" office:value="11841.33" calcext:value-type="float">
            <text:p>11841.33</text:p>
          </table:table-cell>
          <table:table-cell table:style-name="ce1" office:value-type="float" office:value="185.02" calcext:value-type="float">
            <text:p>185.02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127]*[.B127]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ut-128-67108864.csv.zst</text:p>
          </table:table-cell>
          <table:table-cell table:style-name="ce1" office:value-type="float" office:value="5581.43" calcext:value-type="float">
            <text:p>5581.43</text:p>
          </table:table-cell>
          <table:table-cell table:style-name="ce1" office:value-type="float" office:value="87.21" calcext:value-type="float">
            <text:p>87.21</text:p>
          </table:table-cell>
          <table:table-cell table:number-columns-repeated="1016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9E7C65B6_DF81_4DAB_B04B_D9CAA483CA2B_.wvu.FilterData" table:base-cell-address="$Visualizations.$A$1" table:cell-range-address="$'minio.data.2021-01-27'.$A$1:.$H$127"/>
        </table:named-expressions>
      </table:table>
      <table:table table:name="Data By Operation" table:style-name="ta3">
        <table:table-column table:style-name="co1" table:number-columns-repeated="1024" table:default-cell-style-name="Default"/>
        <table:table-row table:style-name="ro3">
          <table:table-cell table:style-name="ce1" table:number-columns-repeated="8"/>
          <table:table-cell/>
          <table:table-cell table:style-name="ce1" table:number-columns-repeated="8"/>
          <table:table-cell/>
          <table:table-cell table:style-name="ce1" table:number-columns-repeated="19"/>
          <table:table-cell table:number-columns-repeated="987"/>
        </table:table-row>
        <table:table-row table:style-name="ro3">
          <table:table-cell table:style-name="ce1" office:value-type="string" calcext:value-type="string">
            <text:p>DEL</text:p>
          </table:table-cell>
          <table:table-cell/>
          <table:table-cell table:style-name="ce1" table:number-columns-repeated="6"/>
          <table:table-cell/>
          <table:table-cell table:style-name="ce1" table:number-columns-repeated="8"/>
          <table:table-cell/>
          <table:table-cell table:style-name="ce1" table:number-columns-repeated="19"/>
          <table:table-cell table:number-columns-repeated="987"/>
        </table:table-row>
        <table:table-row table:style-name="ro3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hread/Client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ThreadsTotal</text:p>
          </table:table-cell>
          <table:table-cell table:style-name="ce1" office:value-type="string" calcext:value-type="string">
            <text:p>ObjSize MB</text:p>
          </table:table-cell>
          <table:table-cell table:style-name="ce1" office:value-type="string" calcext:value-type="string">
            <text:p>TestName</text:p>
          </table:table-cell>
          <table:table-cell table:style-name="ce1" office:value-type="string" calcext:value-type="string">
            <text:p>MiB/Sec</text:p>
          </table:table-cell>
          <table:table-cell table:style-name="ce1" office:value-type="string" calcext:value-type="string">
            <text:p>Obj/Sec</text:p>
          </table:table-cell>
          <table:table-cell/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hread/Client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ThreadsTotal</text:p>
          </table:table-cell>
          <table:table-cell table:style-name="ce1" office:value-type="string" calcext:value-type="string">
            <text:p>ObjSize MB</text:p>
          </table:table-cell>
          <table:table-cell table:style-name="ce1" office:value-type="string" calcext:value-type="string">
            <text:p>TestName</text:p>
          </table:table-cell>
          <table:table-cell table:style-name="ce1" office:value-type="string" calcext:value-type="string">
            <text:p>MiB/Sec</text:p>
          </table:table-cell>
          <table:table-cell table:style-name="ce1" office:value-type="string" calcext:value-type="string">
            <text:p>Obj/Sec</text:p>
          </table:table-cell>
          <table:table-cell/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hread/Client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ThreadsTotal</text:p>
          </table:table-cell>
          <table:table-cell table:style-name="ce1" office:value-type="string" calcext:value-type="string">
            <text:p>ObjSize MB</text:p>
          </table:table-cell>
          <table:table-cell table:style-name="ce1" office:value-type="string" calcext:value-type="string">
            <text:p>TestName</text:p>
          </table:table-cell>
          <table:table-cell table:style-name="ce1" office:value-type="string" calcext:value-type="string">
            <text:p>MiB/Sec</text:p>
          </table:table-cell>
          <table:table-cell table:style-name="ce1" office:value-type="string" calcext:value-type="string">
            <text:p>Obj/Sec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4]*[.B4]" office:value-type="float" office:value="32" calcext:value-type="float">
            <text:p>3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delete-008-131072.csv.zst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11.17" calcext:value-type="float">
            <text:p>111.17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L4]*[.K4]" office:value-type="float" office:value="32" calcext:value-type="float">
            <text:p>3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get-008-131072.csv.zst</text:p>
          </table:table-cell>
          <table:table-cell table:style-name="ce1" office:value-type="float" office:value="228.46" calcext:value-type="float">
            <text:p>228.46</text:p>
          </table:table-cell>
          <table:table-cell table:style-name="ce1" office:value-type="float" office:value="1827.69" calcext:value-type="float">
            <text:p>1827.6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U4]*[.T4]" office:value-type="float" office:value="32" calcext:value-type="float">
            <text:p>3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put-008-131072.csv.zst</text:p>
          </table:table-cell>
          <table:table-cell table:style-name="ce1" office:value-type="float" office:value="13.81" calcext:value-type="float">
            <text:p>13.81</text:p>
          </table:table-cell>
          <table:table-cell table:style-name="ce1" office:value-type="float" office:value="110.51" calcext:value-type="float">
            <text:p>110.51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5]*[.B5]" office:value-type="float" office:value="64" calcext:value-type="float">
            <text:p>6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delete-016-131072.csv.zst</text:p>
          </table:table-cell>
          <table:table-cell table:style-name="ce1" office:value-type="float" office:value="18.03" calcext:value-type="float">
            <text:p>18.03</text:p>
          </table:table-cell>
          <table:table-cell table:style-name="ce1" office:value-type="float" office:value="144.26" calcext:value-type="float">
            <text:p>144.26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L5]*[.K5]" office:value-type="float" office:value="64" calcext:value-type="float">
            <text:p>6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get-016-131072.csv.zst</text:p>
          </table:table-cell>
          <table:table-cell table:style-name="ce1" office:value-type="float" office:value="272.02" calcext:value-type="float">
            <text:p>272.02</text:p>
          </table:table-cell>
          <table:table-cell table:style-name="ce1" office:value-type="float" office:value="2176.13" calcext:value-type="float">
            <text:p>2176.1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U5]*[.T5]" office:value-type="float" office:value="64" calcext:value-type="float">
            <text:p>6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put-016-131072.csv.zst</text:p>
          </table:table-cell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149.63" calcext:value-type="float">
            <text:p>149.63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6]*[.B6]" office:value-type="float" office:value="96" calcext:value-type="float">
            <text:p>9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delete-024-131072.csv.zst</text:p>
          </table:table-cell>
          <table:table-cell table:style-name="ce1" office:value-type="float" office:value="21.29" calcext:value-type="float">
            <text:p>21.29</text:p>
          </table:table-cell>
          <table:table-cell table:style-name="ce1" office:value-type="float" office:value="170.31" calcext:value-type="float">
            <text:p>170.31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L6]*[.K6]" office:value-type="float" office:value="96" calcext:value-type="float">
            <text:p>9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get-024-131072.csv.zst</text:p>
          </table:table-cell>
          <table:table-cell table:style-name="ce1" office:value-type="float" office:value="281.12" calcext:value-type="float">
            <text:p>281.12</text:p>
          </table:table-cell>
          <table:table-cell table:style-name="ce1" office:value-type="float" office:value="2248.93" calcext:value-type="float">
            <text:p>2248.9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U6]*[.T6]" office:value-type="float" office:value="96" calcext:value-type="float">
            <text:p>9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put-024-131072.csv.zst</text:p>
          </table:table-cell>
          <table:table-cell table:style-name="ce1" office:value-type="float" office:value="20.78" calcext:value-type="float">
            <text:p>20.78</text:p>
          </table:table-cell>
          <table:table-cell table:style-name="ce1" office:value-type="float" office:value="166.23" calcext:value-type="float">
            <text:p>166.23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7]*[.B7]" office:value-type="float" office:value="192" calcext:value-type="float">
            <text:p>19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delete-048-131072.csv.zst</text:p>
          </table:table-cell>
          <table:table-cell table:style-name="ce1" office:value-type="float" office:value="24.74" calcext:value-type="float">
            <text:p>24.74</text:p>
          </table:table-cell>
          <table:table-cell table:style-name="ce1" office:value-type="float" office:value="197.89" calcext:value-type="float">
            <text:p>197.89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L7]*[.K7]" office:value-type="float" office:value="192" calcext:value-type="float">
            <text:p>19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get-048-131072.csv.zst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3896.03" calcext:value-type="float">
            <text:p>3896.0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U7]*[.T7]" office:value-type="float" office:value="192" calcext:value-type="float">
            <text:p>19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put-048-131072.csv.zst</text:p>
          </table:table-cell>
          <table:table-cell table:style-name="ce1" office:value-type="float" office:value="26.95" calcext:value-type="float">
            <text:p>26.95</text:p>
          </table:table-cell>
          <table:table-cell table:style-name="ce1" office:value-type="float" office:value="215.63" calcext:value-type="float">
            <text:p>215.63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8]*[.B8]" office:value-type="float" office:value="256" calcext:value-type="float">
            <text:p>25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delete-064-131072.csv.zst</text:p>
          </table:table-cell>
          <table:table-cell table:style-name="ce1" office:value-type="float" office:value="25.36" calcext:value-type="float">
            <text:p>25.36</text:p>
          </table:table-cell>
          <table:table-cell table:style-name="ce1" office:value-type="float" office:value="202.88" calcext:value-type="float">
            <text:p>202.88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L8]*[.K8]" office:value-type="float" office:value="256" calcext:value-type="float">
            <text:p>25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get-064-131072.csv.zst</text:p>
          </table:table-cell>
          <table:table-cell table:style-name="ce1" office:value-type="float" office:value="491.68" calcext:value-type="float">
            <text:p>491.68</text:p>
          </table:table-cell>
          <table:table-cell table:style-name="ce1" office:value-type="float" office:value="3933.47" calcext:value-type="float">
            <text:p>3933.4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U8]*[.T8]" office:value-type="float" office:value="256" calcext:value-type="float">
            <text:p>256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put-064-131072.csv.zst</text:p>
          </table:table-cell>
          <table:table-cell table:style-name="ce1" office:value-type="float" office:value="29.23" calcext:value-type="float">
            <text:p>29.23</text:p>
          </table:table-cell>
          <table:table-cell table:style-name="ce1" office:value-type="float" office:value="233.84" calcext:value-type="float">
            <text:p>233.84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9]*[.B9]" office:value-type="float" office:value="384" calcext:value-type="float">
            <text:p>38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delete-096-131072.csv.zst</text:p>
          </table:table-cell>
          <table:table-cell table:style-name="ce1" office:value-type="float" office:value="27.71" calcext:value-type="float">
            <text:p>27.71</text:p>
          </table:table-cell>
          <table:table-cell table:style-name="ce1" office:value-type="float" office:value="221.66" calcext:value-type="float">
            <text:p>221.66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L9]*[.K9]" office:value-type="float" office:value="384" calcext:value-type="float">
            <text:p>38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get-096-131072.csv.zst</text:p>
          </table:table-cell>
          <table:table-cell table:style-name="ce1" office:value-type="float" office:value="452.34" calcext:value-type="float">
            <text:p>452.34</text:p>
          </table:table-cell>
          <table:table-cell table:style-name="ce1" office:value-type="float" office:value="3618.76" calcext:value-type="float">
            <text:p>3618.7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U9]*[.T9]" office:value-type="float" office:value="384" calcext:value-type="float">
            <text:p>384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put-096-131072.csv.zst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248.77" calcext:value-type="float">
            <text:p>248.77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10]*[.B10]" office:value-type="float" office:value="512" calcext:value-type="float">
            <text:p>51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delete-128-131072.csv.zst</text:p>
          </table:table-cell>
          <table:table-cell table:style-name="ce1" office:value-type="float" office:value="25.71" calcext:value-type="float">
            <text:p>25.71</text:p>
          </table:table-cell>
          <table:table-cell table:style-name="ce1" office:value-type="float" office:value="205.72" calcext:value-type="float">
            <text:p>205.72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L10]*[.K10]" office:value-type="float" office:value="512" calcext:value-type="float">
            <text:p>51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get-128-131072.csv.zst</text:p>
          </table:table-cell>
          <table:table-cell table:style-name="ce1" office:value-type="float" office:value="480.61" calcext:value-type="float">
            <text:p>480.61</text:p>
          </table:table-cell>
          <table:table-cell table:style-name="ce1" office:value-type="float" office:value="3844.88" calcext:value-type="float">
            <text:p>3844.8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U10]*[.T10]" office:value-type="float" office:value="512" calcext:value-type="float">
            <text:p>51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1" office:value-type="string" calcext:value-type="string">
            <text:p>put-128-131072.csv.zst</text:p>
          </table:table-cell>
          <table:table-cell table:style-name="ce1" office:value-type="float" office:value="26.72" calcext:value-type="float">
            <text:p>26.72</text:p>
          </table:table-cell>
          <table:table-cell table:style-name="ce1" office:value-type="float" office:value="213.76" calcext:value-type="float">
            <text:p>213.76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11]*[.B11]" office:value-type="float" office:value="32" calcext:value-type="float">
            <text:p>3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delete-008-524288.csv.zst</text:p>
          </table:table-cell>
          <table:table-cell table:style-name="ce1" office:value-type="float" office:value="46.26" calcext:value-type="float">
            <text:p>46.26</text:p>
          </table:table-cell>
          <table:table-cell table:style-name="ce1" office:value-type="float" office:value="92.53" calcext:value-type="float">
            <text:p>92.53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L11]*[.K11]" office:value-type="float" office:value="32" calcext:value-type="float">
            <text:p>3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get-008-524288.csv.zst</text:p>
          </table:table-cell>
          <table:table-cell table:style-name="ce1" office:value-type="float" office:value="900.57" calcext:value-type="float">
            <text:p>900.57</text:p>
          </table:table-cell>
          <table:table-cell table:style-name="ce1" office:value-type="float" office:value="1801.13" calcext:value-type="float">
            <text:p>1801.1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U11]*[.T11]" office:value-type="float" office:value="32" calcext:value-type="float">
            <text:p>3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put-008-524288.csv.zst</text:p>
          </table:table-cell>
          <table:table-cell table:style-name="ce1" office:value-type="float" office:value="46.26" calcext:value-type="float">
            <text:p>46.26</text:p>
          </table:table-cell>
          <table:table-cell table:style-name="ce1" office:value-type="float" office:value="92.52" calcext:value-type="float">
            <text:p>92.52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12]*[.B12]" office:value-type="float" office:value="64" calcext:value-type="float">
            <text:p>64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delete-016-524288.csv.zst</text:p>
          </table:table-cell>
          <table:table-cell table:style-name="ce1" office:value-type="float" office:value="60.96" calcext:value-type="float">
            <text:p>60.96</text:p>
          </table:table-cell>
          <table:table-cell table:style-name="ce1" office:value-type="float" office:value="121.92" calcext:value-type="float">
            <text:p>121.92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L12]*[.K12]" office:value-type="float" office:value="64" calcext:value-type="float">
            <text:p>64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get-016-524288.csv.zst</text:p>
          </table:table-cell>
          <table:table-cell table:style-name="ce1" office:value-type="float" office:value="1108.46" calcext:value-type="float">
            <text:p>1108.46</text:p>
          </table:table-cell>
          <table:table-cell table:style-name="ce1" office:value-type="float" office:value="2216.92" calcext:value-type="float">
            <text:p>2216.9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U12]*[.T12]" office:value-type="float" office:value="64" calcext:value-type="float">
            <text:p>64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put-016-524288.csv.zst</text:p>
          </table:table-cell>
          <table:table-cell table:style-name="ce1" office:value-type="float" office:value="55.94" calcext:value-type="float">
            <text:p>55.94</text:p>
          </table:table-cell>
          <table:table-cell table:style-name="ce1" office:value-type="float" office:value="111.88" calcext:value-type="float">
            <text:p>111.88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13]*[.B13]" office:value-type="float" office:value="96" calcext:value-type="float">
            <text:p>96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delete-024-524288.csv.zst</text:p>
          </table:table-cell>
          <table:table-cell table:style-name="ce1" office:value-type="float" office:value="51.96" calcext:value-type="float">
            <text:p>51.96</text:p>
          </table:table-cell>
          <table:table-cell table:style-name="ce1" office:value-type="float" office:value="103.91" calcext:value-type="float">
            <text:p>103.91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L13]*[.K13]" office:value-type="float" office:value="96" calcext:value-type="float">
            <text:p>96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get-024-524288.csv.zst</text:p>
          </table:table-cell>
          <table:table-cell table:style-name="ce1" office:value-type="float" office:value="1153.7" calcext:value-type="float">
            <text:p>1153.7</text:p>
          </table:table-cell>
          <table:table-cell table:style-name="ce1" office:value-type="float" office:value="2307.39" calcext:value-type="float">
            <text:p>2307.3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U13]*[.T13]" office:value-type="float" office:value="96" calcext:value-type="float">
            <text:p>96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put-024-524288.csv.zst</text:p>
          </table:table-cell>
          <table:table-cell table:style-name="ce1" office:value-type="float" office:value="66.02" calcext:value-type="float">
            <text:p>66.02</text:p>
          </table:table-cell>
          <table:table-cell table:style-name="ce1" office:value-type="float" office:value="132.05" calcext:value-type="float">
            <text:p>132.05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14]*[.B14]" office:value-type="float" office:value="192" calcext:value-type="float">
            <text:p>19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delete-048-524288.csv.zst</text:p>
          </table:table-cell>
          <table:table-cell table:style-name="ce1" office:value-type="float" office:value="70.97" calcext:value-type="float">
            <text:p>70.97</text:p>
          </table:table-cell>
          <table:table-cell table:style-name="ce1" office:value-type="float" office:value="141.93" calcext:value-type="float">
            <text:p>141.93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L14]*[.K14]" office:value-type="float" office:value="192" calcext:value-type="float">
            <text:p>19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get-048-524288.csv.zst</text:p>
          </table:table-cell>
          <table:table-cell table:style-name="ce1" office:value-type="float" office:value="1280.3" calcext:value-type="float">
            <text:p>1280.3</text:p>
          </table:table-cell>
          <table:table-cell table:style-name="ce1" office:value-type="float" office:value="2560.59" calcext:value-type="float">
            <text:p>2560.5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U14]*[.T14]" office:value-type="float" office:value="192" calcext:value-type="float">
            <text:p>19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put-048-524288.csv.zst</text:p>
          </table:table-cell>
          <table:table-cell table:style-name="ce1" office:value-type="float" office:value="72.07" calcext:value-type="float">
            <text:p>72.07</text:p>
          </table:table-cell>
          <table:table-cell table:style-name="ce1" office:value-type="float" office:value="144.14" calcext:value-type="float">
            <text:p>144.14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15]*[.B15]" office:value-type="float" office:value="256" calcext:value-type="float">
            <text:p>256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delete-064-524288.csv.zst</text:p>
          </table:table-cell>
          <table:table-cell table:style-name="ce1" office:value-type="float" office:value="88.72" calcext:value-type="float">
            <text:p>88.72</text:p>
          </table:table-cell>
          <table:table-cell table:style-name="ce1" office:value-type="float" office:value="177.44" calcext:value-type="float">
            <text:p>177.44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L15]*[.K15]" office:value-type="float" office:value="256" calcext:value-type="float">
            <text:p>256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get-064-524288.csv.zst</text:p>
          </table:table-cell>
          <table:table-cell table:style-name="ce1" office:value-type="float" office:value="1308.9" calcext:value-type="float">
            <text:p>1308.9</text:p>
          </table:table-cell>
          <table:table-cell table:style-name="ce1" office:value-type="float" office:value="2617.79" calcext:value-type="float">
            <text:p>2617.7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U15]*[.T15]" office:value-type="float" office:value="256" calcext:value-type="float">
            <text:p>256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put-064-524288.csv.zst</text:p>
          </table:table-cell>
          <table:table-cell table:style-name="ce1" office:value-type="float" office:value="91.45" calcext:value-type="float">
            <text:p>91.45</text:p>
          </table:table-cell>
          <table:table-cell table:style-name="ce1" office:value-type="float" office:value="182.89" calcext:value-type="float">
            <text:p>182.89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16]*[.B16]" office:value-type="float" office:value="384" calcext:value-type="float">
            <text:p>384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delete-096-524288.csv.zst</text:p>
          </table:table-cell>
          <table:table-cell table:style-name="ce1" office:value-type="float" office:value="99.68" calcext:value-type="float">
            <text:p>99.68</text:p>
          </table:table-cell>
          <table:table-cell table:style-name="ce1" office:value-type="float" office:value="199.36" calcext:value-type="float">
            <text:p>199.36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L16]*[.K16]" office:value-type="float" office:value="384" calcext:value-type="float">
            <text:p>384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get-096-524288.csv.zst</text:p>
          </table:table-cell>
          <table:table-cell table:style-name="ce1" office:value-type="float" office:value="1403.21" calcext:value-type="float">
            <text:p>1403.21</text:p>
          </table:table-cell>
          <table:table-cell table:style-name="ce1" office:value-type="float" office:value="2806.41" calcext:value-type="float">
            <text:p>2806.4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U16]*[.T16]" office:value-type="float" office:value="384" calcext:value-type="float">
            <text:p>384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put-096-524288.csv.zst</text:p>
          </table:table-cell>
          <table:table-cell table:style-name="ce1" office:value-type="float" office:value="96.81" calcext:value-type="float">
            <text:p>96.81</text:p>
          </table:table-cell>
          <table:table-cell table:style-name="ce1" office:value-type="float" office:value="193.62" calcext:value-type="float">
            <text:p>193.62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17]*[.B17]"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delete-128-524288.csv.zst</text:p>
          </table:table-cell>
          <table:table-cell table:style-name="ce1" office:value-type="string" calcext:value-type="string">
            <text:p>Errors: 7</text:p>
          </table:table-cell>
          <table:table-cell table:number-columns-repeated="2"/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L17]*[.K17]"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get-128-524288.csv.zst</text:p>
          </table:table-cell>
          <table:table-cell table:style-name="ce1" office:value-type="float" office:value="1355.53" calcext:value-type="float">
            <text:p>1355.53</text:p>
          </table:table-cell>
          <table:table-cell table:style-name="ce1" office:value-type="float" office:value="2711.06" calcext:value-type="float">
            <text:p>2711.0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U17]*[.T17]" office:value-type="float" office:value="512" calcext:value-type="float">
            <text:p>512</text:p>
          </table:table-cell>
          <table:table-cell table:style-name="ce2" office:value-type="float" office:value="0.5" calcext:value-type="float">
            <text:p>0.5</text:p>
          </table:table-cell>
          <table:table-cell table:style-name="ce1" office:value-type="string" calcext:value-type="string">
            <text:p>put-128-524288.csv.zst</text:p>
          </table:table-cell>
          <table:table-cell table:style-name="ce1" office:value-type="float" office:value="125.3" calcext:value-type="float">
            <text:p>125.3</text:p>
          </table:table-cell>
          <table:table-cell table:style-name="ce1" office:value-type="float" office:value="250.6" calcext:value-type="float">
            <text:p>250.6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18]*[.B18]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elete-008-1048576.csv.zst</text:p>
          </table:table-cell>
          <table:table-cell table:number-columns-repeated="2" table:style-name="ce1" office:value-type="float" office:value="104.54" calcext:value-type="float">
            <text:p>104.54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L18]*[.K18]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et-008-1048576.csv.zst</text:p>
          </table:table-cell>
          <table:table-cell table:number-columns-repeated="2" table:style-name="ce1" office:value-type="float" office:value="1654.78" calcext:value-type="float">
            <text:p>1654.7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U18]*[.T18]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ut-008-1048576.csv.zst</text:p>
          </table:table-cell>
          <table:table-cell table:number-columns-repeated="2" table:style-name="ce1" office:value-type="float" office:value="105.78" calcext:value-type="float">
            <text:p>105.78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19]*[.B19]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elete-016-1048576.csv.zst</text:p>
          </table:table-cell>
          <table:table-cell table:number-columns-repeated="2" table:style-name="ce1" office:value-type="float" office:value="145.51" calcext:value-type="float">
            <text:p>145.51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L19]*[.K19]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et-016-1048576.csv.zst</text:p>
          </table:table-cell>
          <table:table-cell table:number-columns-repeated="2" table:style-name="ce1" office:value-type="float" office:value="2190.73" calcext:value-type="float">
            <text:p>2190.7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U19]*[.T19]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ut-016-1048576.csv.zst</text:p>
          </table:table-cell>
          <table:table-cell table:number-columns-repeated="2" table:style-name="ce1" office:value-type="float" office:value="145.64" calcext:value-type="float">
            <text:p>145.64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20]*[.B20]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elete-024-1048576.csv.zst</text:p>
          </table:table-cell>
          <table:table-cell table:number-columns-repeated="2" table:style-name="ce1" office:value-type="float" office:value="174.39" calcext:value-type="float">
            <text:p>174.39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L20]*[.K20]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et-024-1048576.csv.zst</text:p>
          </table:table-cell>
          <table:table-cell table:number-columns-repeated="2" table:style-name="ce1" office:value-type="float" office:value="2303.64" calcext:value-type="float">
            <text:p>2303.6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U20]*[.T20]" office:value-type="float" office:value="96" calcext:value-type="float">
            <text:p>9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ut-024-1048576.csv.zst</text:p>
          </table:table-cell>
          <table:table-cell table:number-columns-repeated="2" table:style-name="ce1" office:value-type="float" office:value="170.28" calcext:value-type="float">
            <text:p>170.28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21]*[.B21]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elete-048-1048576.csv.zst</text:p>
          </table:table-cell>
          <table:table-cell table:number-columns-repeated="2" table:style-name="ce1" office:value-type="float" office:value="139.86" calcext:value-type="float">
            <text:p>139.86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L21]*[.K21]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et-048-1048576.csv.zst</text:p>
          </table:table-cell>
          <table:table-cell table:number-columns-repeated="2" table:style-name="ce1" office:value-type="float" office:value="2512.1" calcext:value-type="float">
            <text:p>2512.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U21]*[.T21]" office:value-type="float" office:value="192" calcext:value-type="float">
            <text:p>19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ut-048-1048576.csv.zst</text:p>
          </table:table-cell>
          <table:table-cell table:number-columns-repeated="2" table:style-name="ce1" office:value-type="float" office:value="223.2" calcext:value-type="float">
            <text:p>223.2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22]*[.B22]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elete-064-1048576.csv.zst</text:p>
          </table:table-cell>
          <table:table-cell table:number-columns-repeated="2" table:style-name="ce1" office:value-type="float" office:value="199.82" calcext:value-type="float">
            <text:p>199.82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L22]*[.K22]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et-064-1048576.csv.zst</text:p>
          </table:table-cell>
          <table:table-cell table:number-columns-repeated="2" table:style-name="ce1" office:value-type="float" office:value="2583.16" calcext:value-type="float">
            <text:p>2583.1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U22]*[.T22]" office:value-type="float" office:value="256" calcext:value-type="float">
            <text:p>256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ut-064-1048576.csv.zst</text:p>
          </table:table-cell>
          <table:table-cell table:number-columns-repeated="2" table:style-name="ce1" office:value-type="float" office:value="231.49" calcext:value-type="float">
            <text:p>231.49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23]*[.B23]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elete-096-1048576.csv.zst</text:p>
          </table:table-cell>
          <table:table-cell table:number-columns-repeated="2" table:style-name="ce1" office:value-type="float" office:value="259.06" calcext:value-type="float">
            <text:p>259.06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L23]*[.K23]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et-096-1048576.csv.zst</text:p>
          </table:table-cell>
          <table:table-cell table:number-columns-repeated="2" table:style-name="ce1" office:value-type="float" office:value="2593.01" calcext:value-type="float">
            <text:p>2593.0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U23]*[.T23]" office:value-type="float" office:value="384" calcext:value-type="float">
            <text:p>384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ut-096-1048576.csv.zst</text:p>
          </table:table-cell>
          <table:table-cell table:number-columns-repeated="2" table:style-name="ce1" office:value-type="float" office:value="232.36" calcext:value-type="float">
            <text:p>232.36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24]*[.B24]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elete-128-1048576.csv.zst</text:p>
          </table:table-cell>
          <table:table-cell table:style-name="ce1" office:value-type="string" calcext:value-type="string">
            <text:p>Errors: 6</text:p>
          </table:table-cell>
          <table:table-cell table:number-columns-repeated="2"/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L24]*[.K24]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et-128-1048576.csv.zst</text:p>
          </table:table-cell>
          <table:table-cell table:number-columns-repeated="2" table:style-name="ce1" office:value-type="float" office:value="3746.05" calcext:value-type="float">
            <text:p>3746.0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U24]*[.T24]" office:value-type="float" office:value="512" calcext:value-type="float">
            <text:p>51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put-128-1048576.csv.zst</text:p>
          </table:table-cell>
          <table:table-cell table:number-columns-repeated="2" table:style-name="ce1" office:value-type="float" office:value="228.46" calcext:value-type="float">
            <text:p>228.46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25]*[.B25]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delete-008-4194304.csv.zst</text:p>
          </table:table-cell>
          <table:table-cell table:style-name="ce1" office:value-type="float" office:value="393.11" calcext:value-type="float">
            <text:p>393.11</text:p>
          </table:table-cell>
          <table:table-cell table:style-name="ce1" office:value-type="float" office:value="98.28" calcext:value-type="float">
            <text:p>98.28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L25]*[.K25]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et-008-4194304.csv.zst</text:p>
          </table:table-cell>
          <table:table-cell table:style-name="ce1" office:value-type="float" office:value="4685.87" calcext:value-type="float">
            <text:p>4685.87</text:p>
          </table:table-cell>
          <table:table-cell table:style-name="ce1" office:value-type="float" office:value="1171.47" calcext:value-type="float">
            <text:p>1171.4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U25]*[.T25]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ut-008-4194304.csv.zst</text:p>
          </table:table-cell>
          <table:table-cell table:style-name="ce1" office:value-type="float" office:value="381.06" calcext:value-type="float">
            <text:p>381.06</text:p>
          </table:table-cell>
          <table:table-cell table:style-name="ce1" office:value-type="float" office:value="95.26" calcext:value-type="float">
            <text:p>95.26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26]*[.B26]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delete-016-4194304.csv.zst</text:p>
          </table:table-cell>
          <table:table-cell table:style-name="ce1" office:value-type="float" office:value="534.57" calcext:value-type="float">
            <text:p>534.57</text:p>
          </table:table-cell>
          <table:table-cell table:style-name="ce1" office:value-type="float" office:value="133.64" calcext:value-type="float">
            <text:p>133.64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L26]*[.K26]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et-016-4194304.csv.zst</text:p>
          </table:table-cell>
          <table:table-cell table:style-name="ce1" office:value-type="float" office:value="6687.24" calcext:value-type="float">
            <text:p>6687.24</text:p>
          </table:table-cell>
          <table:table-cell table:style-name="ce1" office:value-type="float" office:value="1671.81" calcext:value-type="float">
            <text:p>1671.8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U26]*[.T26]"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ut-016-4194304.csv.zst</text:p>
          </table:table-cell>
          <table:table-cell table:style-name="ce1" office:value-type="float" office:value="545.49" calcext:value-type="float">
            <text:p>545.49</text:p>
          </table:table-cell>
          <table:table-cell table:style-name="ce1" office:value-type="float" office:value="136.37" calcext:value-type="float">
            <text:p>136.37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27]*[.B27]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delete-024-4194304.csv.zst</text:p>
          </table:table-cell>
          <table:table-cell table:style-name="ce1" office:value-type="float" office:value="647.56" calcext:value-type="float">
            <text:p>647.56</text:p>
          </table:table-cell>
          <table:table-cell table:style-name="ce1" office:value-type="float" office:value="161.89" calcext:value-type="float">
            <text:p>161.89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L27]*[.K27]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et-024-4194304.csv.zst</text:p>
          </table:table-cell>
          <table:table-cell table:style-name="ce1" office:value-type="float" office:value="7455.93" calcext:value-type="float">
            <text:p>7455.93</text:p>
          </table:table-cell>
          <table:table-cell table:style-name="ce1" office:value-type="float" office:value="1863.98" calcext:value-type="float">
            <text:p>1863.9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U27]*[.T27]"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ut-024-4194304.csv.zst</text:p>
          </table:table-cell>
          <table:table-cell table:style-name="ce1" office:value-type="float" office:value="548.35" calcext:value-type="float">
            <text:p>548.35</text:p>
          </table:table-cell>
          <table:table-cell table:style-name="ce1" office:value-type="float" office:value="137.09" calcext:value-type="float">
            <text:p>137.09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28]*[.B28]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delete-048-4194304.csv.zst</text:p>
          </table:table-cell>
          <table:table-cell table:style-name="ce1" office:value-type="float" office:value="810.56" calcext:value-type="float">
            <text:p>810.56</text:p>
          </table:table-cell>
          <table:table-cell table:style-name="ce1" office:value-type="float" office:value="202.64" calcext:value-type="float">
            <text:p>202.64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L28]*[.K28]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et-048-4194304.csv.zst</text:p>
          </table:table-cell>
          <table:table-cell table:style-name="ce1" office:value-type="float" office:value="8118.59" calcext:value-type="float">
            <text:p>8118.59</text:p>
          </table:table-cell>
          <table:table-cell table:style-name="ce1" office:value-type="float" office:value="2029.65" calcext:value-type="float">
            <text:p>2029.6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U28]*[.T28]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ut-048-4194304.csv.zst</text:p>
          </table:table-cell>
          <table:table-cell table:style-name="ce1" office:value-type="float" office:value="811.74" calcext:value-type="float">
            <text:p>811.74</text:p>
          </table:table-cell>
          <table:table-cell table:style-name="ce1" office:value-type="float" office:value="202.94" calcext:value-type="float">
            <text:p>202.94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29]*[.B29]"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delete-064-4194304.csv.zst</text:p>
          </table:table-cell>
          <table:table-cell table:style-name="ce1" office:value-type="float" office:value="915.28" calcext:value-type="float">
            <text:p>915.28</text:p>
          </table:table-cell>
          <table:table-cell table:style-name="ce1" office:value-type="float" office:value="228.82" calcext:value-type="float">
            <text:p>228.82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L29]*[.K29]"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et-064-4194304.csv.zst</text:p>
          </table:table-cell>
          <table:table-cell table:style-name="ce1" office:value-type="float" office:value="8047.1" calcext:value-type="float">
            <text:p>8047.1</text:p>
          </table:table-cell>
          <table:table-cell table:style-name="ce1" office:value-type="float" office:value="2011.78" calcext:value-type="float">
            <text:p>2011.7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U29]*[.T29]"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ut-064-4194304.csv.zst</text:p>
          </table:table-cell>
          <table:table-cell table:style-name="ce1" office:value-type="float" office:value="876.35" calcext:value-type="float">
            <text:p>876.35</text:p>
          </table:table-cell>
          <table:table-cell table:style-name="ce1" office:value-type="float" office:value="219.09" calcext:value-type="float">
            <text:p>219.09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30]*[.B30]"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delete-096-4194304.csv.zst</text:p>
          </table:table-cell>
          <table:table-cell table:style-name="ce1" office:value-type="string" calcext:value-type="string">
            <text:p>Errors: 3</text:p>
          </table:table-cell>
          <table:table-cell table:number-columns-repeated="2"/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L30]*[.K30]"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et-096-4194304.csv.zst</text:p>
          </table:table-cell>
          <table:table-cell table:style-name="ce1" office:value-type="float" office:value="8087.73" calcext:value-type="float">
            <text:p>8087.73</text:p>
          </table:table-cell>
          <table:table-cell table:style-name="ce1" office:value-type="float" office:value="2021.93" calcext:value-type="float">
            <text:p>2021.9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U30]*[.T30]"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ut-096-4194304.csv.zst</text:p>
          </table:table-cell>
          <table:table-cell table:style-name="ce1" office:value-type="float" office:value="967.58" calcext:value-type="float">
            <text:p>967.58</text:p>
          </table:table-cell>
          <table:table-cell table:style-name="ce1" office:value-type="float" office:value="241.9" calcext:value-type="float">
            <text:p>241.9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31]*[.B31]" office:value-type="float" office:value="512" calcext:value-type="float">
            <text:p>51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delete-128-4194304.csv.zst</text:p>
          </table:table-cell>
          <table:table-cell table:style-name="ce1" office:value-type="float" office:value="1078.66" calcext:value-type="float">
            <text:p>1078.66</text:p>
          </table:table-cell>
          <table:table-cell table:style-name="ce1" office:value-type="float" office:value="269.67" calcext:value-type="float">
            <text:p>269.67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L31]*[.K31]" office:value-type="float" office:value="512" calcext:value-type="float">
            <text:p>51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et-128-4194304.csv.zst</text:p>
          </table:table-cell>
          <table:table-cell table:style-name="ce1" office:value-type="float" office:value="7250.13" calcext:value-type="float">
            <text:p>7250.13</text:p>
          </table:table-cell>
          <table:table-cell table:style-name="ce1" office:value-type="float" office:value="1812.53" calcext:value-type="float">
            <text:p>1812.5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U31]*[.T31]" office:value-type="float" office:value="512" calcext:value-type="float">
            <text:p>512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ut-128-4194304.csv.zst</text:p>
          </table:table-cell>
          <table:table-cell table:style-name="ce1" office:value-type="float" office:value="1091.23" calcext:value-type="float">
            <text:p>1091.23</text:p>
          </table:table-cell>
          <table:table-cell table:style-name="ce1" office:value-type="float" office:value="272.81" calcext:value-type="float">
            <text:p>272.81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32]*[.B32]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delete-008-16777216.csv.zst</text:p>
          </table:table-cell>
          <table:table-cell table:style-name="ce1" office:value-type="float" office:value="1096.94" calcext:value-type="float">
            <text:p>1096.94</text:p>
          </table:table-cell>
          <table:table-cell table:style-name="ce1" office:value-type="float" office:value="68.56" calcext:value-type="float">
            <text:p>68.56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L32]*[.K32]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get-008-16777216.csv.zst</text:p>
          </table:table-cell>
          <table:table-cell table:style-name="ce1" office:value-type="float" office:value="8548.11" calcext:value-type="float">
            <text:p>8548.11</text:p>
          </table:table-cell>
          <table:table-cell table:style-name="ce1" office:value-type="float" office:value="534.26" calcext:value-type="float">
            <text:p>534.2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U32]*[.T32]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ut-008-16777216.csv.zst</text:p>
          </table:table-cell>
          <table:table-cell table:style-name="ce1" office:value-type="float" office:value="1062.96" calcext:value-type="float">
            <text:p>1062.96</text:p>
          </table:table-cell>
          <table:table-cell table:style-name="ce1" office:value-type="float" office:value="66.43" calcext:value-type="float">
            <text:p>66.43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33]*[.B33]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delete-016-16777216.csv.zst</text:p>
          </table:table-cell>
          <table:table-cell table:style-name="ce1" office:value-type="float" office:value="1698.79" calcext:value-type="float">
            <text:p>1698.79</text:p>
          </table:table-cell>
          <table:table-cell table:style-name="ce1" office:value-type="float" office:value="106.17" calcext:value-type="float">
            <text:p>106.17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L33]*[.K33]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get-016-16777216.csv.zst</text:p>
          </table:table-cell>
          <table:table-cell table:style-name="ce1" office:value-type="float" office:value="8969.63" calcext:value-type="float">
            <text:p>8969.63</text:p>
          </table:table-cell>
          <table:table-cell table:style-name="ce1" office:value-type="float" office:value="560.6" calcext:value-type="float">
            <text:p>560.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U33]*[.T33]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ut-016-16777216.csv.zst</text:p>
          </table:table-cell>
          <table:table-cell table:style-name="ce1" office:value-type="float" office:value="1679.97" calcext:value-type="float">
            <text:p>1679.97</text:p>
          </table:table-cell>
          <table:table-cell table:style-name="ce1" office:value-type="float" office:value="105" calcext:value-type="float">
            <text:p>105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34]*[.B34]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delete-024-16777216.csv.zst</text:p>
          </table:table-cell>
          <table:table-cell table:style-name="ce1" office:value-type="float" office:value="2023.5" calcext:value-type="float">
            <text:p>2023.5</text:p>
          </table:table-cell>
          <table:table-cell table:style-name="ce1" office:value-type="float" office:value="126.47" calcext:value-type="float">
            <text:p>126.47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L34]*[.K34]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get-024-16777216.csv.zst</text:p>
          </table:table-cell>
          <table:table-cell table:style-name="ce1" office:value-type="float" office:value="8066.59" calcext:value-type="float">
            <text:p>8066.59</text:p>
          </table:table-cell>
          <table:table-cell table:style-name="ce1" office:value-type="float" office:value="504.16" calcext:value-type="float">
            <text:p>504.1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U34]*[.T34]" office:value-type="float" office:value="96" calcext:value-type="float">
            <text:p>96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ut-024-16777216.csv.zst</text:p>
          </table:table-cell>
          <table:table-cell table:style-name="ce1" office:value-type="float" office:value="2009.94" calcext:value-type="float">
            <text:p>2009.94</text:p>
          </table:table-cell>
          <table:table-cell table:style-name="ce1" office:value-type="float" office:value="125.62" calcext:value-type="float">
            <text:p>125.62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35]*[.B35]" office:value-type="float" office:value="192" calcext:value-type="float">
            <text:p>19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delete-048-16777216.csv.zst</text:p>
          </table:table-cell>
          <table:table-cell table:style-name="ce1" office:value-type="float" office:value="2630.66" calcext:value-type="float">
            <text:p>2630.66</text:p>
          </table:table-cell>
          <table:table-cell table:style-name="ce1" office:value-type="float" office:value="164.42" calcext:value-type="float">
            <text:p>164.42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L35]*[.K35]" office:value-type="float" office:value="192" calcext:value-type="float">
            <text:p>19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get-048-16777216.csv.zst</text:p>
          </table:table-cell>
          <table:table-cell table:style-name="ce1" office:value-type="float" office:value="6584.21" calcext:value-type="float">
            <text:p>6584.21</text:p>
          </table:table-cell>
          <table:table-cell table:style-name="ce1" office:value-type="float" office:value="411.51" calcext:value-type="float">
            <text:p>411.5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U35]*[.T35]" office:value-type="float" office:value="192" calcext:value-type="float">
            <text:p>19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ut-048-16777216.csv.zst</text:p>
          </table:table-cell>
          <table:table-cell table:style-name="ce1" office:value-type="float" office:value="2573.04" calcext:value-type="float">
            <text:p>2573.04</text:p>
          </table:table-cell>
          <table:table-cell table:style-name="ce1" office:value-type="float" office:value="160.81" calcext:value-type="float">
            <text:p>160.81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36]*[.B36]" office:value-type="float" office:value="256" calcext:value-type="float">
            <text:p>256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delete-064-16777216.csv.zst</text:p>
          </table:table-cell>
          <table:table-cell table:style-name="ce1" office:value-type="float" office:value="2826.06" calcext:value-type="float">
            <text:p>2826.06</text:p>
          </table:table-cell>
          <table:table-cell table:style-name="ce1" office:value-type="float" office:value="176.63" calcext:value-type="float">
            <text:p>176.63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L36]*[.K36]" office:value-type="float" office:value="256" calcext:value-type="float">
            <text:p>256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get-064-16777216.csv.zst</text:p>
          </table:table-cell>
          <table:table-cell table:style-name="ce1" office:value-type="float" office:value="6941.58" calcext:value-type="float">
            <text:p>6941.58</text:p>
          </table:table-cell>
          <table:table-cell table:style-name="ce1" office:value-type="float" office:value="433.85" calcext:value-type="float">
            <text:p>433.8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U36]*[.T36]" office:value-type="float" office:value="256" calcext:value-type="float">
            <text:p>256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ut-064-16777216.csv.zst</text:p>
          </table:table-cell>
          <table:table-cell table:style-name="ce1" office:value-type="float" office:value="2825.33" calcext:value-type="float">
            <text:p>2825.33</text:p>
          </table:table-cell>
          <table:table-cell table:style-name="ce1" office:value-type="float" office:value="176.58" calcext:value-type="float">
            <text:p>176.58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37]*[.B37]" office:value-type="float" office:value="384" calcext:value-type="float">
            <text:p>38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delete-096-16777216.csv.zst</text:p>
          </table:table-cell>
          <table:table-cell table:style-name="ce1" office:value-type="float" office:value="3099.15" calcext:value-type="float">
            <text:p>3099.15</text:p>
          </table:table-cell>
          <table:table-cell table:style-name="ce1" office:value-type="float" office:value="193.7" calcext:value-type="float">
            <text:p>193.7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L37]*[.K37]" office:value-type="float" office:value="384" calcext:value-type="float">
            <text:p>38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get-096-16777216.csv.zst</text:p>
          </table:table-cell>
          <table:table-cell table:style-name="ce1" office:value-type="float" office:value="7512.42" calcext:value-type="float">
            <text:p>7512.42</text:p>
          </table:table-cell>
          <table:table-cell table:style-name="ce1" office:value-type="float" office:value="469.53" calcext:value-type="float">
            <text:p>469.5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U37]*[.T37]" office:value-type="float" office:value="384" calcext:value-type="float">
            <text:p>38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ut-096-16777216.csv.zst</text:p>
          </table:table-cell>
          <table:table-cell table:style-name="ce1" office:value-type="float" office:value="3145.82" calcext:value-type="float">
            <text:p>3145.82</text:p>
          </table:table-cell>
          <table:table-cell table:style-name="ce1" office:value-type="float" office:value="196.61" calcext:value-type="float">
            <text:p>196.61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38]*[.B38]" office:value-type="float" office:value="512" calcext:value-type="float">
            <text:p>51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delete-128-16777216.csv.zst</text:p>
          </table:table-cell>
          <table:table-cell table:style-name="ce1" office:value-type="float" office:value="3238.22" calcext:value-type="float">
            <text:p>3238.22</text:p>
          </table:table-cell>
          <table:table-cell table:style-name="ce1" office:value-type="float" office:value="202.39" calcext:value-type="float">
            <text:p>202.39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L38]*[.K38]" office:value-type="float" office:value="512" calcext:value-type="float">
            <text:p>51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get-128-16777216.csv.zst</text:p>
          </table:table-cell>
          <table:table-cell table:style-name="ce1" office:value-type="float" office:value="8643.9" calcext:value-type="float">
            <text:p>8643.9</text:p>
          </table:table-cell>
          <table:table-cell table:style-name="ce1" office:value-type="float" office:value="540.24" calcext:value-type="float">
            <text:p>540.2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U38]*[.T38]" office:value-type="float" office:value="512" calcext:value-type="float">
            <text:p>512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put-128-16777216.csv.zst</text:p>
          </table:table-cell>
          <table:table-cell table:style-name="ce1" office:value-type="float" office:value="3390.88" calcext:value-type="float">
            <text:p>3390.88</text:p>
          </table:table-cell>
          <table:table-cell table:style-name="ce1" office:value-type="float" office:value="211.93" calcext:value-type="float">
            <text:p>211.93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C39]*[.B39]" office:value-type="float" office:value="32" calcext:value-type="float">
            <text:p>3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elete-008-67108864.csv.zst</text:p>
          </table:table-cell>
          <table:table-cell table:style-name="ce1" office:value-type="float" office:value="2042.24" calcext:value-type="float">
            <text:p>2042.24</text:p>
          </table:table-cell>
          <table:table-cell table:style-name="ce1" office:value-type="float" office:value="31.91" calcext:value-type="float">
            <text:p>31.91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L39]*[.K39]" office:value-type="float" office:value="32" calcext:value-type="float">
            <text:p>3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get-008-67108864.csv.zst</text:p>
          </table:table-cell>
          <table:table-cell table:style-name="ce1" office:value-type="float" office:value="8689.04" calcext:value-type="float">
            <text:p>8689.04</text:p>
          </table:table-cell>
          <table:table-cell table:style-name="ce1" office:value-type="float" office:value="135.77" calcext:value-type="float">
            <text:p>135.7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formula="of:=[.U39]*[.T39]" office:value-type="float" office:value="32" calcext:value-type="float">
            <text:p>3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ut-008-67108864.csv.zst</text:p>
          </table:table-cell>
          <table:table-cell table:style-name="ce1" office:value-type="float" office:value="2058.84" calcext:value-type="float">
            <text:p>2058.84</text:p>
          </table:table-cell>
          <table:table-cell table:style-name="ce1" office:value-type="float" office:value="32.17" calcext:value-type="float">
            <text:p>32.17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C40]*[.B40]" office:value-type="float" office:value="64" calcext:value-type="float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elete-016-67108864.csv.zst</text:p>
          </table:table-cell>
          <table:table-cell table:style-name="ce1" office:value-type="float" office:value="3277.3" calcext:value-type="float">
            <text:p>3277.3</text:p>
          </table:table-cell>
          <table:table-cell table:style-name="ce1" office:value-type="float" office:value="51.21" calcext:value-type="float">
            <text:p>51.21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L40]*[.K40]" office:value-type="float" office:value="64" calcext:value-type="float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get-016-67108864.csv.zst</text:p>
          </table:table-cell>
          <table:table-cell table:style-name="ce1" office:value-type="float" office:value="8267.47" calcext:value-type="float">
            <text:p>8267.47</text:p>
          </table:table-cell>
          <table:table-cell table:style-name="ce1" office:value-type="float" office:value="129.18" calcext:value-type="float">
            <text:p>129.1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formula="of:=[.U40]*[.T40]" office:value-type="float" office:value="64" calcext:value-type="float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ut-016-67108864.csv.zst</text:p>
          </table:table-cell>
          <table:table-cell table:style-name="ce1" office:value-type="float" office:value="3293.11" calcext:value-type="float">
            <text:p>3293.11</text:p>
          </table:table-cell>
          <table:table-cell table:style-name="ce1" office:value-type="float" office:value="51.45" calcext:value-type="float">
            <text:p>51.45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C41]*[.B41]" office:value-type="float" office:value="96" calcext:value-type="float">
            <text:p>96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elete-024-67108864.csv.zst</text:p>
          </table:table-cell>
          <table:table-cell table:style-name="ce1" office:value-type="float" office:value="4057.25" calcext:value-type="float">
            <text:p>4057.25</text:p>
          </table:table-cell>
          <table:table-cell table:style-name="ce1" office:value-type="float" office:value="63.39" calcext:value-type="float">
            <text:p>63.39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L41]*[.K41]" office:value-type="float" office:value="96" calcext:value-type="float">
            <text:p>96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get-024-67108864.csv.zst</text:p>
          </table:table-cell>
          <table:table-cell table:style-name="ce1" office:value-type="float" office:value="9061.06" calcext:value-type="float">
            <text:p>9061.06</text:p>
          </table:table-cell>
          <table:table-cell table:style-name="ce1" office:value-type="float" office:value="141.58" calcext:value-type="float">
            <text:p>141.5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formula="of:=[.U41]*[.T41]" office:value-type="float" office:value="96" calcext:value-type="float">
            <text:p>96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ut-024-67108864.csv.zst</text:p>
          </table:table-cell>
          <table:table-cell table:style-name="ce1" office:value-type="float" office:value="4065.28" calcext:value-type="float">
            <text:p>4065.28</text:p>
          </table:table-cell>
          <table:table-cell table:style-name="ce1" office:value-type="float" office:value="63.52" calcext:value-type="float">
            <text:p>63.52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C42]*[.B42]" office:value-type="float" office:value="192" calcext:value-type="float">
            <text:p>19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elete-048-67108864.csv.zst</text:p>
          </table:table-cell>
          <table:table-cell table:style-name="ce1" office:value-type="float" office:value="5066.81" calcext:value-type="float">
            <text:p>5066.81</text:p>
          </table:table-cell>
          <table:table-cell table:style-name="ce1" office:value-type="float" office:value="79.17" calcext:value-type="float">
            <text:p>79.17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L42]*[.K42]" office:value-type="float" office:value="192" calcext:value-type="float">
            <text:p>19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get-048-67108864.csv.zst</text:p>
          </table:table-cell>
          <table:table-cell table:style-name="ce1" office:value-type="float" office:value="10750.94" calcext:value-type="float">
            <text:p>10750.94</text:p>
          </table:table-cell>
          <table:table-cell table:style-name="ce1" office:value-type="float" office:value="167.98" calcext:value-type="float">
            <text:p>167.9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formula="of:=[.U42]*[.T42]" office:value-type="float" office:value="192" calcext:value-type="float">
            <text:p>19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ut-048-67108864.csv.zst</text:p>
          </table:table-cell>
          <table:table-cell table:style-name="ce1" office:value-type="float" office:value="5088.14" calcext:value-type="float">
            <text:p>5088.14</text:p>
          </table:table-cell>
          <table:table-cell table:style-name="ce1" office:value-type="float" office:value="79.5" calcext:value-type="float">
            <text:p>79.5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C43]*[.B43]" office:value-type="float" office:value="256" calcext:value-type="float">
            <text:p>256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elete-064-67108864.csv.zst</text:p>
          </table:table-cell>
          <table:table-cell table:style-name="ce1" office:value-type="float" office:value="5409.55" calcext:value-type="float">
            <text:p>5409.55</text:p>
          </table:table-cell>
          <table:table-cell table:style-name="ce1" office:value-type="float" office:value="84.52" calcext:value-type="float">
            <text:p>84.52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L43]*[.K43]" office:value-type="float" office:value="256" calcext:value-type="float">
            <text:p>256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get-064-67108864.csv.zst</text:p>
          </table:table-cell>
          <table:table-cell table:style-name="ce1" office:value-type="float" office:value="12101.5" calcext:value-type="float">
            <text:p>12101.5</text:p>
          </table:table-cell>
          <table:table-cell table:style-name="ce1" office:value-type="float" office:value="189.09" calcext:value-type="float">
            <text:p>189.0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formula="of:=[.U43]*[.T43]" office:value-type="float" office:value="256" calcext:value-type="float">
            <text:p>256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ut-064-67108864.csv.zst</text:p>
          </table:table-cell>
          <table:table-cell table:style-name="ce1" office:value-type="float" office:value="5411.55" calcext:value-type="float">
            <text:p>5411.55</text:p>
          </table:table-cell>
          <table:table-cell table:style-name="ce1" office:value-type="float" office:value="84.56" calcext:value-type="float">
            <text:p>84.56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C44]*[.B44]" office:value-type="float" office:value="384" calcext:value-type="float">
            <text:p>384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elete-096-67108864.csv.zst</text:p>
          </table:table-cell>
          <table:table-cell table:style-name="ce1" office:value-type="float" office:value="5071.4" calcext:value-type="float">
            <text:p>5071.4</text:p>
          </table:table-cell>
          <table:table-cell table:style-name="ce1" office:value-type="float" office:value="79.24" calcext:value-type="float">
            <text:p>79.24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L44]*[.K44]" office:value-type="float" office:value="384" calcext:value-type="float">
            <text:p>384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get-096-67108864.csv.zst</text:p>
          </table:table-cell>
          <table:table-cell table:style-name="ce1" office:value-type="float" office:value="12079.37" calcext:value-type="float">
            <text:p>12079.37</text:p>
          </table:table-cell>
          <table:table-cell table:style-name="ce1" office:value-type="float" office:value="188.74" calcext:value-type="float">
            <text:p>188.7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formula="of:=[.U44]*[.T44]" office:value-type="float" office:value="384" calcext:value-type="float">
            <text:p>384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ut-096-67108864.csv.zst</text:p>
          </table:table-cell>
          <table:table-cell table:style-name="ce1" office:value-type="float" office:value="5265.69" calcext:value-type="float">
            <text:p>5265.69</text:p>
          </table:table-cell>
          <table:table-cell table:style-name="ce1" office:value-type="float" office:value="82.28" calcext:value-type="float">
            <text:p>82.28</text:p>
          </table:table-cell>
          <table:table-cell table:style-name="ce1" table:number-columns-repeated="11"/>
          <table:table-cell table:number-columns-repeated="987"/>
        </table:table-row>
        <table:table-row table:style-name="ro3">
          <table:table-cell table:style-name="ce1" office:value-type="string" calcext:value-type="string">
            <text:p>delete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C45]*[.B45]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elete-128-67108864.csv.zst</text:p>
          </table:table-cell>
          <table:table-cell table:style-name="ce1" office:value-type="float" office:value="4902.01" calcext:value-type="float">
            <text:p>4902.01</text:p>
          </table:table-cell>
          <table:table-cell table:style-name="ce1" office:value-type="float" office:value="76.59" calcext:value-type="float">
            <text:p>76.59</text:p>
          </table:table-cell>
          <table:table-cell/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L45]*[.K45]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get-128-67108864.csv.zst</text:p>
          </table:table-cell>
          <table:table-cell table:style-name="ce1" office:value-type="float" office:value="11841.33" calcext:value-type="float">
            <text:p>11841.33</text:p>
          </table:table-cell>
          <table:table-cell table:style-name="ce1" office:value-type="float" office:value="185.02" calcext:value-type="float">
            <text:p>185.0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formula="of:=[.U45]*[.T45]" office:value-type="float" office:value="512" calcext:value-type="float">
            <text:p>512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ut-128-67108864.csv.zst</text:p>
          </table:table-cell>
          <table:table-cell table:style-name="ce1" office:value-type="float" office:value="5581.43" calcext:value-type="float">
            <text:p>5581.43</text:p>
          </table:table-cell>
          <table:table-cell table:style-name="ce1" office:value-type="float" office:value="87.21" calcext:value-type="float">
            <text:p>87.21</text:p>
          </table:table-cell>
          <table:table-cell table:style-name="ce1" table:number-columns-repeated="11"/>
          <table:table-cell table:number-columns-repeated="98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s" table:style-name="ta4"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>
            <text:p>DEL</text:p>
          </table:table-cell>
          <table:table-cell table:number-columns-repeated="9"/>
          <table:table-cell table:style-name="ce1" office:value-type="string" calcext:value-type="string">
            <text:p>DEL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um - Obj/Sec</text:p>
          </table:table-cell>
          <table:table-cell table:style-name="ce8" office:value-type="string" calcext:value-type="string">
            <text:p>ThreadsTotal</text:p>
          </table:table-cell>
          <table:table-cell table:style-name="ce13" table:number-columns-repeated="5"/>
          <table:table-cell table:style-name="ce17"/>
          <table:table-cell table:number-columns-repeated="2"/>
          <table:table-cell table:style-name="ce3" office:value-type="string" calcext:value-type="string">
            <text:p>Sum - Obj/Sec</text:p>
          </table:table-cell>
          <table:table-cell table:style-name="ce8" office:value-type="string" calcext:value-type="string">
            <text:p>ThreadsTotal</text:p>
          </table:table-cell>
          <table:table-cell table:style-name="ce13" table:number-columns-repeated="5"/>
          <table:table-cell table:style-name="ce17"/>
          <table:table-cell table:number-columns-repeated="1006"/>
        </table:table-row>
        <table:table-row table:style-name="ro3">
          <table:table-cell table:style-name="ce4" office:value-type="string" calcext:value-type="string">
            <text:p>ObjSize MB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2"/>
          <table:table-cell table:style-name="ce4" office:value-type="string" calcext:value-type="string">
            <text:p>ObjSize MB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1006"/>
        </table:table-row>
        <table:table-row table:style-name="ro3">
          <table:table-cell table:style-name="ce5" office:value-type="float" office:value="0.125" calcext:value-type="float">
            <text:p>0.125</text:p>
          </table:table-cell>
          <table:table-cell table:style-name="ce10" office:value-type="float" office:value="111.17" calcext:value-type="float">
            <text:p>111.17</text:p>
          </table:table-cell>
          <table:table-cell table:style-name="ce15" office:value-type="float" office:value="144.26" calcext:value-type="float">
            <text:p>144.26</text:p>
          </table:table-cell>
          <table:table-cell table:style-name="ce15" office:value-type="float" office:value="170.31" calcext:value-type="float">
            <text:p>170.31</text:p>
          </table:table-cell>
          <table:table-cell table:style-name="ce15" office:value-type="float" office:value="197.89" calcext:value-type="float">
            <text:p>197.89</text:p>
          </table:table-cell>
          <table:table-cell table:style-name="ce15" office:value-type="float" office:value="202.88" calcext:value-type="float">
            <text:p>202.88</text:p>
          </table:table-cell>
          <table:table-cell table:style-name="ce15" office:value-type="float" office:value="221.66" calcext:value-type="float">
            <text:p>221.66</text:p>
          </table:table-cell>
          <table:table-cell table:style-name="ce19" office:value-type="float" office:value="205.72" calcext:value-type="float">
            <text:p>205.72</text:p>
          </table:table-cell>
          <table:table-cell table:number-columns-repeated="2"/>
          <table:table-cell table:style-name="ce5" office:value-type="float" office:value="0.125" calcext:value-type="float">
            <text:p>0.125</text:p>
          </table:table-cell>
          <table:table-cell table:style-name="ce10" office:value-type="float" office:value="111.17" calcext:value-type="float">
            <text:p>111.17</text:p>
          </table:table-cell>
          <table:table-cell table:style-name="ce15" office:value-type="float" office:value="144.26" calcext:value-type="float">
            <text:p>144.26</text:p>
          </table:table-cell>
          <table:table-cell table:style-name="ce15" office:value-type="float" office:value="170.31" calcext:value-type="float">
            <text:p>170.31</text:p>
          </table:table-cell>
          <table:table-cell table:style-name="ce15" office:value-type="float" office:value="197.89" calcext:value-type="float">
            <text:p>197.89</text:p>
          </table:table-cell>
          <table:table-cell table:style-name="ce15" office:value-type="float" office:value="202.88" calcext:value-type="float">
            <text:p>202.88</text:p>
          </table:table-cell>
          <table:table-cell table:style-name="ce15" office:value-type="float" office:value="221.66" calcext:value-type="float">
            <text:p>221.66</text:p>
          </table:table-cell>
          <table:table-cell table:style-name="ce19" office:value-type="float" office:value="205.72" calcext:value-type="float">
            <text:p>205.72</text:p>
          </table:table-cell>
          <table:table-cell table:number-columns-repeated="1006"/>
        </table:table-row>
        <table:table-row table:style-name="ro3">
          <table:table-cell table:style-name="ce6" office:value-type="float" office:value="0.5" calcext:value-type="float">
            <text:p>0.5</text:p>
          </table:table-cell>
          <table:table-cell table:style-name="ce11" office:value-type="float" office:value="92.53" calcext:value-type="float">
            <text:p>92.53</text:p>
          </table:table-cell>
          <table:table-cell table:style-name="Pivot_20_Table_20_Value" office:value-type="float" office:value="121.92" calcext:value-type="float">
            <text:p>121.92</text:p>
          </table:table-cell>
          <table:table-cell table:style-name="Pivot_20_Table_20_Value" office:value-type="float" office:value="103.91" calcext:value-type="float">
            <text:p>103.91</text:p>
          </table:table-cell>
          <table:table-cell table:style-name="Pivot_20_Table_20_Value" office:value-type="float" office:value="141.93" calcext:value-type="float">
            <text:p>141.93</text:p>
          </table:table-cell>
          <table:table-cell table:style-name="Pivot_20_Table_20_Value" office:value-type="float" office:value="177.44" calcext:value-type="float">
            <text:p>177.44</text:p>
          </table:table-cell>
          <table:table-cell table:style-name="Pivot_20_Table_20_Value" office:value-type="float" office:value="199.36" calcext:value-type="float">
            <text:p>199.36</text:p>
          </table:table-cell>
          <table:table-cell table:style-name="ce20"/>
          <table:table-cell table:number-columns-repeated="2"/>
          <table:table-cell table:style-name="ce6" office:value-type="float" office:value="0.5" calcext:value-type="float">
            <text:p>0.5</text:p>
          </table:table-cell>
          <table:table-cell table:style-name="ce11" office:value-type="float" office:value="92.53" calcext:value-type="float">
            <text:p>92.53</text:p>
          </table:table-cell>
          <table:table-cell table:style-name="Pivot_20_Table_20_Value" office:value-type="float" office:value="121.92" calcext:value-type="float">
            <text:p>121.92</text:p>
          </table:table-cell>
          <table:table-cell table:style-name="Pivot_20_Table_20_Value" office:value-type="float" office:value="103.91" calcext:value-type="float">
            <text:p>103.91</text:p>
          </table:table-cell>
          <table:table-cell table:style-name="Pivot_20_Table_20_Value" office:value-type="float" office:value="141.93" calcext:value-type="float">
            <text:p>141.93</text:p>
          </table:table-cell>
          <table:table-cell table:style-name="Pivot_20_Table_20_Value" office:value-type="float" office:value="177.44" calcext:value-type="float">
            <text:p>177.44</text:p>
          </table:table-cell>
          <table:table-cell table:style-name="Pivot_20_Table_20_Value" office:value-type="float" office:value="199.36" calcext:value-type="float">
            <text:p>199.36</text:p>
          </table:table-cell>
          <table:table-cell table:style-name="ce20"/>
          <table:table-cell table:number-columns-repeated="1006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float" office:value="104.54" calcext:value-type="float">
            <text:p>104.54</text:p>
          </table:table-cell>
          <table:table-cell table:style-name="Pivot_20_Table_20_Value" office:value-type="float" office:value="145.51" calcext:value-type="float">
            <text:p>145.51</text:p>
          </table:table-cell>
          <table:table-cell table:style-name="Pivot_20_Table_20_Value" office:value-type="float" office:value="174.39" calcext:value-type="float">
            <text:p>174.39</text:p>
          </table:table-cell>
          <table:table-cell table:style-name="Pivot_20_Table_20_Value" office:value-type="float" office:value="139.86" calcext:value-type="float">
            <text:p>139.86</text:p>
          </table:table-cell>
          <table:table-cell table:style-name="Pivot_20_Table_20_Value" office:value-type="float" office:value="199.82" calcext:value-type="float">
            <text:p>199.82</text:p>
          </table:table-cell>
          <table:table-cell table:style-name="Pivot_20_Table_20_Value" office:value-type="float" office:value="259.06" calcext:value-type="float">
            <text:p>259.06</text:p>
          </table:table-cell>
          <table:table-cell table:style-name="ce20"/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1" office:value-type="float" office:value="104.54" calcext:value-type="float">
            <text:p>104.54</text:p>
          </table:table-cell>
          <table:table-cell table:style-name="Pivot_20_Table_20_Value" office:value-type="float" office:value="145.51" calcext:value-type="float">
            <text:p>145.51</text:p>
          </table:table-cell>
          <table:table-cell table:style-name="Pivot_20_Table_20_Value" office:value-type="float" office:value="174.39" calcext:value-type="float">
            <text:p>174.39</text:p>
          </table:table-cell>
          <table:table-cell table:style-name="Pivot_20_Table_20_Value" office:value-type="float" office:value="139.86" calcext:value-type="float">
            <text:p>139.86</text:p>
          </table:table-cell>
          <table:table-cell table:style-name="Pivot_20_Table_20_Value" office:value-type="float" office:value="199.82" calcext:value-type="float">
            <text:p>199.82</text:p>
          </table:table-cell>
          <table:table-cell table:style-name="Pivot_20_Table_20_Value" office:value-type="float" office:value="259.06" calcext:value-type="float">
            <text:p>259.06</text:p>
          </table:table-cell>
          <table:table-cell table:style-name="ce20"/>
          <table:table-cell table:number-columns-repeated="1006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1" office:value-type="float" office:value="98.28" calcext:value-type="float">
            <text:p>98.28</text:p>
          </table:table-cell>
          <table:table-cell table:style-name="Pivot_20_Table_20_Value" office:value-type="float" office:value="133.64" calcext:value-type="float">
            <text:p>133.64</text:p>
          </table:table-cell>
          <table:table-cell table:style-name="Pivot_20_Table_20_Value" office:value-type="float" office:value="161.89" calcext:value-type="float">
            <text:p>161.89</text:p>
          </table:table-cell>
          <table:table-cell table:style-name="Pivot_20_Table_20_Value" office:value-type="float" office:value="202.64" calcext:value-type="float">
            <text:p>202.64</text:p>
          </table:table-cell>
          <table:table-cell table:style-name="Pivot_20_Table_20_Value" office:value-type="float" office:value="228.82" calcext:value-type="float">
            <text:p>228.82</text:p>
          </table:table-cell>
          <table:table-cell table:style-name="Pivot_20_Table_20_Value"/>
          <table:table-cell table:style-name="ce20" office:value-type="float" office:value="269.67" calcext:value-type="float">
            <text:p>269.67</text:p>
          </table:table-cell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11" office:value-type="float" office:value="98.28" calcext:value-type="float">
            <text:p>98.28</text:p>
          </table:table-cell>
          <table:table-cell table:style-name="Pivot_20_Table_20_Value" office:value-type="float" office:value="133.64" calcext:value-type="float">
            <text:p>133.64</text:p>
          </table:table-cell>
          <table:table-cell table:style-name="Pivot_20_Table_20_Value" office:value-type="float" office:value="161.89" calcext:value-type="float">
            <text:p>161.89</text:p>
          </table:table-cell>
          <table:table-cell table:style-name="Pivot_20_Table_20_Value" office:value-type="float" office:value="202.64" calcext:value-type="float">
            <text:p>202.64</text:p>
          </table:table-cell>
          <table:table-cell table:style-name="Pivot_20_Table_20_Value" office:value-type="float" office:value="228.82" calcext:value-type="float">
            <text:p>228.82</text:p>
          </table:table-cell>
          <table:table-cell table:style-name="Pivot_20_Table_20_Value"/>
          <table:table-cell table:style-name="ce20" office:value-type="float" office:value="269.67" calcext:value-type="float">
            <text:p>269.67</text:p>
          </table:table-cell>
          <table:table-cell table:number-columns-repeated="1006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table:style-name="ce11" office:value-type="float" office:value="68.56" calcext:value-type="float">
            <text:p>68.56</text:p>
          </table:table-cell>
          <table:table-cell table:style-name="Pivot_20_Table_20_Value" office:value-type="float" office:value="106.17" calcext:value-type="float">
            <text:p>106.17</text:p>
          </table:table-cell>
          <table:table-cell table:style-name="Pivot_20_Table_20_Value" office:value-type="float" office:value="126.47" calcext:value-type="float">
            <text:p>126.47</text:p>
          </table:table-cell>
          <table:table-cell table:style-name="Pivot_20_Table_20_Value" office:value-type="float" office:value="164.42" calcext:value-type="float">
            <text:p>164.42</text:p>
          </table:table-cell>
          <table:table-cell table:style-name="Pivot_20_Table_20_Value" office:value-type="float" office:value="176.63" calcext:value-type="float">
            <text:p>176.63</text:p>
          </table:table-cell>
          <table:table-cell table:style-name="Pivot_20_Table_20_Value" office:value-type="float" office:value="193.7" calcext:value-type="float">
            <text:p>193.7</text:p>
          </table:table-cell>
          <table:table-cell table:style-name="ce20" office:value-type="float" office:value="202.39" calcext:value-type="float">
            <text:p>202.39</text:p>
          </table:table-cell>
          <table:table-cell table:number-columns-repeated="2"/>
          <table:table-cell table:style-name="ce6" office:value-type="float" office:value="16" calcext:value-type="float">
            <text:p>16</text:p>
          </table:table-cell>
          <table:table-cell table:style-name="ce11" office:value-type="float" office:value="68.56" calcext:value-type="float">
            <text:p>68.56</text:p>
          </table:table-cell>
          <table:table-cell table:style-name="Pivot_20_Table_20_Value" office:value-type="float" office:value="106.17" calcext:value-type="float">
            <text:p>106.17</text:p>
          </table:table-cell>
          <table:table-cell table:style-name="Pivot_20_Table_20_Value" office:value-type="float" office:value="126.47" calcext:value-type="float">
            <text:p>126.47</text:p>
          </table:table-cell>
          <table:table-cell table:style-name="Pivot_20_Table_20_Value" office:value-type="float" office:value="164.42" calcext:value-type="float">
            <text:p>164.42</text:p>
          </table:table-cell>
          <table:table-cell table:style-name="Pivot_20_Table_20_Value" office:value-type="float" office:value="176.63" calcext:value-type="float">
            <text:p>176.63</text:p>
          </table:table-cell>
          <table:table-cell table:style-name="Pivot_20_Table_20_Value" office:value-type="float" office:value="193.7" calcext:value-type="float">
            <text:p>193.7</text:p>
          </table:table-cell>
          <table:table-cell table:style-name="ce20" office:value-type="float" office:value="202.39" calcext:value-type="float">
            <text:p>202.39</text:p>
          </table:table-cell>
          <table:table-cell table:number-columns-repeated="1006"/>
        </table:table-row>
        <table:table-row table:style-name="ro3">
          <table:table-cell table:style-name="ce7" office:value-type="float" office:value="64" calcext:value-type="float">
            <text:p>64</text:p>
          </table:table-cell>
          <table:table-cell table:style-name="ce12" office:value-type="float" office:value="31.91" calcext:value-type="float">
            <text:p>31.91</text:p>
          </table:table-cell>
          <table:table-cell table:style-name="ce16" office:value-type="float" office:value="51.21" calcext:value-type="float">
            <text:p>51.21</text:p>
          </table:table-cell>
          <table:table-cell table:style-name="ce16" office:value-type="float" office:value="63.39" calcext:value-type="float">
            <text:p>63.39</text:p>
          </table:table-cell>
          <table:table-cell table:style-name="ce16" office:value-type="float" office:value="79.17" calcext:value-type="float">
            <text:p>79.17</text:p>
          </table:table-cell>
          <table:table-cell table:style-name="ce16" office:value-type="float" office:value="84.52" calcext:value-type="float">
            <text:p>84.52</text:p>
          </table:table-cell>
          <table:table-cell table:style-name="ce16" office:value-type="float" office:value="79.24" calcext:value-type="float">
            <text:p>79.24</text:p>
          </table:table-cell>
          <table:table-cell table:style-name="ce21" office:value-type="float" office:value="76.59" calcext:value-type="float">
            <text:p>76.59</text:p>
          </table:table-cell>
          <table:table-cell table:number-columns-repeated="2"/>
          <table:table-cell table:style-name="ce7" office:value-type="float" office:value="64" calcext:value-type="float">
            <text:p>64</text:p>
          </table:table-cell>
          <table:table-cell table:style-name="ce12" office:value-type="float" office:value="31.91" calcext:value-type="float">
            <text:p>31.91</text:p>
          </table:table-cell>
          <table:table-cell table:style-name="ce16" office:value-type="float" office:value="51.21" calcext:value-type="float">
            <text:p>51.21</text:p>
          </table:table-cell>
          <table:table-cell table:style-name="ce16" office:value-type="float" office:value="63.39" calcext:value-type="float">
            <text:p>63.39</text:p>
          </table:table-cell>
          <table:table-cell table:style-name="ce16" office:value-type="float" office:value="79.17" calcext:value-type="float">
            <text:p>79.17</text:p>
          </table:table-cell>
          <table:table-cell table:style-name="ce16" office:value-type="float" office:value="84.52" calcext:value-type="float">
            <text:p>84.52</text:p>
          </table:table-cell>
          <table:table-cell table:style-name="ce16" office:value-type="float" office:value="79.24" calcext:value-type="float">
            <text:p>79.24</text:p>
          </table:table-cell>
          <table:table-cell table:style-name="ce21" office:value-type="float" office:value="76.59" calcext:value-type="float">
            <text:p>76.59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number-columns-repeated="9"/>
          <table:table-cell table:style-name="ce1" office:value-type="string" calcext:value-type="string">
            <text:p>GET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um - MiB/Sec</text:p>
          </table:table-cell>
          <table:table-cell table:style-name="ce8" office:value-type="string" calcext:value-type="string">
            <text:p>ThreadsTotal</text:p>
          </table:table-cell>
          <table:table-cell table:style-name="ce13" table:number-columns-repeated="5"/>
          <table:table-cell table:style-name="ce17"/>
          <table:table-cell table:number-columns-repeated="2"/>
          <table:table-cell table:style-name="ce3" office:value-type="string" calcext:value-type="string">
            <text:p>Sum - MiB/Sec</text:p>
          </table:table-cell>
          <table:table-cell table:style-name="ce8" office:value-type="string" calcext:value-type="string">
            <text:p>ThreadsTotal</text:p>
          </table:table-cell>
          <table:table-cell table:style-name="ce13" table:number-columns-repeated="5"/>
          <table:table-cell table:style-name="ce17"/>
          <table:table-cell table:number-columns-repeated="1006"/>
        </table:table-row>
        <table:table-row table:style-name="ro3">
          <table:table-cell table:style-name="ce4" office:value-type="string" calcext:value-type="string">
            <text:p>ObjSize MB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2"/>
          <table:table-cell table:style-name="ce4" office:value-type="string" calcext:value-type="string">
            <text:p>ObjSize MB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1006"/>
        </table:table-row>
        <table:table-row table:style-name="ro3">
          <table:table-cell table:style-name="ce5" office:value-type="float" office:value="0.125" calcext:value-type="float">
            <text:p>0.125</text:p>
          </table:table-cell>
          <table:table-cell table:style-name="ce10" office:value-type="float" office:value="228.46" calcext:value-type="float">
            <text:p>228.46</text:p>
          </table:table-cell>
          <table:table-cell table:style-name="ce15" office:value-type="float" office:value="272.02" calcext:value-type="float">
            <text:p>272.02</text:p>
          </table:table-cell>
          <table:table-cell table:style-name="ce15" office:value-type="float" office:value="281.12" calcext:value-type="float">
            <text:p>281.12</text:p>
          </table:table-cell>
          <table:table-cell table:style-name="ce15" office:value-type="float" office:value="487" calcext:value-type="float">
            <text:p>487</text:p>
          </table:table-cell>
          <table:table-cell table:style-name="ce15" office:value-type="float" office:value="491.68" calcext:value-type="float">
            <text:p>491.68</text:p>
          </table:table-cell>
          <table:table-cell table:style-name="ce15" office:value-type="float" office:value="452.34" calcext:value-type="float">
            <text:p>452.34</text:p>
          </table:table-cell>
          <table:table-cell table:style-name="ce19" office:value-type="float" office:value="480.61" calcext:value-type="float">
            <text:p>480.61</text:p>
          </table:table-cell>
          <table:table-cell table:number-columns-repeated="2"/>
          <table:table-cell table:style-name="ce5" office:value-type="float" office:value="0.125" calcext:value-type="float">
            <text:p>0.125</text:p>
          </table:table-cell>
          <table:table-cell table:style-name="ce10" office:value-type="float" office:value="228.46" calcext:value-type="float">
            <text:p>228.46</text:p>
          </table:table-cell>
          <table:table-cell table:style-name="ce15" office:value-type="float" office:value="272.02" calcext:value-type="float">
            <text:p>272.02</text:p>
          </table:table-cell>
          <table:table-cell table:style-name="ce15" office:value-type="float" office:value="281.12" calcext:value-type="float">
            <text:p>281.12</text:p>
          </table:table-cell>
          <table:table-cell table:style-name="ce15" office:value-type="float" office:value="487" calcext:value-type="float">
            <text:p>487</text:p>
          </table:table-cell>
          <table:table-cell table:style-name="ce15" office:value-type="float" office:value="491.68" calcext:value-type="float">
            <text:p>491.68</text:p>
          </table:table-cell>
          <table:table-cell table:style-name="ce15" office:value-type="float" office:value="452.34" calcext:value-type="float">
            <text:p>452.34</text:p>
          </table:table-cell>
          <table:table-cell table:style-name="ce19" office:value-type="float" office:value="480.61" calcext:value-type="float">
            <text:p>480.61</text:p>
          </table:table-cell>
          <table:table-cell table:number-columns-repeated="1006"/>
        </table:table-row>
        <table:table-row table:style-name="ro3">
          <table:table-cell table:style-name="ce6" office:value-type="float" office:value="0.5" calcext:value-type="float">
            <text:p>0.5</text:p>
          </table:table-cell>
          <table:table-cell table:style-name="ce11" office:value-type="float" office:value="900.57" calcext:value-type="float">
            <text:p>900.57</text:p>
          </table:table-cell>
          <table:table-cell table:style-name="Pivot_20_Table_20_Value" office:value-type="float" office:value="1108.46" calcext:value-type="float">
            <text:p>1108.46</text:p>
          </table:table-cell>
          <table:table-cell table:style-name="Pivot_20_Table_20_Value" office:value-type="float" office:value="1153.7" calcext:value-type="float">
            <text:p>1153.7</text:p>
          </table:table-cell>
          <table:table-cell table:style-name="Pivot_20_Table_20_Value" office:value-type="float" office:value="1280.3" calcext:value-type="float">
            <text:p>1280.3</text:p>
          </table:table-cell>
          <table:table-cell table:style-name="Pivot_20_Table_20_Value" office:value-type="float" office:value="1308.9" calcext:value-type="float">
            <text:p>1308.9</text:p>
          </table:table-cell>
          <table:table-cell table:style-name="Pivot_20_Table_20_Value" office:value-type="float" office:value="1403.21" calcext:value-type="float">
            <text:p>1403.21</text:p>
          </table:table-cell>
          <table:table-cell table:style-name="ce20" office:value-type="float" office:value="1355.53" calcext:value-type="float">
            <text:p>1355.53</text:p>
          </table:table-cell>
          <table:table-cell table:number-columns-repeated="2"/>
          <table:table-cell table:style-name="ce6" office:value-type="float" office:value="0.5" calcext:value-type="float">
            <text:p>0.5</text:p>
          </table:table-cell>
          <table:table-cell table:style-name="ce11" office:value-type="float" office:value="900.57" calcext:value-type="float">
            <text:p>900.57</text:p>
          </table:table-cell>
          <table:table-cell table:style-name="Pivot_20_Table_20_Value" office:value-type="float" office:value="1108.46" calcext:value-type="float">
            <text:p>1108.46</text:p>
          </table:table-cell>
          <table:table-cell table:style-name="Pivot_20_Table_20_Value" office:value-type="float" office:value="1153.7" calcext:value-type="float">
            <text:p>1153.7</text:p>
          </table:table-cell>
          <table:table-cell table:style-name="Pivot_20_Table_20_Value" office:value-type="float" office:value="1280.3" calcext:value-type="float">
            <text:p>1280.3</text:p>
          </table:table-cell>
          <table:table-cell table:style-name="Pivot_20_Table_20_Value" office:value-type="float" office:value="1308.9" calcext:value-type="float">
            <text:p>1308.9</text:p>
          </table:table-cell>
          <table:table-cell table:style-name="Pivot_20_Table_20_Value" office:value-type="float" office:value="1403.21" calcext:value-type="float">
            <text:p>1403.21</text:p>
          </table:table-cell>
          <table:table-cell table:style-name="ce20" office:value-type="float" office:value="1355.53" calcext:value-type="float">
            <text:p>1355.53</text:p>
          </table:table-cell>
          <table:table-cell table:number-columns-repeated="1006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float" office:value="1654.78" calcext:value-type="float">
            <text:p>1654.78</text:p>
          </table:table-cell>
          <table:table-cell table:style-name="Pivot_20_Table_20_Value" office:value-type="float" office:value="2190.73" calcext:value-type="float">
            <text:p>2190.73</text:p>
          </table:table-cell>
          <table:table-cell table:style-name="Pivot_20_Table_20_Value" office:value-type="float" office:value="2303.64" calcext:value-type="float">
            <text:p>2303.64</text:p>
          </table:table-cell>
          <table:table-cell table:style-name="Pivot_20_Table_20_Value" office:value-type="float" office:value="2512.1" calcext:value-type="float">
            <text:p>2512.1</text:p>
          </table:table-cell>
          <table:table-cell table:style-name="Pivot_20_Table_20_Value" office:value-type="float" office:value="2583.16" calcext:value-type="float">
            <text:p>2583.16</text:p>
          </table:table-cell>
          <table:table-cell table:style-name="Pivot_20_Table_20_Value" office:value-type="float" office:value="2593.01" calcext:value-type="float">
            <text:p>2593.01</text:p>
          </table:table-cell>
          <table:table-cell table:style-name="ce20" office:value-type="float" office:value="3746.05" calcext:value-type="float">
            <text:p>3746.05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1" office:value-type="float" office:value="1654.78" calcext:value-type="float">
            <text:p>1654.78</text:p>
          </table:table-cell>
          <table:table-cell table:style-name="Pivot_20_Table_20_Value" office:value-type="float" office:value="2190.73" calcext:value-type="float">
            <text:p>2190.73</text:p>
          </table:table-cell>
          <table:table-cell table:style-name="Pivot_20_Table_20_Value" office:value-type="float" office:value="2303.64" calcext:value-type="float">
            <text:p>2303.64</text:p>
          </table:table-cell>
          <table:table-cell table:style-name="Pivot_20_Table_20_Value" office:value-type="float" office:value="2512.1" calcext:value-type="float">
            <text:p>2512.1</text:p>
          </table:table-cell>
          <table:table-cell table:style-name="Pivot_20_Table_20_Value" office:value-type="float" office:value="2583.16" calcext:value-type="float">
            <text:p>2583.16</text:p>
          </table:table-cell>
          <table:table-cell table:style-name="Pivot_20_Table_20_Value" office:value-type="float" office:value="2593.01" calcext:value-type="float">
            <text:p>2593.01</text:p>
          </table:table-cell>
          <table:table-cell table:style-name="ce20" office:value-type="float" office:value="3746.05" calcext:value-type="float">
            <text:p>3746.05</text:p>
          </table:table-cell>
          <table:table-cell table:number-columns-repeated="1006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1" office:value-type="float" office:value="4685.87" calcext:value-type="float">
            <text:p>4685.87</text:p>
          </table:table-cell>
          <table:table-cell table:style-name="Pivot_20_Table_20_Value" office:value-type="float" office:value="6687.24" calcext:value-type="float">
            <text:p>6687.24</text:p>
          </table:table-cell>
          <table:table-cell table:style-name="Pivot_20_Table_20_Value" office:value-type="float" office:value="7455.93" calcext:value-type="float">
            <text:p>7455.93</text:p>
          </table:table-cell>
          <table:table-cell table:style-name="Pivot_20_Table_20_Value" office:value-type="float" office:value="8118.59" calcext:value-type="float">
            <text:p>8118.59</text:p>
          </table:table-cell>
          <table:table-cell table:style-name="Pivot_20_Table_20_Value" office:value-type="float" office:value="8047.1" calcext:value-type="float">
            <text:p>8047.1</text:p>
          </table:table-cell>
          <table:table-cell table:style-name="Pivot_20_Table_20_Value" office:value-type="float" office:value="8087.73" calcext:value-type="float">
            <text:p>8087.73</text:p>
          </table:table-cell>
          <table:table-cell table:style-name="ce20" office:value-type="float" office:value="7250.13" calcext:value-type="float">
            <text:p>7250.13</text:p>
          </table:table-cell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11" office:value-type="float" office:value="4685.87" calcext:value-type="float">
            <text:p>4685.87</text:p>
          </table:table-cell>
          <table:table-cell table:style-name="Pivot_20_Table_20_Value" office:value-type="float" office:value="6687.24" calcext:value-type="float">
            <text:p>6687.24</text:p>
          </table:table-cell>
          <table:table-cell table:style-name="Pivot_20_Table_20_Value" office:value-type="float" office:value="7455.93" calcext:value-type="float">
            <text:p>7455.93</text:p>
          </table:table-cell>
          <table:table-cell table:style-name="Pivot_20_Table_20_Value" office:value-type="float" office:value="8118.59" calcext:value-type="float">
            <text:p>8118.59</text:p>
          </table:table-cell>
          <table:table-cell table:style-name="Pivot_20_Table_20_Value" office:value-type="float" office:value="8047.1" calcext:value-type="float">
            <text:p>8047.1</text:p>
          </table:table-cell>
          <table:table-cell table:style-name="Pivot_20_Table_20_Value" office:value-type="float" office:value="8087.73" calcext:value-type="float">
            <text:p>8087.73</text:p>
          </table:table-cell>
          <table:table-cell table:style-name="ce20" office:value-type="float" office:value="7250.13" calcext:value-type="float">
            <text:p>7250.13</text:p>
          </table:table-cell>
          <table:table-cell table:number-columns-repeated="1006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table:style-name="ce11" office:value-type="float" office:value="8548.11" calcext:value-type="float">
            <text:p>8548.11</text:p>
          </table:table-cell>
          <table:table-cell table:style-name="Pivot_20_Table_20_Value" office:value-type="float" office:value="8969.63" calcext:value-type="float">
            <text:p>8969.63</text:p>
          </table:table-cell>
          <table:table-cell table:style-name="Pivot_20_Table_20_Value" office:value-type="float" office:value="8066.59" calcext:value-type="float">
            <text:p>8066.59</text:p>
          </table:table-cell>
          <table:table-cell table:style-name="Pivot_20_Table_20_Value" office:value-type="float" office:value="6584.21" calcext:value-type="float">
            <text:p>6584.21</text:p>
          </table:table-cell>
          <table:table-cell table:style-name="Pivot_20_Table_20_Value" office:value-type="float" office:value="6941.58" calcext:value-type="float">
            <text:p>6941.58</text:p>
          </table:table-cell>
          <table:table-cell table:style-name="Pivot_20_Table_20_Value" office:value-type="float" office:value="7512.42" calcext:value-type="float">
            <text:p>7512.42</text:p>
          </table:table-cell>
          <table:table-cell table:style-name="ce20" office:value-type="float" office:value="8643.9" calcext:value-type="float">
            <text:p>8643.9</text:p>
          </table:table-cell>
          <table:table-cell table:number-columns-repeated="2"/>
          <table:table-cell table:style-name="ce6" office:value-type="float" office:value="16" calcext:value-type="float">
            <text:p>16</text:p>
          </table:table-cell>
          <table:table-cell table:style-name="ce11" office:value-type="float" office:value="8548.11" calcext:value-type="float">
            <text:p>8548.11</text:p>
          </table:table-cell>
          <table:table-cell table:style-name="Pivot_20_Table_20_Value" office:value-type="float" office:value="8969.63" calcext:value-type="float">
            <text:p>8969.63</text:p>
          </table:table-cell>
          <table:table-cell table:style-name="Pivot_20_Table_20_Value" office:value-type="float" office:value="8066.59" calcext:value-type="float">
            <text:p>8066.59</text:p>
          </table:table-cell>
          <table:table-cell table:style-name="Pivot_20_Table_20_Value" office:value-type="float" office:value="6584.21" calcext:value-type="float">
            <text:p>6584.21</text:p>
          </table:table-cell>
          <table:table-cell table:style-name="Pivot_20_Table_20_Value" office:value-type="float" office:value="6941.58" calcext:value-type="float">
            <text:p>6941.58</text:p>
          </table:table-cell>
          <table:table-cell table:style-name="Pivot_20_Table_20_Value" office:value-type="float" office:value="7512.42" calcext:value-type="float">
            <text:p>7512.42</text:p>
          </table:table-cell>
          <table:table-cell table:style-name="ce20" office:value-type="float" office:value="8643.9" calcext:value-type="float">
            <text:p>8643.9</text:p>
          </table:table-cell>
          <table:table-cell table:number-columns-repeated="1006"/>
        </table:table-row>
        <table:table-row table:style-name="ro3">
          <table:table-cell table:style-name="ce7" office:value-type="float" office:value="64" calcext:value-type="float">
            <text:p>64</text:p>
          </table:table-cell>
          <table:table-cell table:style-name="ce12" office:value-type="float" office:value="8689.04" calcext:value-type="float">
            <text:p>8689.04</text:p>
          </table:table-cell>
          <table:table-cell table:style-name="ce16" office:value-type="float" office:value="8267.47" calcext:value-type="float">
            <text:p>8267.47</text:p>
          </table:table-cell>
          <table:table-cell table:style-name="ce16" office:value-type="float" office:value="9061.06" calcext:value-type="float">
            <text:p>9061.06</text:p>
          </table:table-cell>
          <table:table-cell table:style-name="ce16" office:value-type="float" office:value="10750.94" calcext:value-type="float">
            <text:p>10750.94</text:p>
          </table:table-cell>
          <table:table-cell table:style-name="ce16" office:value-type="float" office:value="12101.5" calcext:value-type="float">
            <text:p>12101.5</text:p>
          </table:table-cell>
          <table:table-cell table:style-name="ce16" office:value-type="float" office:value="12079.37" calcext:value-type="float">
            <text:p>12079.37</text:p>
          </table:table-cell>
          <table:table-cell table:style-name="ce21" office:value-type="float" office:value="11841.33" calcext:value-type="float">
            <text:p>11841.33</text:p>
          </table:table-cell>
          <table:table-cell table:number-columns-repeated="2"/>
          <table:table-cell table:style-name="ce7" office:value-type="float" office:value="64" calcext:value-type="float">
            <text:p>64</text:p>
          </table:table-cell>
          <table:table-cell table:style-name="ce12" office:value-type="float" office:value="8689.04" calcext:value-type="float">
            <text:p>8689.04</text:p>
          </table:table-cell>
          <table:table-cell table:style-name="ce16" office:value-type="float" office:value="8267.47" calcext:value-type="float">
            <text:p>8267.47</text:p>
          </table:table-cell>
          <table:table-cell table:style-name="ce16" office:value-type="float" office:value="9061.06" calcext:value-type="float">
            <text:p>9061.06</text:p>
          </table:table-cell>
          <table:table-cell table:style-name="ce16" office:value-type="float" office:value="10750.94" calcext:value-type="float">
            <text:p>10750.94</text:p>
          </table:table-cell>
          <table:table-cell table:style-name="ce16" office:value-type="float" office:value="12101.5" calcext:value-type="float">
            <text:p>12101.5</text:p>
          </table:table-cell>
          <table:table-cell table:style-name="ce16" office:value-type="float" office:value="12079.37" calcext:value-type="float">
            <text:p>12079.37</text:p>
          </table:table-cell>
          <table:table-cell table:style-name="ce21" office:value-type="float" office:value="11841.33" calcext:value-type="float">
            <text:p>11841.33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Sum - MiB/Sec</text:p>
          </table:table-cell>
          <table:table-cell table:style-name="ce8" office:value-type="string" calcext:value-type="string">
            <text:p>ThreadsTotal</text:p>
          </table:table-cell>
          <table:table-cell table:style-name="ce13" table:number-columns-repeated="5"/>
          <table:table-cell table:style-name="ce17"/>
          <table:table-cell table:number-columns-repeated="2"/>
          <table:table-cell table:style-name="ce3" office:value-type="string" calcext:value-type="string">
            <text:p>Sum - MiB/Sec</text:p>
          </table:table-cell>
          <table:table-cell table:style-name="ce8" office:value-type="string" calcext:value-type="string">
            <text:p>ThreadsTotal</text:p>
          </table:table-cell>
          <table:table-cell table:style-name="ce13" table:number-columns-repeated="5"/>
          <table:table-cell table:style-name="ce17"/>
          <table:table-cell table:number-columns-repeated="1006"/>
        </table:table-row>
        <table:table-row table:style-name="ro3">
          <table:table-cell table:style-name="ce4" office:value-type="string" calcext:value-type="string">
            <text:p>ObjSize MB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2"/>
          <table:table-cell table:style-name="ce4" office:value-type="string" calcext:value-type="string">
            <text:p>ObjSize MB</text:p>
          </table:table-cell>
          <table:table-cell table:style-name="ce9" office:value-type="float" office:value="32" calcext:value-type="float">
            <text:p>3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84" calcext:value-type="float">
            <text:p>384</text:p>
          </table:table-cell>
          <table:table-cell table:style-name="ce18" office:value-type="float" office:value="512" calcext:value-type="float">
            <text:p>512</text:p>
          </table:table-cell>
          <table:table-cell table:number-columns-repeated="1006"/>
        </table:table-row>
        <table:table-row table:style-name="ro3">
          <table:table-cell table:style-name="ce5" office:value-type="float" office:value="0.125" calcext:value-type="float">
            <text:p>0.125</text:p>
          </table:table-cell>
          <table:table-cell table:style-name="ce10" office:value-type="float" office:value="13.81" calcext:value-type="float">
            <text:p>13.81</text:p>
          </table:table-cell>
          <table:table-cell table:style-name="ce15" office:value-type="float" office:value="18.7" calcext:value-type="float">
            <text:p>18.7</text:p>
          </table:table-cell>
          <table:table-cell table:style-name="ce15" office:value-type="float" office:value="20.78" calcext:value-type="float">
            <text:p>20.78</text:p>
          </table:table-cell>
          <table:table-cell table:style-name="ce15" office:value-type="float" office:value="26.95" calcext:value-type="float">
            <text:p>26.95</text:p>
          </table:table-cell>
          <table:table-cell table:style-name="ce15" office:value-type="float" office:value="29.23" calcext:value-type="float">
            <text:p>29.23</text:p>
          </table:table-cell>
          <table:table-cell table:style-name="ce15" office:value-type="float" office:value="31.1" calcext:value-type="float">
            <text:p>31.1</text:p>
          </table:table-cell>
          <table:table-cell table:style-name="ce19" office:value-type="float" office:value="26.72" calcext:value-type="float">
            <text:p>26.72</text:p>
          </table:table-cell>
          <table:table-cell table:number-columns-repeated="2"/>
          <table:table-cell table:style-name="ce5" office:value-type="float" office:value="0.125" calcext:value-type="float">
            <text:p>0.125</text:p>
          </table:table-cell>
          <table:table-cell table:style-name="ce10" office:value-type="float" office:value="13.81" calcext:value-type="float">
            <text:p>13.81</text:p>
          </table:table-cell>
          <table:table-cell table:style-name="ce15" office:value-type="float" office:value="18.7" calcext:value-type="float">
            <text:p>18.7</text:p>
          </table:table-cell>
          <table:table-cell table:style-name="ce15" office:value-type="float" office:value="20.78" calcext:value-type="float">
            <text:p>20.78</text:p>
          </table:table-cell>
          <table:table-cell table:style-name="ce15" office:value-type="float" office:value="26.95" calcext:value-type="float">
            <text:p>26.95</text:p>
          </table:table-cell>
          <table:table-cell table:style-name="ce15" office:value-type="float" office:value="29.23" calcext:value-type="float">
            <text:p>29.23</text:p>
          </table:table-cell>
          <table:table-cell table:style-name="ce15" office:value-type="float" office:value="31.1" calcext:value-type="float">
            <text:p>31.1</text:p>
          </table:table-cell>
          <table:table-cell table:style-name="ce19" office:value-type="float" office:value="26.72" calcext:value-type="float">
            <text:p>26.72</text:p>
          </table:table-cell>
          <table:table-cell table:number-columns-repeated="1006"/>
        </table:table-row>
        <table:table-row table:style-name="ro3">
          <table:table-cell table:style-name="ce6" office:value-type="float" office:value="0.5" calcext:value-type="float">
            <text:p>0.5</text:p>
          </table:table-cell>
          <table:table-cell table:style-name="ce11" office:value-type="float" office:value="46.26" calcext:value-type="float">
            <text:p>46.26</text:p>
          </table:table-cell>
          <table:table-cell table:style-name="Pivot_20_Table_20_Value" office:value-type="float" office:value="55.94" calcext:value-type="float">
            <text:p>55.94</text:p>
          </table:table-cell>
          <table:table-cell table:style-name="Pivot_20_Table_20_Value" office:value-type="float" office:value="66.02" calcext:value-type="float">
            <text:p>66.02</text:p>
          </table:table-cell>
          <table:table-cell table:style-name="Pivot_20_Table_20_Value" office:value-type="float" office:value="72.07" calcext:value-type="float">
            <text:p>72.07</text:p>
          </table:table-cell>
          <table:table-cell table:style-name="Pivot_20_Table_20_Value" office:value-type="float" office:value="91.45" calcext:value-type="float">
            <text:p>91.45</text:p>
          </table:table-cell>
          <table:table-cell table:style-name="Pivot_20_Table_20_Value" office:value-type="float" office:value="96.81" calcext:value-type="float">
            <text:p>96.81</text:p>
          </table:table-cell>
          <table:table-cell table:style-name="ce20" office:value-type="float" office:value="125.3" calcext:value-type="float">
            <text:p>125.3</text:p>
          </table:table-cell>
          <table:table-cell table:number-columns-repeated="2"/>
          <table:table-cell table:style-name="ce6" office:value-type="float" office:value="0.5" calcext:value-type="float">
            <text:p>0.5</text:p>
          </table:table-cell>
          <table:table-cell table:style-name="ce11" office:value-type="float" office:value="46.26" calcext:value-type="float">
            <text:p>46.26</text:p>
          </table:table-cell>
          <table:table-cell table:style-name="Pivot_20_Table_20_Value" office:value-type="float" office:value="55.94" calcext:value-type="float">
            <text:p>55.94</text:p>
          </table:table-cell>
          <table:table-cell table:style-name="Pivot_20_Table_20_Value" office:value-type="float" office:value="66.02" calcext:value-type="float">
            <text:p>66.02</text:p>
          </table:table-cell>
          <table:table-cell table:style-name="Pivot_20_Table_20_Value" office:value-type="float" office:value="72.07" calcext:value-type="float">
            <text:p>72.07</text:p>
          </table:table-cell>
          <table:table-cell table:style-name="Pivot_20_Table_20_Value" office:value-type="float" office:value="91.45" calcext:value-type="float">
            <text:p>91.45</text:p>
          </table:table-cell>
          <table:table-cell table:style-name="Pivot_20_Table_20_Value" office:value-type="float" office:value="96.81" calcext:value-type="float">
            <text:p>96.81</text:p>
          </table:table-cell>
          <table:table-cell table:style-name="ce20" office:value-type="float" office:value="125.3" calcext:value-type="float">
            <text:p>125.3</text:p>
          </table:table-cell>
          <table:table-cell table:number-columns-repeated="1006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float" office:value="105.78" calcext:value-type="float">
            <text:p>105.78</text:p>
          </table:table-cell>
          <table:table-cell table:style-name="Pivot_20_Table_20_Value" office:value-type="float" office:value="145.64" calcext:value-type="float">
            <text:p>145.64</text:p>
          </table:table-cell>
          <table:table-cell table:style-name="Pivot_20_Table_20_Value" office:value-type="float" office:value="170.28" calcext:value-type="float">
            <text:p>170.28</text:p>
          </table:table-cell>
          <table:table-cell table:style-name="Pivot_20_Table_20_Value" office:value-type="float" office:value="223.2" calcext:value-type="float">
            <text:p>223.2</text:p>
          </table:table-cell>
          <table:table-cell table:style-name="Pivot_20_Table_20_Value" office:value-type="float" office:value="231.49" calcext:value-type="float">
            <text:p>231.49</text:p>
          </table:table-cell>
          <table:table-cell table:style-name="Pivot_20_Table_20_Value" office:value-type="float" office:value="232.36" calcext:value-type="float">
            <text:p>232.36</text:p>
          </table:table-cell>
          <table:table-cell table:style-name="ce20" office:value-type="float" office:value="228.46" calcext:value-type="float">
            <text:p>228.46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1" office:value-type="float" office:value="105.78" calcext:value-type="float">
            <text:p>105.78</text:p>
          </table:table-cell>
          <table:table-cell table:style-name="Pivot_20_Table_20_Value" office:value-type="float" office:value="145.64" calcext:value-type="float">
            <text:p>145.64</text:p>
          </table:table-cell>
          <table:table-cell table:style-name="Pivot_20_Table_20_Value" office:value-type="float" office:value="170.28" calcext:value-type="float">
            <text:p>170.28</text:p>
          </table:table-cell>
          <table:table-cell table:style-name="Pivot_20_Table_20_Value" office:value-type="float" office:value="223.2" calcext:value-type="float">
            <text:p>223.2</text:p>
          </table:table-cell>
          <table:table-cell table:style-name="Pivot_20_Table_20_Value" office:value-type="float" office:value="231.49" calcext:value-type="float">
            <text:p>231.49</text:p>
          </table:table-cell>
          <table:table-cell table:style-name="Pivot_20_Table_20_Value" office:value-type="float" office:value="232.36" calcext:value-type="float">
            <text:p>232.36</text:p>
          </table:table-cell>
          <table:table-cell table:style-name="ce20" office:value-type="float" office:value="228.46" calcext:value-type="float">
            <text:p>228.46</text:p>
          </table:table-cell>
          <table:table-cell table:number-columns-repeated="1006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1" office:value-type="float" office:value="381.06" calcext:value-type="float">
            <text:p>381.06</text:p>
          </table:table-cell>
          <table:table-cell table:style-name="Pivot_20_Table_20_Value" office:value-type="float" office:value="545.49" calcext:value-type="float">
            <text:p>545.49</text:p>
          </table:table-cell>
          <table:table-cell table:style-name="Pivot_20_Table_20_Value" office:value-type="float" office:value="548.35" calcext:value-type="float">
            <text:p>548.35</text:p>
          </table:table-cell>
          <table:table-cell table:style-name="Pivot_20_Table_20_Value" office:value-type="float" office:value="811.74" calcext:value-type="float">
            <text:p>811.74</text:p>
          </table:table-cell>
          <table:table-cell table:style-name="Pivot_20_Table_20_Value" office:value-type="float" office:value="876.35" calcext:value-type="float">
            <text:p>876.35</text:p>
          </table:table-cell>
          <table:table-cell table:style-name="Pivot_20_Table_20_Value" office:value-type="float" office:value="967.58" calcext:value-type="float">
            <text:p>967.58</text:p>
          </table:table-cell>
          <table:table-cell table:style-name="ce20" office:value-type="float" office:value="1091.23" calcext:value-type="float">
            <text:p>1091.23</text:p>
          </table:table-cell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11" office:value-type="float" office:value="381.06" calcext:value-type="float">
            <text:p>381.06</text:p>
          </table:table-cell>
          <table:table-cell table:style-name="Pivot_20_Table_20_Value" office:value-type="float" office:value="545.49" calcext:value-type="float">
            <text:p>545.49</text:p>
          </table:table-cell>
          <table:table-cell table:style-name="Pivot_20_Table_20_Value" office:value-type="float" office:value="548.35" calcext:value-type="float">
            <text:p>548.35</text:p>
          </table:table-cell>
          <table:table-cell table:style-name="Pivot_20_Table_20_Value" office:value-type="float" office:value="811.74" calcext:value-type="float">
            <text:p>811.74</text:p>
          </table:table-cell>
          <table:table-cell table:style-name="Pivot_20_Table_20_Value" office:value-type="float" office:value="876.35" calcext:value-type="float">
            <text:p>876.35</text:p>
          </table:table-cell>
          <table:table-cell table:style-name="Pivot_20_Table_20_Value" office:value-type="float" office:value="967.58" calcext:value-type="float">
            <text:p>967.58</text:p>
          </table:table-cell>
          <table:table-cell table:style-name="ce20" office:value-type="float" office:value="1091.23" calcext:value-type="float">
            <text:p>1091.23</text:p>
          </table:table-cell>
          <table:table-cell table:number-columns-repeated="1006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table:style-name="ce11" office:value-type="float" office:value="1062.96" calcext:value-type="float">
            <text:p>1062.96</text:p>
          </table:table-cell>
          <table:table-cell table:style-name="Pivot_20_Table_20_Value" office:value-type="float" office:value="1679.97" calcext:value-type="float">
            <text:p>1679.97</text:p>
          </table:table-cell>
          <table:table-cell table:style-name="Pivot_20_Table_20_Value" office:value-type="float" office:value="2009.94" calcext:value-type="float">
            <text:p>2009.94</text:p>
          </table:table-cell>
          <table:table-cell table:style-name="Pivot_20_Table_20_Value" office:value-type="float" office:value="2573.04" calcext:value-type="float">
            <text:p>2573.04</text:p>
          </table:table-cell>
          <table:table-cell table:style-name="Pivot_20_Table_20_Value" office:value-type="float" office:value="2825.33" calcext:value-type="float">
            <text:p>2825.33</text:p>
          </table:table-cell>
          <table:table-cell table:style-name="Pivot_20_Table_20_Value" office:value-type="float" office:value="3145.82" calcext:value-type="float">
            <text:p>3145.82</text:p>
          </table:table-cell>
          <table:table-cell table:style-name="ce20" office:value-type="float" office:value="3390.88" calcext:value-type="float">
            <text:p>3390.88</text:p>
          </table:table-cell>
          <table:table-cell table:number-columns-repeated="2"/>
          <table:table-cell table:style-name="ce6" office:value-type="float" office:value="16" calcext:value-type="float">
            <text:p>16</text:p>
          </table:table-cell>
          <table:table-cell table:style-name="ce11" office:value-type="float" office:value="1062.96" calcext:value-type="float">
            <text:p>1062.96</text:p>
          </table:table-cell>
          <table:table-cell table:style-name="Pivot_20_Table_20_Value" office:value-type="float" office:value="1679.97" calcext:value-type="float">
            <text:p>1679.97</text:p>
          </table:table-cell>
          <table:table-cell table:style-name="Pivot_20_Table_20_Value" office:value-type="float" office:value="2009.94" calcext:value-type="float">
            <text:p>2009.94</text:p>
          </table:table-cell>
          <table:table-cell table:style-name="Pivot_20_Table_20_Value" office:value-type="float" office:value="2573.04" calcext:value-type="float">
            <text:p>2573.04</text:p>
          </table:table-cell>
          <table:table-cell table:style-name="Pivot_20_Table_20_Value" office:value-type="float" office:value="2825.33" calcext:value-type="float">
            <text:p>2825.33</text:p>
          </table:table-cell>
          <table:table-cell table:style-name="Pivot_20_Table_20_Value" office:value-type="float" office:value="3145.82" calcext:value-type="float">
            <text:p>3145.82</text:p>
          </table:table-cell>
          <table:table-cell table:style-name="ce20" office:value-type="float" office:value="3390.88" calcext:value-type="float">
            <text:p>3390.88</text:p>
          </table:table-cell>
          <table:table-cell table:number-columns-repeated="1006"/>
        </table:table-row>
        <table:table-row table:style-name="ro3">
          <table:table-cell table:style-name="ce7" office:value-type="float" office:value="64" calcext:value-type="float">
            <text:p>64</text:p>
          </table:table-cell>
          <table:table-cell table:style-name="ce12" office:value-type="float" office:value="2058.84" calcext:value-type="float">
            <text:p>2058.84</text:p>
          </table:table-cell>
          <table:table-cell table:style-name="ce16" office:value-type="float" office:value="3293.11" calcext:value-type="float">
            <text:p>3293.11</text:p>
          </table:table-cell>
          <table:table-cell table:style-name="ce16" office:value-type="float" office:value="4065.28" calcext:value-type="float">
            <text:p>4065.28</text:p>
          </table:table-cell>
          <table:table-cell table:style-name="ce16" office:value-type="float" office:value="5088.14" calcext:value-type="float">
            <text:p>5088.14</text:p>
          </table:table-cell>
          <table:table-cell table:style-name="ce16" office:value-type="float" office:value="5411.55" calcext:value-type="float">
            <text:p>5411.55</text:p>
          </table:table-cell>
          <table:table-cell table:style-name="ce16" office:value-type="float" office:value="5265.69" calcext:value-type="float">
            <text:p>5265.69</text:p>
          </table:table-cell>
          <table:table-cell table:style-name="ce21" office:value-type="float" office:value="5581.43" calcext:value-type="float">
            <text:p>5581.43</text:p>
          </table:table-cell>
          <table:table-cell table:number-columns-repeated="2"/>
          <table:table-cell table:style-name="ce7" office:value-type="float" office:value="64" calcext:value-type="float">
            <text:p>64</text:p>
          </table:table-cell>
          <table:table-cell table:style-name="ce12" office:value-type="float" office:value="2058.84" calcext:value-type="float">
            <text:p>2058.84</text:p>
          </table:table-cell>
          <table:table-cell table:style-name="ce16" office:value-type="float" office:value="3293.11" calcext:value-type="float">
            <text:p>3293.11</text:p>
          </table:table-cell>
          <table:table-cell table:style-name="ce16" office:value-type="float" office:value="4065.28" calcext:value-type="float">
            <text:p>4065.28</text:p>
          </table:table-cell>
          <table:table-cell table:style-name="ce16" office:value-type="float" office:value="5088.14" calcext:value-type="float">
            <text:p>5088.14</text:p>
          </table:table-cell>
          <table:table-cell table:style-name="ce16" office:value-type="float" office:value="5411.55" calcext:value-type="float">
            <text:p>5411.55</text:p>
          </table:table-cell>
          <table:table-cell table:style-name="ce16" office:value-type="float" office:value="5265.69" calcext:value-type="float">
            <text:p>5265.69</text:p>
          </table:table-cell>
          <table:table-cell table:style-name="ce21" office:value-type="float" office:value="5581.43" calcext:value-type="float">
            <text:p>5581.43</text:p>
          </table:table-cell>
          <table:table-cell table:number-columns-repeated="100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Pivot Tables" table:application-data="" table:target-range-address="'Pivot Tables'.A2:'Pivot Tables'.H9" table:buttons="'Pivot Tables'.A3 'Pivot Tables'.B2" table:grand-total="none" table:show-filter-button="false">
          <table:source-cell-range table:cell-range-address="'Data By Operation'.A3:'Data By Operation'.H45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delet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/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st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delete-008-131072.csv.zst" table:display="true" table:show-details="true"/>
                <table:data-pilot-member table:name="delete-016-131072.csv.zst" table:display="true" table:show-details="true"/>
                <table:data-pilot-member table:name="delete-024-131072.csv.zst" table:display="true" table:show-details="true"/>
                <table:data-pilot-member table:name="delete-048-131072.csv.zst" table:display="true" table:show-details="true"/>
                <table:data-pilot-member table:name="delete-064-131072.csv.zst" table:display="true" table:show-details="true"/>
                <table:data-pilot-member table:name="delete-096-131072.csv.zst" table:display="true" table:show-details="true"/>
                <table:data-pilot-member table:name="delete-128-131072.csv.zst" table:display="true" table:show-details="true"/>
                <table:data-pilot-member table:name="delete-008-524288.csv.zst" table:display="true" table:show-details="true"/>
                <table:data-pilot-member table:name="delete-016-524288.csv.zst" table:display="true" table:show-details="true"/>
                <table:data-pilot-member table:name="delete-024-524288.csv.zst" table:display="true" table:show-details="true"/>
                <table:data-pilot-member table:name="delete-048-524288.csv.zst" table:display="true" table:show-details="true"/>
                <table:data-pilot-member table:name="delete-064-524288.csv.zst" table:display="true" table:show-details="true"/>
                <table:data-pilot-member table:name="delete-096-524288.csv.zst" table:display="true" table:show-details="true"/>
                <table:data-pilot-member table:name="delete-128-524288.csv.zst" table:display="true" table:show-details="true"/>
                <table:data-pilot-member table:name="delete-008-1048576.csv.zst" table:display="true" table:show-details="true"/>
                <table:data-pilot-member table:name="delete-016-1048576.csv.zst" table:display="true" table:show-details="true"/>
                <table:data-pilot-member table:name="delete-024-1048576.csv.zst" table:display="true" table:show-details="true"/>
                <table:data-pilot-member table:name="delete-048-1048576.csv.zst" table:display="true" table:show-details="true"/>
                <table:data-pilot-member table:name="delete-064-1048576.csv.zst" table:display="true" table:show-details="true"/>
                <table:data-pilot-member table:name="delete-096-1048576.csv.zst" table:display="true" table:show-details="true"/>
                <table:data-pilot-member table:name="delete-128-1048576.csv.zst" table:display="true" table:show-details="true"/>
                <table:data-pilot-member table:name="delete-008-4194304.csv.zst" table:display="true" table:show-details="true"/>
                <table:data-pilot-member table:name="delete-016-4194304.csv.zst" table:display="true" table:show-details="true"/>
                <table:data-pilot-member table:name="delete-024-4194304.csv.zst" table:display="true" table:show-details="true"/>
                <table:data-pilot-member table:name="delete-048-4194304.csv.zst" table:display="true" table:show-details="true"/>
                <table:data-pilot-member table:name="delete-064-4194304.csv.zst" table:display="true" table:show-details="true"/>
                <table:data-pilot-member table:name="delete-096-4194304.csv.zst" table:display="true" table:show-details="true"/>
                <table:data-pilot-member table:name="delete-128-4194304.csv.zst" table:display="true" table:show-details="true"/>
                <table:data-pilot-member table:name="delete-008-16777216.csv.zst" table:display="true" table:show-details="true"/>
                <table:data-pilot-member table:name="delete-016-16777216.csv.zst" table:display="true" table:show-details="true"/>
                <table:data-pilot-member table:name="delete-024-16777216.csv.zst" table:display="true" table:show-details="true"/>
                <table:data-pilot-member table:name="delete-048-16777216.csv.zst" table:display="true" table:show-details="true"/>
                <table:data-pilot-member table:name="delete-064-16777216.csv.zst" table:display="true" table:show-details="true"/>
                <table:data-pilot-member table:name="delete-096-16777216.csv.zst" table:display="true" table:show-details="true"/>
                <table:data-pilot-member table:name="delete-128-16777216.csv.zst" table:display="true" table:show-details="true"/>
                <table:data-pilot-member table:name="delete-008-67108864.csv.zst" table:display="true" table:show-details="true"/>
                <table:data-pilot-member table:name="delete-016-67108864.csv.zst" table:display="true" table:show-details="true"/>
                <table:data-pilot-member table:name="delete-024-67108864.csv.zst" table:display="true" table:show-details="true"/>
                <table:data-pilot-member table:name="delete-048-67108864.csv.zst" table:display="true" table:show-details="true"/>
                <table:data-pilot-member table:name="delete-064-67108864.csv.zst" table:display="true" table:show-details="true"/>
                <table:data-pilot-member table:name="delete-096-67108864.csv.zst" table:display="true" table:show-details="true"/>
                <table:data-pilot-member table:name="delete-128-67108864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.9" table:display="true" table:show-details="true"/>
                <table:data-pilot-member table:name="18.03" table:display="true" table:show-details="true"/>
                <table:data-pilot-member table:name="21.29" table:display="true" table:show-details="true"/>
                <table:data-pilot-member table:name="24.74" table:display="true" table:show-details="true"/>
                <table:data-pilot-member table:name="25.36" table:display="true" table:show-details="true"/>
                <table:data-pilot-member table:name="27.71" table:display="true" table:show-details="true"/>
                <table:data-pilot-member table:name="25.71" table:display="true" table:show-details="true"/>
                <table:data-pilot-member table:name="46.26" table:display="true" table:show-details="true"/>
                <table:data-pilot-member table:name="60.96" table:display="true" table:show-details="true"/>
                <table:data-pilot-member table:name="51.96" table:display="true" table:show-details="true"/>
                <table:data-pilot-member table:name="70.97" table:display="true" table:show-details="true"/>
                <table:data-pilot-member table:name="88.72" table:display="true" table:show-details="true"/>
                <table:data-pilot-member table:name="99.68" table:display="true" table:show-details="true"/>
                <table:data-pilot-member table:name="Errors: 7" table:display="true" table:show-details="true"/>
                <table:data-pilot-member table:name="104.54" table:display="true" table:show-details="true"/>
                <table:data-pilot-member table:name="145.51" table:display="true" table:show-details="true"/>
                <table:data-pilot-member table:name="174.39" table:display="true" table:show-details="true"/>
                <table:data-pilot-member table:name="139.86" table:display="true" table:show-details="true"/>
                <table:data-pilot-member table:name="199.82" table:display="true" table:show-details="true"/>
                <table:data-pilot-member table:name="259.06" table:display="true" table:show-details="true"/>
                <table:data-pilot-member table:name="Errors: 6" table:display="true" table:show-details="true"/>
                <table:data-pilot-member table:name="393.11" table:display="true" table:show-details="true"/>
                <table:data-pilot-member table:name="534.57" table:display="true" table:show-details="true"/>
                <table:data-pilot-member table:name="647.56" table:display="true" table:show-details="true"/>
                <table:data-pilot-member table:name="810.56" table:display="true" table:show-details="true"/>
                <table:data-pilot-member table:name="915.28" table:display="true" table:show-details="true"/>
                <table:data-pilot-member table:name="Errors: 3" table:display="true" table:show-details="true"/>
                <table:data-pilot-member table:name="1078.66" table:display="true" table:show-details="true"/>
                <table:data-pilot-member table:name="1096.94" table:display="true" table:show-details="true"/>
                <table:data-pilot-member table:name="1698.79" table:display="true" table:show-details="true"/>
                <table:data-pilot-member table:name="2023.5" table:display="true" table:show-details="true"/>
                <table:data-pilot-member table:name="2630.66" table:display="true" table:show-details="true"/>
                <table:data-pilot-member table:name="2826.06" table:display="true" table:show-details="true"/>
                <table:data-pilot-member table:name="3099.15" table:display="true" table:show-details="true"/>
                <table:data-pilot-member table:name="3238.22" table:display="true" table:show-details="true"/>
                <table:data-pilot-member table:name="2042.24" table:display="true" table:show-details="true"/>
                <table:data-pilot-member table:name="3277.3" table:display="true" table:show-details="true"/>
                <table:data-pilot-member table:name="4057.25" table:display="true" table:show-details="true"/>
                <table:data-pilot-member table:name="5066.81" table:display="true" table:show-details="true"/>
                <table:data-pilot-member table:name="5409.55" table:display="true" table:show-details="true"/>
                <table:data-pilot-member table:name="5071.4" table:display="true" table:show-details="true"/>
                <table:data-pilot-member table:name="4902.0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Size MB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eadsTotal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/Sec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11.17" table:display="true" table:show-details="true"/>
                <table:data-pilot-member table:name="144.26" table:display="true" table:show-details="true"/>
                <table:data-pilot-member table:name="170.31" table:display="true" table:show-details="true"/>
                <table:data-pilot-member table:name="197.89" table:display="true" table:show-details="true"/>
                <table:data-pilot-member table:name="202.88" table:display="true" table:show-details="true"/>
                <table:data-pilot-member table:name="221.66" table:display="true" table:show-details="true"/>
                <table:data-pilot-member table:name="205.72" table:display="true" table:show-details="true"/>
                <table:data-pilot-member table:name="92.53" table:display="true" table:show-details="true"/>
                <table:data-pilot-member table:name="121.92" table:display="true" table:show-details="true"/>
                <table:data-pilot-member table:name="103.91" table:display="true" table:show-details="true"/>
                <table:data-pilot-member table:name="141.93" table:display="true" table:show-details="true"/>
                <table:data-pilot-member table:name="177.44" table:display="true" table:show-details="true"/>
                <table:data-pilot-member table:name="199.36" table:display="true" table:show-details="true"/>
                <table:data-pilot-member table:name="" table:display="true" table:show-details="true"/>
                <table:data-pilot-member table:name="104.54" table:display="true" table:show-details="true"/>
                <table:data-pilot-member table:name="145.51" table:display="true" table:show-details="true"/>
                <table:data-pilot-member table:name="174.39" table:display="true" table:show-details="true"/>
                <table:data-pilot-member table:name="139.86" table:display="true" table:show-details="true"/>
                <table:data-pilot-member table:name="199.82" table:display="true" table:show-details="true"/>
                <table:data-pilot-member table:name="259.06" table:display="true" table:show-details="true"/>
                <table:data-pilot-member table:name="98.28" table:display="true" table:show-details="true"/>
                <table:data-pilot-member table:name="133.64" table:display="true" table:show-details="true"/>
                <table:data-pilot-member table:name="161.89" table:display="true" table:show-details="true"/>
                <table:data-pilot-member table:name="202.64" table:display="true" table:show-details="true"/>
                <table:data-pilot-member table:name="228.82" table:display="true" table:show-details="true"/>
                <table:data-pilot-member table:name="269.67" table:display="true" table:show-details="true"/>
                <table:data-pilot-member table:name="68.56" table:display="true" table:show-details="true"/>
                <table:data-pilot-member table:name="106.17" table:display="true" table:show-details="true"/>
                <table:data-pilot-member table:name="126.47" table:display="true" table:show-details="true"/>
                <table:data-pilot-member table:name="164.42" table:display="true" table:show-details="true"/>
                <table:data-pilot-member table:name="176.63" table:display="true" table:show-details="true"/>
                <table:data-pilot-member table:name="193.7" table:display="true" table:show-details="true"/>
                <table:data-pilot-member table:name="202.39" table:display="true" table:show-details="true"/>
                <table:data-pilot-member table:name="31.91" table:display="true" table:show-details="true"/>
                <table:data-pilot-member table:name="51.21" table:display="true" table:show-details="true"/>
                <table:data-pilot-member table:name="63.39" table:display="true" table:show-details="true"/>
                <table:data-pilot-member table:name="79.17" table:display="true" table:show-details="true"/>
                <table:data-pilot-member table:name="84.52" table:display="true" table:show-details="true"/>
                <table:data-pilot-member table:name="79.24" table:display="true" table:show-details="true"/>
                <table:data-pilot-member table:name="76.5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 Tables 2" table:application-data="" table:target-range-address="'Pivot Tables'.K2:'Pivot Tables'.R9" table:buttons="'Pivot Tables'.K3 'Pivot Tables'.L2" table:grand-total="none" table:show-filter-button="false">
          <table:source-cell-range table:cell-range-address="'Data By Operation'.A3:'Data By Operation'.H45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delet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/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st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delete-008-131072.csv.zst" table:display="true" table:show-details="true"/>
                <table:data-pilot-member table:name="delete-016-131072.csv.zst" table:display="true" table:show-details="true"/>
                <table:data-pilot-member table:name="delete-024-131072.csv.zst" table:display="true" table:show-details="true"/>
                <table:data-pilot-member table:name="delete-048-131072.csv.zst" table:display="true" table:show-details="true"/>
                <table:data-pilot-member table:name="delete-064-131072.csv.zst" table:display="true" table:show-details="true"/>
                <table:data-pilot-member table:name="delete-096-131072.csv.zst" table:display="true" table:show-details="true"/>
                <table:data-pilot-member table:name="delete-128-131072.csv.zst" table:display="true" table:show-details="true"/>
                <table:data-pilot-member table:name="delete-008-524288.csv.zst" table:display="true" table:show-details="true"/>
                <table:data-pilot-member table:name="delete-016-524288.csv.zst" table:display="true" table:show-details="true"/>
                <table:data-pilot-member table:name="delete-024-524288.csv.zst" table:display="true" table:show-details="true"/>
                <table:data-pilot-member table:name="delete-048-524288.csv.zst" table:display="true" table:show-details="true"/>
                <table:data-pilot-member table:name="delete-064-524288.csv.zst" table:display="true" table:show-details="true"/>
                <table:data-pilot-member table:name="delete-096-524288.csv.zst" table:display="true" table:show-details="true"/>
                <table:data-pilot-member table:name="delete-128-524288.csv.zst" table:display="true" table:show-details="true"/>
                <table:data-pilot-member table:name="delete-008-1048576.csv.zst" table:display="true" table:show-details="true"/>
                <table:data-pilot-member table:name="delete-016-1048576.csv.zst" table:display="true" table:show-details="true"/>
                <table:data-pilot-member table:name="delete-024-1048576.csv.zst" table:display="true" table:show-details="true"/>
                <table:data-pilot-member table:name="delete-048-1048576.csv.zst" table:display="true" table:show-details="true"/>
                <table:data-pilot-member table:name="delete-064-1048576.csv.zst" table:display="true" table:show-details="true"/>
                <table:data-pilot-member table:name="delete-096-1048576.csv.zst" table:display="true" table:show-details="true"/>
                <table:data-pilot-member table:name="delete-128-1048576.csv.zst" table:display="true" table:show-details="true"/>
                <table:data-pilot-member table:name="delete-008-4194304.csv.zst" table:display="true" table:show-details="true"/>
                <table:data-pilot-member table:name="delete-016-4194304.csv.zst" table:display="true" table:show-details="true"/>
                <table:data-pilot-member table:name="delete-024-4194304.csv.zst" table:display="true" table:show-details="true"/>
                <table:data-pilot-member table:name="delete-048-4194304.csv.zst" table:display="true" table:show-details="true"/>
                <table:data-pilot-member table:name="delete-064-4194304.csv.zst" table:display="true" table:show-details="true"/>
                <table:data-pilot-member table:name="delete-096-4194304.csv.zst" table:display="true" table:show-details="true"/>
                <table:data-pilot-member table:name="delete-128-4194304.csv.zst" table:display="true" table:show-details="true"/>
                <table:data-pilot-member table:name="delete-008-16777216.csv.zst" table:display="true" table:show-details="true"/>
                <table:data-pilot-member table:name="delete-016-16777216.csv.zst" table:display="true" table:show-details="true"/>
                <table:data-pilot-member table:name="delete-024-16777216.csv.zst" table:display="true" table:show-details="true"/>
                <table:data-pilot-member table:name="delete-048-16777216.csv.zst" table:display="true" table:show-details="true"/>
                <table:data-pilot-member table:name="delete-064-16777216.csv.zst" table:display="true" table:show-details="true"/>
                <table:data-pilot-member table:name="delete-096-16777216.csv.zst" table:display="true" table:show-details="true"/>
                <table:data-pilot-member table:name="delete-128-16777216.csv.zst" table:display="true" table:show-details="true"/>
                <table:data-pilot-member table:name="delete-008-67108864.csv.zst" table:display="true" table:show-details="true"/>
                <table:data-pilot-member table:name="delete-016-67108864.csv.zst" table:display="true" table:show-details="true"/>
                <table:data-pilot-member table:name="delete-024-67108864.csv.zst" table:display="true" table:show-details="true"/>
                <table:data-pilot-member table:name="delete-048-67108864.csv.zst" table:display="true" table:show-details="true"/>
                <table:data-pilot-member table:name="delete-064-67108864.csv.zst" table:display="true" table:show-details="true"/>
                <table:data-pilot-member table:name="delete-096-67108864.csv.zst" table:display="true" table:show-details="true"/>
                <table:data-pilot-member table:name="delete-128-67108864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iB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.9" table:display="true" table:show-details="true"/>
                <table:data-pilot-member table:name="18.03" table:display="true" table:show-details="true"/>
                <table:data-pilot-member table:name="21.29" table:display="true" table:show-details="true"/>
                <table:data-pilot-member table:name="24.74" table:display="true" table:show-details="true"/>
                <table:data-pilot-member table:name="25.36" table:display="true" table:show-details="true"/>
                <table:data-pilot-member table:name="27.71" table:display="true" table:show-details="true"/>
                <table:data-pilot-member table:name="25.71" table:display="true" table:show-details="true"/>
                <table:data-pilot-member table:name="46.26" table:display="true" table:show-details="true"/>
                <table:data-pilot-member table:name="60.96" table:display="true" table:show-details="true"/>
                <table:data-pilot-member table:name="51.96" table:display="true" table:show-details="true"/>
                <table:data-pilot-member table:name="70.97" table:display="true" table:show-details="true"/>
                <table:data-pilot-member table:name="88.72" table:display="true" table:show-details="true"/>
                <table:data-pilot-member table:name="99.68" table:display="true" table:show-details="true"/>
                <table:data-pilot-member table:name="Errors: 7" table:display="true" table:show-details="true"/>
                <table:data-pilot-member table:name="104.54" table:display="true" table:show-details="true"/>
                <table:data-pilot-member table:name="145.51" table:display="true" table:show-details="true"/>
                <table:data-pilot-member table:name="174.39" table:display="true" table:show-details="true"/>
                <table:data-pilot-member table:name="139.86" table:display="true" table:show-details="true"/>
                <table:data-pilot-member table:name="199.82" table:display="true" table:show-details="true"/>
                <table:data-pilot-member table:name="259.06" table:display="true" table:show-details="true"/>
                <table:data-pilot-member table:name="Errors: 6" table:display="true" table:show-details="true"/>
                <table:data-pilot-member table:name="393.11" table:display="true" table:show-details="true"/>
                <table:data-pilot-member table:name="534.57" table:display="true" table:show-details="true"/>
                <table:data-pilot-member table:name="647.56" table:display="true" table:show-details="true"/>
                <table:data-pilot-member table:name="810.56" table:display="true" table:show-details="true"/>
                <table:data-pilot-member table:name="915.28" table:display="true" table:show-details="true"/>
                <table:data-pilot-member table:name="Errors: 3" table:display="true" table:show-details="true"/>
                <table:data-pilot-member table:name="1078.66" table:display="true" table:show-details="true"/>
                <table:data-pilot-member table:name="1096.94" table:display="true" table:show-details="true"/>
                <table:data-pilot-member table:name="1698.79" table:display="true" table:show-details="true"/>
                <table:data-pilot-member table:name="2023.5" table:display="true" table:show-details="true"/>
                <table:data-pilot-member table:name="2630.66" table:display="true" table:show-details="true"/>
                <table:data-pilot-member table:name="2826.06" table:display="true" table:show-details="true"/>
                <table:data-pilot-member table:name="3099.15" table:display="true" table:show-details="true"/>
                <table:data-pilot-member table:name="3238.22" table:display="true" table:show-details="true"/>
                <table:data-pilot-member table:name="2042.24" table:display="true" table:show-details="true"/>
                <table:data-pilot-member table:name="3277.3" table:display="true" table:show-details="true"/>
                <table:data-pilot-member table:name="4057.25" table:display="true" table:show-details="true"/>
                <table:data-pilot-member table:name="5066.81" table:display="true" table:show-details="true"/>
                <table:data-pilot-member table:name="5409.55" table:display="true" table:show-details="true"/>
                <table:data-pilot-member table:name="5071.4" table:display="true" table:show-details="true"/>
                <table:data-pilot-member table:name="4902.0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Size MB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eadsTotal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/Sec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11.17" table:display="true" table:show-details="true"/>
                <table:data-pilot-member table:name="144.26" table:display="true" table:show-details="true"/>
                <table:data-pilot-member table:name="170.31" table:display="true" table:show-details="true"/>
                <table:data-pilot-member table:name="197.89" table:display="true" table:show-details="true"/>
                <table:data-pilot-member table:name="202.88" table:display="true" table:show-details="true"/>
                <table:data-pilot-member table:name="221.66" table:display="true" table:show-details="true"/>
                <table:data-pilot-member table:name="205.72" table:display="true" table:show-details="true"/>
                <table:data-pilot-member table:name="92.53" table:display="true" table:show-details="true"/>
                <table:data-pilot-member table:name="121.92" table:display="true" table:show-details="true"/>
                <table:data-pilot-member table:name="103.91" table:display="true" table:show-details="true"/>
                <table:data-pilot-member table:name="141.93" table:display="true" table:show-details="true"/>
                <table:data-pilot-member table:name="177.44" table:display="true" table:show-details="true"/>
                <table:data-pilot-member table:name="199.36" table:display="true" table:show-details="true"/>
                <table:data-pilot-member table:name="" table:display="true" table:show-details="true"/>
                <table:data-pilot-member table:name="104.54" table:display="true" table:show-details="true"/>
                <table:data-pilot-member table:name="145.51" table:display="true" table:show-details="true"/>
                <table:data-pilot-member table:name="174.39" table:display="true" table:show-details="true"/>
                <table:data-pilot-member table:name="139.86" table:display="true" table:show-details="true"/>
                <table:data-pilot-member table:name="199.82" table:display="true" table:show-details="true"/>
                <table:data-pilot-member table:name="259.06" table:display="true" table:show-details="true"/>
                <table:data-pilot-member table:name="98.28" table:display="true" table:show-details="true"/>
                <table:data-pilot-member table:name="133.64" table:display="true" table:show-details="true"/>
                <table:data-pilot-member table:name="161.89" table:display="true" table:show-details="true"/>
                <table:data-pilot-member table:name="202.64" table:display="true" table:show-details="true"/>
                <table:data-pilot-member table:name="228.82" table:display="true" table:show-details="true"/>
                <table:data-pilot-member table:name="269.67" table:display="true" table:show-details="true"/>
                <table:data-pilot-member table:name="68.56" table:display="true" table:show-details="true"/>
                <table:data-pilot-member table:name="106.17" table:display="true" table:show-details="true"/>
                <table:data-pilot-member table:name="126.47" table:display="true" table:show-details="true"/>
                <table:data-pilot-member table:name="164.42" table:display="true" table:show-details="true"/>
                <table:data-pilot-member table:name="176.63" table:display="true" table:show-details="true"/>
                <table:data-pilot-member table:name="193.7" table:display="true" table:show-details="true"/>
                <table:data-pilot-member table:name="202.39" table:display="true" table:show-details="true"/>
                <table:data-pilot-member table:name="31.91" table:display="true" table:show-details="true"/>
                <table:data-pilot-member table:name="51.21" table:display="true" table:show-details="true"/>
                <table:data-pilot-member table:name="63.39" table:display="true" table:show-details="true"/>
                <table:data-pilot-member table:name="79.17" table:display="true" table:show-details="true"/>
                <table:data-pilot-member table:name="84.52" table:display="true" table:show-details="true"/>
                <table:data-pilot-member table:name="79.24" table:display="true" table:show-details="true"/>
                <table:data-pilot-member table:name="76.5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 Tables 3" table:application-data="" table:target-range-address="'Pivot Tables'.A13:'Pivot Tables'.H20" table:buttons="'Pivot Tables'.A14 'Pivot Tables'.B13" table:grand-total="none" table:show-filter-button="false">
          <table:source-cell-range table:cell-range-address="'Data By Operation'.J3:'Data By Operation'.Q45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/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st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-008-131072.csv.zst" table:display="true" table:show-details="true"/>
                <table:data-pilot-member table:name="get-016-131072.csv.zst" table:display="true" table:show-details="true"/>
                <table:data-pilot-member table:name="get-024-131072.csv.zst" table:display="true" table:show-details="true"/>
                <table:data-pilot-member table:name="get-048-131072.csv.zst" table:display="true" table:show-details="true"/>
                <table:data-pilot-member table:name="get-064-131072.csv.zst" table:display="true" table:show-details="true"/>
                <table:data-pilot-member table:name="get-096-131072.csv.zst" table:display="true" table:show-details="true"/>
                <table:data-pilot-member table:name="get-128-131072.csv.zst" table:display="true" table:show-details="true"/>
                <table:data-pilot-member table:name="get-008-524288.csv.zst" table:display="true" table:show-details="true"/>
                <table:data-pilot-member table:name="get-016-524288.csv.zst" table:display="true" table:show-details="true"/>
                <table:data-pilot-member table:name="get-024-524288.csv.zst" table:display="true" table:show-details="true"/>
                <table:data-pilot-member table:name="get-048-524288.csv.zst" table:display="true" table:show-details="true"/>
                <table:data-pilot-member table:name="get-064-524288.csv.zst" table:display="true" table:show-details="true"/>
                <table:data-pilot-member table:name="get-096-524288.csv.zst" table:display="true" table:show-details="true"/>
                <table:data-pilot-member table:name="get-128-524288.csv.zst" table:display="true" table:show-details="true"/>
                <table:data-pilot-member table:name="get-008-1048576.csv.zst" table:display="true" table:show-details="true"/>
                <table:data-pilot-member table:name="get-016-1048576.csv.zst" table:display="true" table:show-details="true"/>
                <table:data-pilot-member table:name="get-024-1048576.csv.zst" table:display="true" table:show-details="true"/>
                <table:data-pilot-member table:name="get-048-1048576.csv.zst" table:display="true" table:show-details="true"/>
                <table:data-pilot-member table:name="get-064-1048576.csv.zst" table:display="true" table:show-details="true"/>
                <table:data-pilot-member table:name="get-096-1048576.csv.zst" table:display="true" table:show-details="true"/>
                <table:data-pilot-member table:name="get-128-1048576.csv.zst" table:display="true" table:show-details="true"/>
                <table:data-pilot-member table:name="get-008-4194304.csv.zst" table:display="true" table:show-details="true"/>
                <table:data-pilot-member table:name="get-016-4194304.csv.zst" table:display="true" table:show-details="true"/>
                <table:data-pilot-member table:name="get-024-4194304.csv.zst" table:display="true" table:show-details="true"/>
                <table:data-pilot-member table:name="get-048-4194304.csv.zst" table:display="true" table:show-details="true"/>
                <table:data-pilot-member table:name="get-064-4194304.csv.zst" table:display="true" table:show-details="true"/>
                <table:data-pilot-member table:name="get-096-4194304.csv.zst" table:display="true" table:show-details="true"/>
                <table:data-pilot-member table:name="get-128-4194304.csv.zst" table:display="true" table:show-details="true"/>
                <table:data-pilot-member table:name="get-008-16777216.csv.zst" table:display="true" table:show-details="true"/>
                <table:data-pilot-member table:name="get-016-16777216.csv.zst" table:display="true" table:show-details="true"/>
                <table:data-pilot-member table:name="get-024-16777216.csv.zst" table:display="true" table:show-details="true"/>
                <table:data-pilot-member table:name="get-048-16777216.csv.zst" table:display="true" table:show-details="true"/>
                <table:data-pilot-member table:name="get-064-16777216.csv.zst" table:display="true" table:show-details="true"/>
                <table:data-pilot-member table:name="get-096-16777216.csv.zst" table:display="true" table:show-details="true"/>
                <table:data-pilot-member table:name="get-128-16777216.csv.zst" table:display="true" table:show-details="true"/>
                <table:data-pilot-member table:name="get-008-67108864.csv.zst" table:display="true" table:show-details="true"/>
                <table:data-pilot-member table:name="get-016-67108864.csv.zst" table:display="true" table:show-details="true"/>
                <table:data-pilot-member table:name="get-024-67108864.csv.zst" table:display="true" table:show-details="true"/>
                <table:data-pilot-member table:name="get-048-67108864.csv.zst" table:display="true" table:show-details="true"/>
                <table:data-pilot-member table:name="get-064-67108864.csv.zst" table:display="true" table:show-details="true"/>
                <table:data-pilot-member table:name="get-096-67108864.csv.zst" table:display="true" table:show-details="true"/>
                <table:data-pilot-member table:name="get-128-67108864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827.69" table:display="true" table:show-details="true"/>
                <table:data-pilot-member table:name="2176.13" table:display="true" table:show-details="true"/>
                <table:data-pilot-member table:name="2248.93" table:display="true" table:show-details="true"/>
                <table:data-pilot-member table:name="3896.03" table:display="true" table:show-details="true"/>
                <table:data-pilot-member table:name="3933.47" table:display="true" table:show-details="true"/>
                <table:data-pilot-member table:name="3618.76" table:display="true" table:show-details="true"/>
                <table:data-pilot-member table:name="3844.88" table:display="true" table:show-details="true"/>
                <table:data-pilot-member table:name="1801.13" table:display="true" table:show-details="true"/>
                <table:data-pilot-member table:name="2216.92" table:display="true" table:show-details="true"/>
                <table:data-pilot-member table:name="2307.39" table:display="true" table:show-details="true"/>
                <table:data-pilot-member table:name="2560.59" table:display="true" table:show-details="true"/>
                <table:data-pilot-member table:name="2617.79" table:display="true" table:show-details="true"/>
                <table:data-pilot-member table:name="2806.41" table:display="true" table:show-details="true"/>
                <table:data-pilot-member table:name="2711.06" table:display="true" table:show-details="true"/>
                <table:data-pilot-member table:name="1654.78" table:display="true" table:show-details="true"/>
                <table:data-pilot-member table:name="2190.73" table:display="true" table:show-details="true"/>
                <table:data-pilot-member table:name="2303.64" table:display="true" table:show-details="true"/>
                <table:data-pilot-member table:name="2512.1" table:display="true" table:show-details="true"/>
                <table:data-pilot-member table:name="2583.16" table:display="true" table:show-details="true"/>
                <table:data-pilot-member table:name="2593.01" table:display="true" table:show-details="true"/>
                <table:data-pilot-member table:name="3746.05" table:display="true" table:show-details="true"/>
                <table:data-pilot-member table:name="1171.47" table:display="true" table:show-details="true"/>
                <table:data-pilot-member table:name="1671.81" table:display="true" table:show-details="true"/>
                <table:data-pilot-member table:name="1863.98" table:display="true" table:show-details="true"/>
                <table:data-pilot-member table:name="2029.65" table:display="true" table:show-details="true"/>
                <table:data-pilot-member table:name="2011.78" table:display="true" table:show-details="true"/>
                <table:data-pilot-member table:name="2021.93" table:display="true" table:show-details="true"/>
                <table:data-pilot-member table:name="1812.53" table:display="true" table:show-details="true"/>
                <table:data-pilot-member table:name="534.26" table:display="true" table:show-details="true"/>
                <table:data-pilot-member table:name="560.6" table:display="true" table:show-details="true"/>
                <table:data-pilot-member table:name="504.16" table:display="true" table:show-details="true"/>
                <table:data-pilot-member table:name="411.51" table:display="true" table:show-details="true"/>
                <table:data-pilot-member table:name="433.85" table:display="true" table:show-details="true"/>
                <table:data-pilot-member table:name="469.53" table:display="true" table:show-details="true"/>
                <table:data-pilot-member table:name="540.24" table:display="true" table:show-details="true"/>
                <table:data-pilot-member table:name="135.77" table:display="true" table:show-details="true"/>
                <table:data-pilot-member table:name="129.18" table:display="true" table:show-details="true"/>
                <table:data-pilot-member table:name="141.58" table:display="true" table:show-details="true"/>
                <table:data-pilot-member table:name="167.98" table:display="true" table:show-details="true"/>
                <table:data-pilot-member table:name="189.09" table:display="true" table:show-details="true"/>
                <table:data-pilot-member table:name="188.74" table:display="true" table:show-details="true"/>
                <table:data-pilot-member table:name="185.0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Size MB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eadsTotal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28.46" table:display="true" table:show-details="true"/>
                <table:data-pilot-member table:name="272.02" table:display="true" table:show-details="true"/>
                <table:data-pilot-member table:name="281.12" table:display="true" table:show-details="true"/>
                <table:data-pilot-member table:name="487" table:display="true" table:show-details="true"/>
                <table:data-pilot-member table:name="491.68" table:display="true" table:show-details="true"/>
                <table:data-pilot-member table:name="452.34" table:display="true" table:show-details="true"/>
                <table:data-pilot-member table:name="480.61" table:display="true" table:show-details="true"/>
                <table:data-pilot-member table:name="900.57" table:display="true" table:show-details="true"/>
                <table:data-pilot-member table:name="1108.46" table:display="true" table:show-details="true"/>
                <table:data-pilot-member table:name="1153.7" table:display="true" table:show-details="true"/>
                <table:data-pilot-member table:name="1280.3" table:display="true" table:show-details="true"/>
                <table:data-pilot-member table:name="1308.9" table:display="true" table:show-details="true"/>
                <table:data-pilot-member table:name="1403.21" table:display="true" table:show-details="true"/>
                <table:data-pilot-member table:name="1355.53" table:display="true" table:show-details="true"/>
                <table:data-pilot-member table:name="1654.78" table:display="true" table:show-details="true"/>
                <table:data-pilot-member table:name="2190.73" table:display="true" table:show-details="true"/>
                <table:data-pilot-member table:name="2303.64" table:display="true" table:show-details="true"/>
                <table:data-pilot-member table:name="2512.1" table:display="true" table:show-details="true"/>
                <table:data-pilot-member table:name="2583.16" table:display="true" table:show-details="true"/>
                <table:data-pilot-member table:name="2593.01" table:display="true" table:show-details="true"/>
                <table:data-pilot-member table:name="3746.05" table:display="true" table:show-details="true"/>
                <table:data-pilot-member table:name="4685.87" table:display="true" table:show-details="true"/>
                <table:data-pilot-member table:name="6687.24" table:display="true" table:show-details="true"/>
                <table:data-pilot-member table:name="7455.93" table:display="true" table:show-details="true"/>
                <table:data-pilot-member table:name="8118.59" table:display="true" table:show-details="true"/>
                <table:data-pilot-member table:name="8047.1" table:display="true" table:show-details="true"/>
                <table:data-pilot-member table:name="8087.73" table:display="true" table:show-details="true"/>
                <table:data-pilot-member table:name="7250.13" table:display="true" table:show-details="true"/>
                <table:data-pilot-member table:name="8548.11" table:display="true" table:show-details="true"/>
                <table:data-pilot-member table:name="8969.63" table:display="true" table:show-details="true"/>
                <table:data-pilot-member table:name="8066.59" table:display="true" table:show-details="true"/>
                <table:data-pilot-member table:name="6584.21" table:display="true" table:show-details="true"/>
                <table:data-pilot-member table:name="6941.58" table:display="true" table:show-details="true"/>
                <table:data-pilot-member table:name="7512.42" table:display="true" table:show-details="true"/>
                <table:data-pilot-member table:name="8643.9" table:display="true" table:show-details="true"/>
                <table:data-pilot-member table:name="8689.04" table:display="true" table:show-details="true"/>
                <table:data-pilot-member table:name="8267.47" table:display="true" table:show-details="true"/>
                <table:data-pilot-member table:name="9061.06" table:display="true" table:show-details="true"/>
                <table:data-pilot-member table:name="10750.94" table:display="true" table:show-details="true"/>
                <table:data-pilot-member table:name="12101.5" table:display="true" table:show-details="true"/>
                <table:data-pilot-member table:name="12079.37" table:display="true" table:show-details="true"/>
                <table:data-pilot-member table:name="11841.3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 Tables 4" table:application-data="" table:target-range-address="'Pivot Tables'.K13:'Pivot Tables'.R20" table:buttons="'Pivot Tables'.K14 'Pivot Tables'.L13" table:grand-total="none" table:show-filter-button="false">
          <table:source-cell-range table:cell-range-address="'Data By Operation'.J3:'Data By Operation'.Q45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/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st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-008-131072.csv.zst" table:display="true" table:show-details="true"/>
                <table:data-pilot-member table:name="get-016-131072.csv.zst" table:display="true" table:show-details="true"/>
                <table:data-pilot-member table:name="get-024-131072.csv.zst" table:display="true" table:show-details="true"/>
                <table:data-pilot-member table:name="get-048-131072.csv.zst" table:display="true" table:show-details="true"/>
                <table:data-pilot-member table:name="get-064-131072.csv.zst" table:display="true" table:show-details="true"/>
                <table:data-pilot-member table:name="get-096-131072.csv.zst" table:display="true" table:show-details="true"/>
                <table:data-pilot-member table:name="get-128-131072.csv.zst" table:display="true" table:show-details="true"/>
                <table:data-pilot-member table:name="get-008-524288.csv.zst" table:display="true" table:show-details="true"/>
                <table:data-pilot-member table:name="get-016-524288.csv.zst" table:display="true" table:show-details="true"/>
                <table:data-pilot-member table:name="get-024-524288.csv.zst" table:display="true" table:show-details="true"/>
                <table:data-pilot-member table:name="get-048-524288.csv.zst" table:display="true" table:show-details="true"/>
                <table:data-pilot-member table:name="get-064-524288.csv.zst" table:display="true" table:show-details="true"/>
                <table:data-pilot-member table:name="get-096-524288.csv.zst" table:display="true" table:show-details="true"/>
                <table:data-pilot-member table:name="get-128-524288.csv.zst" table:display="true" table:show-details="true"/>
                <table:data-pilot-member table:name="get-008-1048576.csv.zst" table:display="true" table:show-details="true"/>
                <table:data-pilot-member table:name="get-016-1048576.csv.zst" table:display="true" table:show-details="true"/>
                <table:data-pilot-member table:name="get-024-1048576.csv.zst" table:display="true" table:show-details="true"/>
                <table:data-pilot-member table:name="get-048-1048576.csv.zst" table:display="true" table:show-details="true"/>
                <table:data-pilot-member table:name="get-064-1048576.csv.zst" table:display="true" table:show-details="true"/>
                <table:data-pilot-member table:name="get-096-1048576.csv.zst" table:display="true" table:show-details="true"/>
                <table:data-pilot-member table:name="get-128-1048576.csv.zst" table:display="true" table:show-details="true"/>
                <table:data-pilot-member table:name="get-008-4194304.csv.zst" table:display="true" table:show-details="true"/>
                <table:data-pilot-member table:name="get-016-4194304.csv.zst" table:display="true" table:show-details="true"/>
                <table:data-pilot-member table:name="get-024-4194304.csv.zst" table:display="true" table:show-details="true"/>
                <table:data-pilot-member table:name="get-048-4194304.csv.zst" table:display="true" table:show-details="true"/>
                <table:data-pilot-member table:name="get-064-4194304.csv.zst" table:display="true" table:show-details="true"/>
                <table:data-pilot-member table:name="get-096-4194304.csv.zst" table:display="true" table:show-details="true"/>
                <table:data-pilot-member table:name="get-128-4194304.csv.zst" table:display="true" table:show-details="true"/>
                <table:data-pilot-member table:name="get-008-16777216.csv.zst" table:display="true" table:show-details="true"/>
                <table:data-pilot-member table:name="get-016-16777216.csv.zst" table:display="true" table:show-details="true"/>
                <table:data-pilot-member table:name="get-024-16777216.csv.zst" table:display="true" table:show-details="true"/>
                <table:data-pilot-member table:name="get-048-16777216.csv.zst" table:display="true" table:show-details="true"/>
                <table:data-pilot-member table:name="get-064-16777216.csv.zst" table:display="true" table:show-details="true"/>
                <table:data-pilot-member table:name="get-096-16777216.csv.zst" table:display="true" table:show-details="true"/>
                <table:data-pilot-member table:name="get-128-16777216.csv.zst" table:display="true" table:show-details="true"/>
                <table:data-pilot-member table:name="get-008-67108864.csv.zst" table:display="true" table:show-details="true"/>
                <table:data-pilot-member table:name="get-016-67108864.csv.zst" table:display="true" table:show-details="true"/>
                <table:data-pilot-member table:name="get-024-67108864.csv.zst" table:display="true" table:show-details="true"/>
                <table:data-pilot-member table:name="get-048-67108864.csv.zst" table:display="true" table:show-details="true"/>
                <table:data-pilot-member table:name="get-064-67108864.csv.zst" table:display="true" table:show-details="true"/>
                <table:data-pilot-member table:name="get-096-67108864.csv.zst" table:display="true" table:show-details="true"/>
                <table:data-pilot-member table:name="get-128-67108864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827.69" table:display="true" table:show-details="true"/>
                <table:data-pilot-member table:name="2176.13" table:display="true" table:show-details="true"/>
                <table:data-pilot-member table:name="2248.93" table:display="true" table:show-details="true"/>
                <table:data-pilot-member table:name="3896.03" table:display="true" table:show-details="true"/>
                <table:data-pilot-member table:name="3933.47" table:display="true" table:show-details="true"/>
                <table:data-pilot-member table:name="3618.76" table:display="true" table:show-details="true"/>
                <table:data-pilot-member table:name="3844.88" table:display="true" table:show-details="true"/>
                <table:data-pilot-member table:name="1801.13" table:display="true" table:show-details="true"/>
                <table:data-pilot-member table:name="2216.92" table:display="true" table:show-details="true"/>
                <table:data-pilot-member table:name="2307.39" table:display="true" table:show-details="true"/>
                <table:data-pilot-member table:name="2560.59" table:display="true" table:show-details="true"/>
                <table:data-pilot-member table:name="2617.79" table:display="true" table:show-details="true"/>
                <table:data-pilot-member table:name="2806.41" table:display="true" table:show-details="true"/>
                <table:data-pilot-member table:name="2711.06" table:display="true" table:show-details="true"/>
                <table:data-pilot-member table:name="1654.78" table:display="true" table:show-details="true"/>
                <table:data-pilot-member table:name="2190.73" table:display="true" table:show-details="true"/>
                <table:data-pilot-member table:name="2303.64" table:display="true" table:show-details="true"/>
                <table:data-pilot-member table:name="2512.1" table:display="true" table:show-details="true"/>
                <table:data-pilot-member table:name="2583.16" table:display="true" table:show-details="true"/>
                <table:data-pilot-member table:name="2593.01" table:display="true" table:show-details="true"/>
                <table:data-pilot-member table:name="3746.05" table:display="true" table:show-details="true"/>
                <table:data-pilot-member table:name="1171.47" table:display="true" table:show-details="true"/>
                <table:data-pilot-member table:name="1671.81" table:display="true" table:show-details="true"/>
                <table:data-pilot-member table:name="1863.98" table:display="true" table:show-details="true"/>
                <table:data-pilot-member table:name="2029.65" table:display="true" table:show-details="true"/>
                <table:data-pilot-member table:name="2011.78" table:display="true" table:show-details="true"/>
                <table:data-pilot-member table:name="2021.93" table:display="true" table:show-details="true"/>
                <table:data-pilot-member table:name="1812.53" table:display="true" table:show-details="true"/>
                <table:data-pilot-member table:name="534.26" table:display="true" table:show-details="true"/>
                <table:data-pilot-member table:name="560.6" table:display="true" table:show-details="true"/>
                <table:data-pilot-member table:name="504.16" table:display="true" table:show-details="true"/>
                <table:data-pilot-member table:name="411.51" table:display="true" table:show-details="true"/>
                <table:data-pilot-member table:name="433.85" table:display="true" table:show-details="true"/>
                <table:data-pilot-member table:name="469.53" table:display="true" table:show-details="true"/>
                <table:data-pilot-member table:name="540.24" table:display="true" table:show-details="true"/>
                <table:data-pilot-member table:name="135.77" table:display="true" table:show-details="true"/>
                <table:data-pilot-member table:name="129.18" table:display="true" table:show-details="true"/>
                <table:data-pilot-member table:name="141.58" table:display="true" table:show-details="true"/>
                <table:data-pilot-member table:name="167.98" table:display="true" table:show-details="true"/>
                <table:data-pilot-member table:name="189.09" table:display="true" table:show-details="true"/>
                <table:data-pilot-member table:name="188.74" table:display="true" table:show-details="true"/>
                <table:data-pilot-member table:name="185.0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Size MB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eadsTotal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28.46" table:display="true" table:show-details="true"/>
                <table:data-pilot-member table:name="272.02" table:display="true" table:show-details="true"/>
                <table:data-pilot-member table:name="281.12" table:display="true" table:show-details="true"/>
                <table:data-pilot-member table:name="487" table:display="true" table:show-details="true"/>
                <table:data-pilot-member table:name="491.68" table:display="true" table:show-details="true"/>
                <table:data-pilot-member table:name="452.34" table:display="true" table:show-details="true"/>
                <table:data-pilot-member table:name="480.61" table:display="true" table:show-details="true"/>
                <table:data-pilot-member table:name="900.57" table:display="true" table:show-details="true"/>
                <table:data-pilot-member table:name="1108.46" table:display="true" table:show-details="true"/>
                <table:data-pilot-member table:name="1153.7" table:display="true" table:show-details="true"/>
                <table:data-pilot-member table:name="1280.3" table:display="true" table:show-details="true"/>
                <table:data-pilot-member table:name="1308.9" table:display="true" table:show-details="true"/>
                <table:data-pilot-member table:name="1403.21" table:display="true" table:show-details="true"/>
                <table:data-pilot-member table:name="1355.53" table:display="true" table:show-details="true"/>
                <table:data-pilot-member table:name="1654.78" table:display="true" table:show-details="true"/>
                <table:data-pilot-member table:name="2190.73" table:display="true" table:show-details="true"/>
                <table:data-pilot-member table:name="2303.64" table:display="true" table:show-details="true"/>
                <table:data-pilot-member table:name="2512.1" table:display="true" table:show-details="true"/>
                <table:data-pilot-member table:name="2583.16" table:display="true" table:show-details="true"/>
                <table:data-pilot-member table:name="2593.01" table:display="true" table:show-details="true"/>
                <table:data-pilot-member table:name="3746.05" table:display="true" table:show-details="true"/>
                <table:data-pilot-member table:name="4685.87" table:display="true" table:show-details="true"/>
                <table:data-pilot-member table:name="6687.24" table:display="true" table:show-details="true"/>
                <table:data-pilot-member table:name="7455.93" table:display="true" table:show-details="true"/>
                <table:data-pilot-member table:name="8118.59" table:display="true" table:show-details="true"/>
                <table:data-pilot-member table:name="8047.1" table:display="true" table:show-details="true"/>
                <table:data-pilot-member table:name="8087.73" table:display="true" table:show-details="true"/>
                <table:data-pilot-member table:name="7250.13" table:display="true" table:show-details="true"/>
                <table:data-pilot-member table:name="8548.11" table:display="true" table:show-details="true"/>
                <table:data-pilot-member table:name="8969.63" table:display="true" table:show-details="true"/>
                <table:data-pilot-member table:name="8066.59" table:display="true" table:show-details="true"/>
                <table:data-pilot-member table:name="6584.21" table:display="true" table:show-details="true"/>
                <table:data-pilot-member table:name="6941.58" table:display="true" table:show-details="true"/>
                <table:data-pilot-member table:name="7512.42" table:display="true" table:show-details="true"/>
                <table:data-pilot-member table:name="8643.9" table:display="true" table:show-details="true"/>
                <table:data-pilot-member table:name="8689.04" table:display="true" table:show-details="true"/>
                <table:data-pilot-member table:name="8267.47" table:display="true" table:show-details="true"/>
                <table:data-pilot-member table:name="9061.06" table:display="true" table:show-details="true"/>
                <table:data-pilot-member table:name="10750.94" table:display="true" table:show-details="true"/>
                <table:data-pilot-member table:name="12101.5" table:display="true" table:show-details="true"/>
                <table:data-pilot-member table:name="12079.37" table:display="true" table:show-details="true"/>
                <table:data-pilot-member table:name="11841.3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 Tables 5" table:application-data="" table:target-range-address="'Pivot Tables'.A26:'Pivot Tables'.H33" table:buttons="'Pivot Tables'.A27 'Pivot Tables'.B26" table:grand-total="none" table:show-filter-button="false">
          <table:source-cell-range table:cell-range-address="'Data By Operation'.S3:'Data By Operation'.Z45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/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st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-008-131072.csv.zst" table:display="true" table:show-details="true"/>
                <table:data-pilot-member table:name="put-016-131072.csv.zst" table:display="true" table:show-details="true"/>
                <table:data-pilot-member table:name="put-024-131072.csv.zst" table:display="true" table:show-details="true"/>
                <table:data-pilot-member table:name="put-048-131072.csv.zst" table:display="true" table:show-details="true"/>
                <table:data-pilot-member table:name="put-064-131072.csv.zst" table:display="true" table:show-details="true"/>
                <table:data-pilot-member table:name="put-096-131072.csv.zst" table:display="true" table:show-details="true"/>
                <table:data-pilot-member table:name="put-128-131072.csv.zst" table:display="true" table:show-details="true"/>
                <table:data-pilot-member table:name="put-008-524288.csv.zst" table:display="true" table:show-details="true"/>
                <table:data-pilot-member table:name="put-016-524288.csv.zst" table:display="true" table:show-details="true"/>
                <table:data-pilot-member table:name="put-024-524288.csv.zst" table:display="true" table:show-details="true"/>
                <table:data-pilot-member table:name="put-048-524288.csv.zst" table:display="true" table:show-details="true"/>
                <table:data-pilot-member table:name="put-064-524288.csv.zst" table:display="true" table:show-details="true"/>
                <table:data-pilot-member table:name="put-096-524288.csv.zst" table:display="true" table:show-details="true"/>
                <table:data-pilot-member table:name="put-128-524288.csv.zst" table:display="true" table:show-details="true"/>
                <table:data-pilot-member table:name="put-008-1048576.csv.zst" table:display="true" table:show-details="true"/>
                <table:data-pilot-member table:name="put-016-1048576.csv.zst" table:display="true" table:show-details="true"/>
                <table:data-pilot-member table:name="put-024-1048576.csv.zst" table:display="true" table:show-details="true"/>
                <table:data-pilot-member table:name="put-048-1048576.csv.zst" table:display="true" table:show-details="true"/>
                <table:data-pilot-member table:name="put-064-1048576.csv.zst" table:display="true" table:show-details="true"/>
                <table:data-pilot-member table:name="put-096-1048576.csv.zst" table:display="true" table:show-details="true"/>
                <table:data-pilot-member table:name="put-128-1048576.csv.zst" table:display="true" table:show-details="true"/>
                <table:data-pilot-member table:name="put-008-4194304.csv.zst" table:display="true" table:show-details="true"/>
                <table:data-pilot-member table:name="put-016-4194304.csv.zst" table:display="true" table:show-details="true"/>
                <table:data-pilot-member table:name="put-024-4194304.csv.zst" table:display="true" table:show-details="true"/>
                <table:data-pilot-member table:name="put-048-4194304.csv.zst" table:display="true" table:show-details="true"/>
                <table:data-pilot-member table:name="put-064-4194304.csv.zst" table:display="true" table:show-details="true"/>
                <table:data-pilot-member table:name="put-096-4194304.csv.zst" table:display="true" table:show-details="true"/>
                <table:data-pilot-member table:name="put-128-4194304.csv.zst" table:display="true" table:show-details="true"/>
                <table:data-pilot-member table:name="put-008-16777216.csv.zst" table:display="true" table:show-details="true"/>
                <table:data-pilot-member table:name="put-016-16777216.csv.zst" table:display="true" table:show-details="true"/>
                <table:data-pilot-member table:name="put-024-16777216.csv.zst" table:display="true" table:show-details="true"/>
                <table:data-pilot-member table:name="put-048-16777216.csv.zst" table:display="true" table:show-details="true"/>
                <table:data-pilot-member table:name="put-064-16777216.csv.zst" table:display="true" table:show-details="true"/>
                <table:data-pilot-member table:name="put-096-16777216.csv.zst" table:display="true" table:show-details="true"/>
                <table:data-pilot-member table:name="put-128-16777216.csv.zst" table:display="true" table:show-details="true"/>
                <table:data-pilot-member table:name="put-008-67108864.csv.zst" table:display="true" table:show-details="true"/>
                <table:data-pilot-member table:name="put-016-67108864.csv.zst" table:display="true" table:show-details="true"/>
                <table:data-pilot-member table:name="put-024-67108864.csv.zst" table:display="true" table:show-details="true"/>
                <table:data-pilot-member table:name="put-048-67108864.csv.zst" table:display="true" table:show-details="true"/>
                <table:data-pilot-member table:name="put-064-67108864.csv.zst" table:display="true" table:show-details="true"/>
                <table:data-pilot-member table:name="put-096-67108864.csv.zst" table:display="true" table:show-details="true"/>
                <table:data-pilot-member table:name="put-128-67108864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10.51" table:display="true" table:show-details="true"/>
                <table:data-pilot-member table:name="149.63" table:display="true" table:show-details="true"/>
                <table:data-pilot-member table:name="166.23" table:display="true" table:show-details="true"/>
                <table:data-pilot-member table:name="215.63" table:display="true" table:show-details="true"/>
                <table:data-pilot-member table:name="233.84" table:display="true" table:show-details="true"/>
                <table:data-pilot-member table:name="248.77" table:display="true" table:show-details="true"/>
                <table:data-pilot-member table:name="213.76" table:display="true" table:show-details="true"/>
                <table:data-pilot-member table:name="92.52" table:display="true" table:show-details="true"/>
                <table:data-pilot-member table:name="111.88" table:display="true" table:show-details="true"/>
                <table:data-pilot-member table:name="132.05" table:display="true" table:show-details="true"/>
                <table:data-pilot-member table:name="144.14" table:display="true" table:show-details="true"/>
                <table:data-pilot-member table:name="182.89" table:display="true" table:show-details="true"/>
                <table:data-pilot-member table:name="193.62" table:display="true" table:show-details="true"/>
                <table:data-pilot-member table:name="250.6" table:display="true" table:show-details="true"/>
                <table:data-pilot-member table:name="105.78" table:display="true" table:show-details="true"/>
                <table:data-pilot-member table:name="145.64" table:display="true" table:show-details="true"/>
                <table:data-pilot-member table:name="170.28" table:display="true" table:show-details="true"/>
                <table:data-pilot-member table:name="223.2" table:display="true" table:show-details="true"/>
                <table:data-pilot-member table:name="231.49" table:display="true" table:show-details="true"/>
                <table:data-pilot-member table:name="232.36" table:display="true" table:show-details="true"/>
                <table:data-pilot-member table:name="228.46" table:display="true" table:show-details="true"/>
                <table:data-pilot-member table:name="95.26" table:display="true" table:show-details="true"/>
                <table:data-pilot-member table:name="136.37" table:display="true" table:show-details="true"/>
                <table:data-pilot-member table:name="137.09" table:display="true" table:show-details="true"/>
                <table:data-pilot-member table:name="202.94" table:display="true" table:show-details="true"/>
                <table:data-pilot-member table:name="219.09" table:display="true" table:show-details="true"/>
                <table:data-pilot-member table:name="241.9" table:display="true" table:show-details="true"/>
                <table:data-pilot-member table:name="272.81" table:display="true" table:show-details="true"/>
                <table:data-pilot-member table:name="66.43" table:display="true" table:show-details="true"/>
                <table:data-pilot-member table:name="105" table:display="true" table:show-details="true"/>
                <table:data-pilot-member table:name="125.62" table:display="true" table:show-details="true"/>
                <table:data-pilot-member table:name="160.81" table:display="true" table:show-details="true"/>
                <table:data-pilot-member table:name="176.58" table:display="true" table:show-details="true"/>
                <table:data-pilot-member table:name="196.61" table:display="true" table:show-details="true"/>
                <table:data-pilot-member table:name="211.93" table:display="true" table:show-details="true"/>
                <table:data-pilot-member table:name="32.17" table:display="true" table:show-details="true"/>
                <table:data-pilot-member table:name="51.45" table:display="true" table:show-details="true"/>
                <table:data-pilot-member table:name="63.52" table:display="true" table:show-details="true"/>
                <table:data-pilot-member table:name="79.5" table:display="true" table:show-details="true"/>
                <table:data-pilot-member table:name="84.56" table:display="true" table:show-details="true"/>
                <table:data-pilot-member table:name="82.28" table:display="true" table:show-details="true"/>
                <table:data-pilot-member table:name="87.2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Size MB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eadsTotal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.81" table:display="true" table:show-details="true"/>
                <table:data-pilot-member table:name="18.7" table:display="true" table:show-details="true"/>
                <table:data-pilot-member table:name="20.78" table:display="true" table:show-details="true"/>
                <table:data-pilot-member table:name="26.95" table:display="true" table:show-details="true"/>
                <table:data-pilot-member table:name="29.23" table:display="true" table:show-details="true"/>
                <table:data-pilot-member table:name="31.1" table:display="true" table:show-details="true"/>
                <table:data-pilot-member table:name="26.72" table:display="true" table:show-details="true"/>
                <table:data-pilot-member table:name="46.26" table:display="true" table:show-details="true"/>
                <table:data-pilot-member table:name="55.94" table:display="true" table:show-details="true"/>
                <table:data-pilot-member table:name="66.02" table:display="true" table:show-details="true"/>
                <table:data-pilot-member table:name="72.07" table:display="true" table:show-details="true"/>
                <table:data-pilot-member table:name="91.45" table:display="true" table:show-details="true"/>
                <table:data-pilot-member table:name="96.81" table:display="true" table:show-details="true"/>
                <table:data-pilot-member table:name="125.3" table:display="true" table:show-details="true"/>
                <table:data-pilot-member table:name="105.78" table:display="true" table:show-details="true"/>
                <table:data-pilot-member table:name="145.64" table:display="true" table:show-details="true"/>
                <table:data-pilot-member table:name="170.28" table:display="true" table:show-details="true"/>
                <table:data-pilot-member table:name="223.2" table:display="true" table:show-details="true"/>
                <table:data-pilot-member table:name="231.49" table:display="true" table:show-details="true"/>
                <table:data-pilot-member table:name="232.36" table:display="true" table:show-details="true"/>
                <table:data-pilot-member table:name="228.46" table:display="true" table:show-details="true"/>
                <table:data-pilot-member table:name="381.06" table:display="true" table:show-details="true"/>
                <table:data-pilot-member table:name="545.49" table:display="true" table:show-details="true"/>
                <table:data-pilot-member table:name="548.35" table:display="true" table:show-details="true"/>
                <table:data-pilot-member table:name="811.74" table:display="true" table:show-details="true"/>
                <table:data-pilot-member table:name="876.35" table:display="true" table:show-details="true"/>
                <table:data-pilot-member table:name="967.58" table:display="true" table:show-details="true"/>
                <table:data-pilot-member table:name="1091.23" table:display="true" table:show-details="true"/>
                <table:data-pilot-member table:name="1062.96" table:display="true" table:show-details="true"/>
                <table:data-pilot-member table:name="1679.97" table:display="true" table:show-details="true"/>
                <table:data-pilot-member table:name="2009.94" table:display="true" table:show-details="true"/>
                <table:data-pilot-member table:name="2573.04" table:display="true" table:show-details="true"/>
                <table:data-pilot-member table:name="2825.33" table:display="true" table:show-details="true"/>
                <table:data-pilot-member table:name="3145.82" table:display="true" table:show-details="true"/>
                <table:data-pilot-member table:name="3390.88" table:display="true" table:show-details="true"/>
                <table:data-pilot-member table:name="2058.84" table:display="true" table:show-details="true"/>
                <table:data-pilot-member table:name="3293.11" table:display="true" table:show-details="true"/>
                <table:data-pilot-member table:name="4065.28" table:display="true" table:show-details="true"/>
                <table:data-pilot-member table:name="5088.14" table:display="true" table:show-details="true"/>
                <table:data-pilot-member table:name="5411.55" table:display="true" table:show-details="true"/>
                <table:data-pilot-member table:name="5265.69" table:display="true" table:show-details="true"/>
                <table:data-pilot-member table:name="5581.4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 Tables 6" table:application-data="" table:target-range-address="'Pivot Tables'.K26:'Pivot Tables'.R33" table:buttons="'Pivot Tables'.K27 'Pivot Tables'.L26" table:grand-total="none" table:show-filter-button="false">
          <table:source-cell-range table:cell-range-address="'Data By Operation'.S3:'Data By Operation'.Z45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/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st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-008-131072.csv.zst" table:display="true" table:show-details="true"/>
                <table:data-pilot-member table:name="put-016-131072.csv.zst" table:display="true" table:show-details="true"/>
                <table:data-pilot-member table:name="put-024-131072.csv.zst" table:display="true" table:show-details="true"/>
                <table:data-pilot-member table:name="put-048-131072.csv.zst" table:display="true" table:show-details="true"/>
                <table:data-pilot-member table:name="put-064-131072.csv.zst" table:display="true" table:show-details="true"/>
                <table:data-pilot-member table:name="put-096-131072.csv.zst" table:display="true" table:show-details="true"/>
                <table:data-pilot-member table:name="put-128-131072.csv.zst" table:display="true" table:show-details="true"/>
                <table:data-pilot-member table:name="put-008-524288.csv.zst" table:display="true" table:show-details="true"/>
                <table:data-pilot-member table:name="put-016-524288.csv.zst" table:display="true" table:show-details="true"/>
                <table:data-pilot-member table:name="put-024-524288.csv.zst" table:display="true" table:show-details="true"/>
                <table:data-pilot-member table:name="put-048-524288.csv.zst" table:display="true" table:show-details="true"/>
                <table:data-pilot-member table:name="put-064-524288.csv.zst" table:display="true" table:show-details="true"/>
                <table:data-pilot-member table:name="put-096-524288.csv.zst" table:display="true" table:show-details="true"/>
                <table:data-pilot-member table:name="put-128-524288.csv.zst" table:display="true" table:show-details="true"/>
                <table:data-pilot-member table:name="put-008-1048576.csv.zst" table:display="true" table:show-details="true"/>
                <table:data-pilot-member table:name="put-016-1048576.csv.zst" table:display="true" table:show-details="true"/>
                <table:data-pilot-member table:name="put-024-1048576.csv.zst" table:display="true" table:show-details="true"/>
                <table:data-pilot-member table:name="put-048-1048576.csv.zst" table:display="true" table:show-details="true"/>
                <table:data-pilot-member table:name="put-064-1048576.csv.zst" table:display="true" table:show-details="true"/>
                <table:data-pilot-member table:name="put-096-1048576.csv.zst" table:display="true" table:show-details="true"/>
                <table:data-pilot-member table:name="put-128-1048576.csv.zst" table:display="true" table:show-details="true"/>
                <table:data-pilot-member table:name="put-008-4194304.csv.zst" table:display="true" table:show-details="true"/>
                <table:data-pilot-member table:name="put-016-4194304.csv.zst" table:display="true" table:show-details="true"/>
                <table:data-pilot-member table:name="put-024-4194304.csv.zst" table:display="true" table:show-details="true"/>
                <table:data-pilot-member table:name="put-048-4194304.csv.zst" table:display="true" table:show-details="true"/>
                <table:data-pilot-member table:name="put-064-4194304.csv.zst" table:display="true" table:show-details="true"/>
                <table:data-pilot-member table:name="put-096-4194304.csv.zst" table:display="true" table:show-details="true"/>
                <table:data-pilot-member table:name="put-128-4194304.csv.zst" table:display="true" table:show-details="true"/>
                <table:data-pilot-member table:name="put-008-16777216.csv.zst" table:display="true" table:show-details="true"/>
                <table:data-pilot-member table:name="put-016-16777216.csv.zst" table:display="true" table:show-details="true"/>
                <table:data-pilot-member table:name="put-024-16777216.csv.zst" table:display="true" table:show-details="true"/>
                <table:data-pilot-member table:name="put-048-16777216.csv.zst" table:display="true" table:show-details="true"/>
                <table:data-pilot-member table:name="put-064-16777216.csv.zst" table:display="true" table:show-details="true"/>
                <table:data-pilot-member table:name="put-096-16777216.csv.zst" table:display="true" table:show-details="true"/>
                <table:data-pilot-member table:name="put-128-16777216.csv.zst" table:display="true" table:show-details="true"/>
                <table:data-pilot-member table:name="put-008-67108864.csv.zst" table:display="true" table:show-details="true"/>
                <table:data-pilot-member table:name="put-016-67108864.csv.zst" table:display="true" table:show-details="true"/>
                <table:data-pilot-member table:name="put-024-67108864.csv.zst" table:display="true" table:show-details="true"/>
                <table:data-pilot-member table:name="put-048-67108864.csv.zst" table:display="true" table:show-details="true"/>
                <table:data-pilot-member table:name="put-064-67108864.csv.zst" table:display="true" table:show-details="true"/>
                <table:data-pilot-member table:name="put-096-67108864.csv.zst" table:display="true" table:show-details="true"/>
                <table:data-pilot-member table:name="put-128-67108864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10.51" table:display="true" table:show-details="true"/>
                <table:data-pilot-member table:name="149.63" table:display="true" table:show-details="true"/>
                <table:data-pilot-member table:name="166.23" table:display="true" table:show-details="true"/>
                <table:data-pilot-member table:name="215.63" table:display="true" table:show-details="true"/>
                <table:data-pilot-member table:name="233.84" table:display="true" table:show-details="true"/>
                <table:data-pilot-member table:name="248.77" table:display="true" table:show-details="true"/>
                <table:data-pilot-member table:name="213.76" table:display="true" table:show-details="true"/>
                <table:data-pilot-member table:name="92.52" table:display="true" table:show-details="true"/>
                <table:data-pilot-member table:name="111.88" table:display="true" table:show-details="true"/>
                <table:data-pilot-member table:name="132.05" table:display="true" table:show-details="true"/>
                <table:data-pilot-member table:name="144.14" table:display="true" table:show-details="true"/>
                <table:data-pilot-member table:name="182.89" table:display="true" table:show-details="true"/>
                <table:data-pilot-member table:name="193.62" table:display="true" table:show-details="true"/>
                <table:data-pilot-member table:name="250.6" table:display="true" table:show-details="true"/>
                <table:data-pilot-member table:name="105.78" table:display="true" table:show-details="true"/>
                <table:data-pilot-member table:name="145.64" table:display="true" table:show-details="true"/>
                <table:data-pilot-member table:name="170.28" table:display="true" table:show-details="true"/>
                <table:data-pilot-member table:name="223.2" table:display="true" table:show-details="true"/>
                <table:data-pilot-member table:name="231.49" table:display="true" table:show-details="true"/>
                <table:data-pilot-member table:name="232.36" table:display="true" table:show-details="true"/>
                <table:data-pilot-member table:name="228.46" table:display="true" table:show-details="true"/>
                <table:data-pilot-member table:name="95.26" table:display="true" table:show-details="true"/>
                <table:data-pilot-member table:name="136.37" table:display="true" table:show-details="true"/>
                <table:data-pilot-member table:name="137.09" table:display="true" table:show-details="true"/>
                <table:data-pilot-member table:name="202.94" table:display="true" table:show-details="true"/>
                <table:data-pilot-member table:name="219.09" table:display="true" table:show-details="true"/>
                <table:data-pilot-member table:name="241.9" table:display="true" table:show-details="true"/>
                <table:data-pilot-member table:name="272.81" table:display="true" table:show-details="true"/>
                <table:data-pilot-member table:name="66.43" table:display="true" table:show-details="true"/>
                <table:data-pilot-member table:name="105" table:display="true" table:show-details="true"/>
                <table:data-pilot-member table:name="125.62" table:display="true" table:show-details="true"/>
                <table:data-pilot-member table:name="160.81" table:display="true" table:show-details="true"/>
                <table:data-pilot-member table:name="176.58" table:display="true" table:show-details="true"/>
                <table:data-pilot-member table:name="196.61" table:display="true" table:show-details="true"/>
                <table:data-pilot-member table:name="211.93" table:display="true" table:show-details="true"/>
                <table:data-pilot-member table:name="32.17" table:display="true" table:show-details="true"/>
                <table:data-pilot-member table:name="51.45" table:display="true" table:show-details="true"/>
                <table:data-pilot-member table:name="63.52" table:display="true" table:show-details="true"/>
                <table:data-pilot-member table:name="79.5" table:display="true" table:show-details="true"/>
                <table:data-pilot-member table:name="84.56" table:display="true" table:show-details="true"/>
                <table:data-pilot-member table:name="82.28" table:display="true" table:show-details="true"/>
                <table:data-pilot-member table:name="87.2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Size MB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hreadsTotal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.81" table:display="true" table:show-details="true"/>
                <table:data-pilot-member table:name="18.7" table:display="true" table:show-details="true"/>
                <table:data-pilot-member table:name="20.78" table:display="true" table:show-details="true"/>
                <table:data-pilot-member table:name="26.95" table:display="true" table:show-details="true"/>
                <table:data-pilot-member table:name="29.23" table:display="true" table:show-details="true"/>
                <table:data-pilot-member table:name="31.1" table:display="true" table:show-details="true"/>
                <table:data-pilot-member table:name="26.72" table:display="true" table:show-details="true"/>
                <table:data-pilot-member table:name="46.26" table:display="true" table:show-details="true"/>
                <table:data-pilot-member table:name="55.94" table:display="true" table:show-details="true"/>
                <table:data-pilot-member table:name="66.02" table:display="true" table:show-details="true"/>
                <table:data-pilot-member table:name="72.07" table:display="true" table:show-details="true"/>
                <table:data-pilot-member table:name="91.45" table:display="true" table:show-details="true"/>
                <table:data-pilot-member table:name="96.81" table:display="true" table:show-details="true"/>
                <table:data-pilot-member table:name="125.3" table:display="true" table:show-details="true"/>
                <table:data-pilot-member table:name="105.78" table:display="true" table:show-details="true"/>
                <table:data-pilot-member table:name="145.64" table:display="true" table:show-details="true"/>
                <table:data-pilot-member table:name="170.28" table:display="true" table:show-details="true"/>
                <table:data-pilot-member table:name="223.2" table:display="true" table:show-details="true"/>
                <table:data-pilot-member table:name="231.49" table:display="true" table:show-details="true"/>
                <table:data-pilot-member table:name="232.36" table:display="true" table:show-details="true"/>
                <table:data-pilot-member table:name="228.46" table:display="true" table:show-details="true"/>
                <table:data-pilot-member table:name="381.06" table:display="true" table:show-details="true"/>
                <table:data-pilot-member table:name="545.49" table:display="true" table:show-details="true"/>
                <table:data-pilot-member table:name="548.35" table:display="true" table:show-details="true"/>
                <table:data-pilot-member table:name="811.74" table:display="true" table:show-details="true"/>
                <table:data-pilot-member table:name="876.35" table:display="true" table:show-details="true"/>
                <table:data-pilot-member table:name="967.58" table:display="true" table:show-details="true"/>
                <table:data-pilot-member table:name="1091.23" table:display="true" table:show-details="true"/>
                <table:data-pilot-member table:name="1062.96" table:display="true" table:show-details="true"/>
                <table:data-pilot-member table:name="1679.97" table:display="true" table:show-details="true"/>
                <table:data-pilot-member table:name="2009.94" table:display="true" table:show-details="true"/>
                <table:data-pilot-member table:name="2573.04" table:display="true" table:show-details="true"/>
                <table:data-pilot-member table:name="2825.33" table:display="true" table:show-details="true"/>
                <table:data-pilot-member table:name="3145.82" table:display="true" table:show-details="true"/>
                <table:data-pilot-member table:name="3390.88" table:display="true" table:show-details="true"/>
                <table:data-pilot-member table:name="2058.84" table:display="true" table:show-details="true"/>
                <table:data-pilot-member table:name="3293.11" table:display="true" table:show-details="true"/>
                <table:data-pilot-member table:name="4065.28" table:display="true" table:show-details="true"/>
                <table:data-pilot-member table:name="5088.14" table:display="true" table:show-details="true"/>
                <table:data-pilot-member table:name="5411.55" table:display="true" table:show-details="true"/>
                <table:data-pilot-member table:name="5265.69" table:display="true" table:show-details="true"/>
                <table:data-pilot-member table:name="5581.4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sualizations" style:display-name="PageStyle_Visualiz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io.data.2021-01-27" style:display-name="PageStyle_minio.data.2021-01-2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_20_By_20_Operation" style:display-name="PageStyle_Data By Oper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vot_20_Tables" style:display-name="PageStyle_Pivot Tab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390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f9d58" fo:wrap-option="wrap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6d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52cm" svg:height="13.176cm" xlink:href=".." xlink:type="simple" chart:class="chart:bar" chart:style-name="ch1">
        <chart:legend chart:legend-position="top" svg:x="8.008cm" svg:y="0.185cm" style:legend-expansion="wide" chart:style-name="ch2"/>
        <chart:plot-area chart:style-name="ch3" table:cell-range-address="'Pivot Tables'.A27:'Pivot Tables'.H33" chart:data-source-has-labels="both" svg:x="1.487cm" svg:y="1.046cm" svg:width="19.438cm" svg:height="10.837cm">
          <chartooo:coordinate-region svg:x="2.223cm" svg:y="1.245cm" svg:width="18.702cm" svg:height="10.141cm"/>
          <chart:axis chart:dimension="x" chart:name="primary-x" chart:style-name="ch4" chartooo:axis-type="text">
            <chart:title svg:x="9.726cm" svg:y="12.147cm" chart:style-name="ch5">
              <text:p>Total Client Threads</text:p>
            </chart:title>
            <chart:categories table:cell-range-address="'Pivot Tables'.B27:'Pivot Tables'.H27"/>
          </chart:axis>
          <chart:axis chart:dimension="y" chart:name="primary-y" chart:style-name="ch6">
            <chart:title svg:x="0.451cm" svg:y="7.071cm" chart:style-name="ch7">
              <text:p>MB/Sec</text:p>
            </chart:title>
            <chart:grid chart:style-name="ch8" chart:class="major"/>
          </chart:axis>
          <chart:series chart:style-name="ch9" chart:values-cell-range-address="'Pivot Tables'.B28:'Pivot Tables'.H28" chart:label-cell-address="'Pivot Tables'.A28:'Pivot Tables'.A28" chart:class="chart:bar">
            <chart:data-point chart:repeated="7"/>
          </chart:series>
          <chart:series chart:style-name="ch10" chart:values-cell-range-address="'Pivot Tables'.B29:'Pivot Tables'.H29" chart:label-cell-address="'Pivot Tables'.A29:'Pivot Tables'.A29" chart:class="chart:bar">
            <chart:data-point chart:repeated="7"/>
          </chart:series>
          <chart:series chart:style-name="ch11" chart:values-cell-range-address="'Pivot Tables'.B30:'Pivot Tables'.H30" chart:label-cell-address="'Pivot Tables'.A30:'Pivot Tables'.A30" chart:class="chart:bar">
            <chart:data-point chart:repeated="7"/>
          </chart:series>
          <chart:series chart:style-name="ch12" chart:values-cell-range-address="'Pivot Tables'.B31:'Pivot Tables'.H31" chart:label-cell-address="'Pivot Tables'.A31:'Pivot Tables'.A31" chart:class="chart:bar">
            <chart:data-point chart:repeated="7"/>
          </chart:series>
          <chart:series chart:style-name="ch13" chart:values-cell-range-address="'Pivot Tables'.B32:'Pivot Tables'.H32" chart:label-cell-address="'Pivot Tables'.A32:'Pivot Tables'.A32" chart:class="chart:bar">
            <chart:data-point chart:repeated="7"/>
          </chart:series>
          <chart:series chart:style-name="ch14" chart:values-cell-range-address="'Pivot Tables'.B33:'Pivot Tables'.H33" chart:label-cell-address="'Pivot Tables'.A33:'Pivot Tables'.A33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'Pivot Tables'.B27:'Pivot Tables'.H27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0.125</text:p>
                <draw:g>
                  <svg:desc>'Pivot Tables'.A28:'Pivot Tables'.A28</svg:desc>
                </draw:g>
              </table:table-cell>
              <table:table-cell office:value-type="float" office:value="13.81">
                <text:p>13.81</text:p>
                <draw:g>
                  <svg:desc>'Pivot Tables'.B28:'Pivot Tables'.H28</svg:desc>
                </draw:g>
              </table:table-cell>
              <table:table-cell office:value-type="float" office:value="18.7">
                <text:p>18.7</text:p>
              </table:table-cell>
              <table:table-cell office:value-type="float" office:value="20.78">
                <text:p>20.78</text:p>
              </table:table-cell>
              <table:table-cell office:value-type="float" office:value="26.95">
                <text:p>26.95</text:p>
              </table:table-cell>
              <table:table-cell office:value-type="float" office:value="29.23">
                <text:p>29.23</text:p>
              </table:table-cell>
              <table:table-cell office:value-type="float" office:value="31.1">
                <text:p>31.1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0.5</text:p>
                <draw:g>
                  <svg:desc>'Pivot Tables'.A29:'Pivot Tables'.A29</svg:desc>
                </draw:g>
              </table:table-cell>
              <table:table-cell office:value-type="float" office:value="46.26">
                <text:p>46.26</text:p>
                <draw:g>
                  <svg:desc>'Pivot Tables'.B29:'Pivot Tables'.H29</svg:desc>
                </draw:g>
              </table:table-cell>
              <table:table-cell office:value-type="float" office:value="55.94">
                <text:p>55.94</text:p>
              </table:table-cell>
              <table:table-cell office:value-type="float" office:value="66.02">
                <text:p>66.02</text:p>
              </table:table-cell>
              <table:table-cell office:value-type="float" office:value="72.07">
                <text:p>72.07</text:p>
              </table:table-cell>
              <table:table-cell office:value-type="float" office:value="91.45">
                <text:p>91.45</text:p>
              </table:table-cell>
              <table:table-cell office:value-type="float" office:value="96.81">
                <text:p>96.81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1</text:p>
                <draw:g>
                  <svg:desc>'Pivot Tables'.A30:'Pivot Tables'.A30</svg:desc>
                </draw:g>
              </table:table-cell>
              <table:table-cell office:value-type="float" office:value="105.78">
                <text:p>105.78</text:p>
                <draw:g>
                  <svg:desc>'Pivot Tables'.B30:'Pivot Tables'.H30</svg:desc>
                </draw:g>
              </table:table-cell>
              <table:table-cell office:value-type="float" office:value="145.64">
                <text:p>145.64</text:p>
              </table:table-cell>
              <table:table-cell office:value-type="float" office:value="170.28">
                <text:p>170.28</text:p>
              </table:table-cell>
              <table:table-cell office:value-type="float" office:value="223.2">
                <text:p>223.2</text:p>
              </table:table-cell>
              <table:table-cell office:value-type="float" office:value="231.49">
                <text:p>231.49</text:p>
              </table:table-cell>
              <table:table-cell office:value-type="float" office:value="232.36">
                <text:p>232.36</text:p>
              </table:table-cell>
              <table:table-cell office:value-type="float" office:value="228.46">
                <text:p>228.46</text:p>
              </table:table-cell>
            </table:table-row>
            <table:table-row>
              <table:table-cell office:value-type="string">
                <text:p>4</text:p>
                <draw:g>
                  <svg:desc>'Pivot Tables'.A31:'Pivot Tables'.A31</svg:desc>
                </draw:g>
              </table:table-cell>
              <table:table-cell office:value-type="float" office:value="381.06">
                <text:p>381.06</text:p>
                <draw:g>
                  <svg:desc>'Pivot Tables'.B31:'Pivot Tables'.H31</svg:desc>
                </draw:g>
              </table:table-cell>
              <table:table-cell office:value-type="float" office:value="545.49">
                <text:p>545.49</text:p>
              </table:table-cell>
              <table:table-cell office:value-type="float" office:value="548.35">
                <text:p>548.35</text:p>
              </table:table-cell>
              <table:table-cell office:value-type="float" office:value="811.74">
                <text:p>811.74</text:p>
              </table:table-cell>
              <table:table-cell office:value-type="float" office:value="876.35">
                <text:p>876.35</text:p>
              </table:table-cell>
              <table:table-cell office:value-type="float" office:value="967.58">
                <text:p>967.58</text:p>
              </table:table-cell>
              <table:table-cell office:value-type="float" office:value="1091.23">
                <text:p>1091.23</text:p>
              </table:table-cell>
            </table:table-row>
            <table:table-row>
              <table:table-cell office:value-type="string">
                <text:p>16</text:p>
                <draw:g>
                  <svg:desc>'Pivot Tables'.A32:'Pivot Tables'.A32</svg:desc>
                </draw:g>
              </table:table-cell>
              <table:table-cell office:value-type="float" office:value="1062.96">
                <text:p>1062.96</text:p>
                <draw:g>
                  <svg:desc>'Pivot Tables'.B32:'Pivot Tables'.H32</svg:desc>
                </draw:g>
              </table:table-cell>
              <table:table-cell office:value-type="float" office:value="1679.97">
                <text:p>1679.97</text:p>
              </table:table-cell>
              <table:table-cell office:value-type="float" office:value="2009.94">
                <text:p>2009.94</text:p>
              </table:table-cell>
              <table:table-cell office:value-type="float" office:value="2573.04">
                <text:p>2573.04</text:p>
              </table:table-cell>
              <table:table-cell office:value-type="float" office:value="2825.33">
                <text:p>2825.33</text:p>
              </table:table-cell>
              <table:table-cell office:value-type="float" office:value="3145.82">
                <text:p>3145.82</text:p>
              </table:table-cell>
              <table:table-cell office:value-type="float" office:value="3390.88">
                <text:p>3390.88</text:p>
              </table:table-cell>
            </table:table-row>
            <table:table-row>
              <table:table-cell office:value-type="string">
                <text:p>64</text:p>
                <draw:g>
                  <svg:desc>'Pivot Tables'.A33:'Pivot Tables'.A33</svg:desc>
                </draw:g>
              </table:table-cell>
              <table:table-cell office:value-type="float" office:value="2058.84">
                <text:p>2058.84</text:p>
                <draw:g>
                  <svg:desc>'Pivot Tables'.B33:'Pivot Tables'.H33</svg:desc>
                </draw:g>
              </table:table-cell>
              <table:table-cell office:value-type="float" office:value="3293.11">
                <text:p>3293.11</text:p>
              </table:table-cell>
              <table:table-cell office:value-type="float" office:value="4065.28">
                <text:p>4065.28</text:p>
              </table:table-cell>
              <table:table-cell office:value-type="float" office:value="5088.14">
                <text:p>5088.14</text:p>
              </table:table-cell>
              <table:table-cell office:value-type="float" office:value="5411.55">
                <text:p>5411.55</text:p>
              </table:table-cell>
              <table:table-cell office:value-type="float" office:value="5265.69">
                <text:p>5265.69</text:p>
              </table:table-cell>
              <table:table-cell office:value-type="float" office:value="5581.43">
                <text:p>5581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f9d58" fo:wrap-option="wrap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6d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52cm" svg:height="13.176cm" xlink:href=".." xlink:type="simple" chart:class="chart:bar" chart:style-name="ch1">
        <chart:legend chart:legend-position="top" svg:x="8.008cm" svg:y="0.185cm" style:legend-expansion="wide" chart:style-name="ch2"/>
        <chart:plot-area chart:style-name="ch3" table:cell-range-address="'Pivot Tables'.A3:'Pivot Tables'.H9" chart:data-source-has-labels="both" svg:x="1.487cm" svg:y="1.046cm" svg:width="19.438cm" svg:height="10.837cm">
          <chartooo:coordinate-region svg:x="2.064cm" svg:y="1.245cm" svg:width="18.861cm" svg:height="10.141cm"/>
          <chart:axis chart:dimension="x" chart:name="primary-x" chart:style-name="ch4" chartooo:axis-type="text">
            <chart:title svg:x="9.726cm" svg:y="12.147cm" chart:style-name="ch5">
              <text:p>Total Client Threads</text:p>
            </chart:title>
            <chart:categories table:cell-range-address="'Pivot Tables'.B3:'Pivot Tables'.H3"/>
          </chart:axis>
          <chart:axis chart:dimension="y" chart:name="primary-y" chart:style-name="ch6">
            <chart:title svg:x="0.451cm" svg:y="7.626cm" chart:style-name="ch7">
              <text:p>Objects/Second</text:p>
            </chart:title>
            <chart:grid chart:style-name="ch8" chart:class="major"/>
          </chart:axis>
          <chart:series chart:style-name="ch9" chart:values-cell-range-address="'Pivot Tables'.B4:'Pivot Tables'.H4" chart:label-cell-address="'Pivot Tables'.A4:'Pivot Tables'.A4" chart:class="chart:bar">
            <chart:data-point chart:repeated="7"/>
          </chart:series>
          <chart:series chart:style-name="ch10" chart:values-cell-range-address="'Pivot Tables'.B5:'Pivot Tables'.H5" chart:label-cell-address="'Pivot Tables'.A5:'Pivot Tables'.A5" chart:class="chart:bar">
            <chart:data-point chart:repeated="7"/>
          </chart:series>
          <chart:series chart:style-name="ch11" chart:values-cell-range-address="'Pivot Tables'.B6:'Pivot Tables'.H6" chart:label-cell-address="'Pivot Tables'.A6:'Pivot Tables'.A6" chart:class="chart:bar">
            <chart:data-point chart:repeated="7"/>
          </chart:series>
          <chart:series chart:style-name="ch12" chart:values-cell-range-address="'Pivot Tables'.B7:'Pivot Tables'.H7" chart:label-cell-address="'Pivot Tables'.A7:'Pivot Tables'.A7" chart:class="chart:bar">
            <chart:data-point chart:repeated="7"/>
          </chart:series>
          <chart:series chart:style-name="ch13" chart:values-cell-range-address="'Pivot Tables'.B8:'Pivot Tables'.H8" chart:label-cell-address="'Pivot Tables'.A8:'Pivot Tables'.A8" chart:class="chart:bar">
            <chart:data-point chart:repeated="7"/>
          </chart:series>
          <chart:series chart:style-name="ch14" chart:values-cell-range-address="'Pivot Tables'.B9:'Pivot Tables'.H9" chart:label-cell-address="'Pivot Tables'.A9:'Pivot Tables'.A9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'Pivot Tables'.B3:'Pivot Tables'.H3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0.125</text:p>
                <draw:g>
                  <svg:desc>'Pivot Tables'.A4:'Pivot Tables'.A4</svg:desc>
                </draw:g>
              </table:table-cell>
              <table:table-cell office:value-type="float" office:value="111.17">
                <text:p>111.17</text:p>
                <draw:g>
                  <svg:desc>'Pivot Tables'.B4:'Pivot Tables'.H4</svg:desc>
                </draw:g>
              </table:table-cell>
              <table:table-cell office:value-type="float" office:value="144.26">
                <text:p>144.26</text:p>
              </table:table-cell>
              <table:table-cell office:value-type="float" office:value="170.31">
                <text:p>170.31</text:p>
              </table:table-cell>
              <table:table-cell office:value-type="float" office:value="197.89">
                <text:p>197.89</text:p>
              </table:table-cell>
              <table:table-cell office:value-type="float" office:value="202.88">
                <text:p>202.88</text:p>
              </table:table-cell>
              <table:table-cell office:value-type="float" office:value="221.66">
                <text:p>221.66</text:p>
              </table:table-cell>
              <table:table-cell office:value-type="float" office:value="205.72">
                <text:p>205.72</text:p>
              </table:table-cell>
            </table:table-row>
            <table:table-row>
              <table:table-cell office:value-type="string">
                <text:p>0.5</text:p>
                <draw:g>
                  <svg:desc>'Pivot Tables'.A5:'Pivot Tables'.A5</svg:desc>
                </draw:g>
              </table:table-cell>
              <table:table-cell office:value-type="float" office:value="92.53">
                <text:p>92.53</text:p>
                <draw:g>
                  <svg:desc>'Pivot Tables'.B5:'Pivot Tables'.H5</svg:desc>
                </draw:g>
              </table:table-cell>
              <table:table-cell office:value-type="float" office:value="121.92">
                <text:p>121.92</text:p>
              </table:table-cell>
              <table:table-cell office:value-type="float" office:value="103.91">
                <text:p>103.91</text:p>
              </table:table-cell>
              <table:table-cell office:value-type="float" office:value="141.93">
                <text:p>141.93</text:p>
              </table:table-cell>
              <table:table-cell office:value-type="float" office:value="177.44">
                <text:p>177.44</text:p>
              </table:table-cell>
              <table:table-cell office:value-type="float" office:value="199.36">
                <text:p>199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</text:p>
                <draw:g>
                  <svg:desc>'Pivot Tables'.A6:'Pivot Tables'.A6</svg:desc>
                </draw:g>
              </table:table-cell>
              <table:table-cell office:value-type="float" office:value="104.54">
                <text:p>104.54</text:p>
                <draw:g>
                  <svg:desc>'Pivot Tables'.B6:'Pivot Tables'.H6</svg:desc>
                </draw:g>
              </table:table-cell>
              <table:table-cell office:value-type="float" office:value="145.51">
                <text:p>145.51</text:p>
              </table:table-cell>
              <table:table-cell office:value-type="float" office:value="174.39">
                <text:p>174.39</text:p>
              </table:table-cell>
              <table:table-cell office:value-type="float" office:value="139.86">
                <text:p>139.86</text:p>
              </table:table-cell>
              <table:table-cell office:value-type="float" office:value="199.82">
                <text:p>199.82</text:p>
              </table:table-cell>
              <table:table-cell office:value-type="float" office:value="259.06">
                <text:p>259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'Pivot Tables'.A7:'Pivot Tables'.A7</svg:desc>
                </draw:g>
              </table:table-cell>
              <table:table-cell office:value-type="float" office:value="98.28">
                <text:p>98.28</text:p>
                <draw:g>
                  <svg:desc>'Pivot Tables'.B7:'Pivot Tables'.H7</svg:desc>
                </draw:g>
              </table:table-cell>
              <table:table-cell office:value-type="float" office:value="133.64">
                <text:p>133.64</text:p>
              </table:table-cell>
              <table:table-cell office:value-type="float" office:value="161.89">
                <text:p>161.89</text:p>
              </table:table-cell>
              <table:table-cell office:value-type="float" office:value="202.64">
                <text:p>202.64</text:p>
              </table:table-cell>
              <table:table-cell office:value-type="float" office:value="228.82">
                <text:p>228.82</text:p>
              </table:table-cell>
              <table:table-cell office:value-type="float" office:value="NaN">
                <text:p>NaN</text:p>
              </table:table-cell>
              <table:table-cell office:value-type="float" office:value="269.67">
                <text:p>269.67</text:p>
              </table:table-cell>
            </table:table-row>
            <table:table-row>
              <table:table-cell office:value-type="string">
                <text:p>16</text:p>
                <draw:g>
                  <svg:desc>'Pivot Tables'.A8:'Pivot Tables'.A8</svg:desc>
                </draw:g>
              </table:table-cell>
              <table:table-cell office:value-type="float" office:value="68.56">
                <text:p>68.56</text:p>
                <draw:g>
                  <svg:desc>'Pivot Tables'.B8:'Pivot Tables'.H8</svg:desc>
                </draw:g>
              </table:table-cell>
              <table:table-cell office:value-type="float" office:value="106.17">
                <text:p>106.17</text:p>
              </table:table-cell>
              <table:table-cell office:value-type="float" office:value="126.47">
                <text:p>126.47</text:p>
              </table:table-cell>
              <table:table-cell office:value-type="float" office:value="164.42">
                <text:p>164.42</text:p>
              </table:table-cell>
              <table:table-cell office:value-type="float" office:value="176.63">
                <text:p>176.63</text:p>
              </table:table-cell>
              <table:table-cell office:value-type="float" office:value="193.7">
                <text:p>193.7</text:p>
              </table:table-cell>
              <table:table-cell office:value-type="float" office:value="202.39">
                <text:p>202.39</text:p>
              </table:table-cell>
            </table:table-row>
            <table:table-row>
              <table:table-cell office:value-type="string">
                <text:p>64</text:p>
                <draw:g>
                  <svg:desc>'Pivot Tables'.A9:'Pivot Tables'.A9</svg:desc>
                </draw:g>
              </table:table-cell>
              <table:table-cell office:value-type="float" office:value="31.91">
                <text:p>31.91</text:p>
                <draw:g>
                  <svg:desc>'Pivot Tables'.B9:'Pivot Tables'.H9</svg:desc>
                </draw:g>
              </table:table-cell>
              <table:table-cell office:value-type="float" office:value="51.21">
                <text:p>51.21</text:p>
              </table:table-cell>
              <table:table-cell office:value-type="float" office:value="63.39">
                <text:p>63.39</text:p>
              </table:table-cell>
              <table:table-cell office:value-type="float" office:value="79.17">
                <text:p>79.17</text:p>
              </table:table-cell>
              <table:table-cell office:value-type="float" office:value="84.52">
                <text:p>84.52</text:p>
              </table:table-cell>
              <table:table-cell office:value-type="float" office:value="79.24">
                <text:p>79.24</text:p>
              </table:table-cell>
              <table:table-cell office:value-type="float" office:value="76.59">
                <text:p>76.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f9d58" fo:wrap-option="wrap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6d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52cm" svg:height="13.176cm" xlink:href=".." xlink:type="simple" chart:class="chart:bar" chart:style-name="ch1">
        <chart:legend chart:legend-position="top" svg:x="8.008cm" svg:y="0.185cm" style:legend-expansion="wide" chart:style-name="ch2"/>
        <chart:plot-area chart:style-name="ch3" table:cell-range-address="'Pivot Tables'.A14:'Pivot Tables'.H20" chart:data-source-has-labels="both" svg:x="1.487cm" svg:y="1.046cm" svg:width="19.438cm" svg:height="10.837cm">
          <chartooo:coordinate-region svg:x="2.435cm" svg:y="1.246cm" svg:width="18.49cm" svg:height="10.14cm"/>
          <chart:axis chart:dimension="x" chart:name="primary-x" chart:style-name="ch4" chartooo:axis-type="text">
            <chart:title svg:x="9.726cm" svg:y="12.147cm" chart:style-name="ch5">
              <text:p>Total Client Threads</text:p>
            </chart:title>
            <chart:categories table:cell-range-address="'Pivot Tables'.B14:'Pivot Tables'.H14"/>
          </chart:axis>
          <chart:axis chart:dimension="y" chart:name="primary-y" chart:style-name="ch6">
            <chart:title svg:x="0.451cm" svg:y="7.348cm" chart:style-name="ch7">
              <text:p>MB/Second</text:p>
            </chart:title>
            <chart:grid chart:style-name="ch8" chart:class="major"/>
          </chart:axis>
          <chart:series chart:style-name="ch9" chart:values-cell-range-address="'Pivot Tables'.B15:'Pivot Tables'.H15" chart:label-cell-address="'Pivot Tables'.A15:'Pivot Tables'.A15" chart:class="chart:bar">
            <chart:data-point chart:repeated="7"/>
          </chart:series>
          <chart:series chart:style-name="ch10" chart:values-cell-range-address="'Pivot Tables'.B16:'Pivot Tables'.H16" chart:label-cell-address="'Pivot Tables'.A16:'Pivot Tables'.A16" chart:class="chart:bar">
            <chart:data-point chart:repeated="7"/>
          </chart:series>
          <chart:series chart:style-name="ch11" chart:values-cell-range-address="'Pivot Tables'.B17:'Pivot Tables'.H17" chart:label-cell-address="'Pivot Tables'.A17:'Pivot Tables'.A17" chart:class="chart:bar">
            <chart:data-point chart:repeated="7"/>
          </chart:series>
          <chart:series chart:style-name="ch12" chart:values-cell-range-address="'Pivot Tables'.B18:'Pivot Tables'.H18" chart:label-cell-address="'Pivot Tables'.A18:'Pivot Tables'.A18" chart:class="chart:bar">
            <chart:data-point chart:repeated="7"/>
          </chart:series>
          <chart:series chart:style-name="ch13" chart:values-cell-range-address="'Pivot Tables'.B19:'Pivot Tables'.H19" chart:label-cell-address="'Pivot Tables'.A19:'Pivot Tables'.A19" chart:class="chart:bar">
            <chart:data-point chart:repeated="7"/>
          </chart:series>
          <chart:series chart:style-name="ch14" chart:values-cell-range-address="'Pivot Tables'.B20:'Pivot Tables'.H20" chart:label-cell-address="'Pivot Tables'.A20:'Pivot Tables'.A2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'Pivot Tables'.B14:'Pivot Tables'.H1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0.125</text:p>
                <draw:g>
                  <svg:desc>'Pivot Tables'.A15:'Pivot Tables'.A15</svg:desc>
                </draw:g>
              </table:table-cell>
              <table:table-cell office:value-type="float" office:value="228.46">
                <text:p>228.46</text:p>
                <draw:g>
                  <svg:desc>'Pivot Tables'.B15:'Pivot Tables'.H15</svg:desc>
                </draw:g>
              </table:table-cell>
              <table:table-cell office:value-type="float" office:value="272.02">
                <text:p>272.02</text:p>
              </table:table-cell>
              <table:table-cell office:value-type="float" office:value="281.12">
                <text:p>281.12</text:p>
              </table:table-cell>
              <table:table-cell office:value-type="float" office:value="487">
                <text:p>487</text:p>
              </table:table-cell>
              <table:table-cell office:value-type="float" office:value="491.68">
                <text:p>491.68</text:p>
              </table:table-cell>
              <table:table-cell office:value-type="float" office:value="452.34">
                <text:p>452.34</text:p>
              </table:table-cell>
              <table:table-cell office:value-type="float" office:value="480.61">
                <text:p>480.61</text:p>
              </table:table-cell>
            </table:table-row>
            <table:table-row>
              <table:table-cell office:value-type="string">
                <text:p>0.5</text:p>
                <draw:g>
                  <svg:desc>'Pivot Tables'.A16:'Pivot Tables'.A16</svg:desc>
                </draw:g>
              </table:table-cell>
              <table:table-cell office:value-type="float" office:value="900.57">
                <text:p>900.57</text:p>
                <draw:g>
                  <svg:desc>'Pivot Tables'.B16:'Pivot Tables'.H16</svg:desc>
                </draw:g>
              </table:table-cell>
              <table:table-cell office:value-type="float" office:value="1108.46">
                <text:p>1108.46</text:p>
              </table:table-cell>
              <table:table-cell office:value-type="float" office:value="1153.7">
                <text:p>1153.7</text:p>
              </table:table-cell>
              <table:table-cell office:value-type="float" office:value="1280.3">
                <text:p>1280.3</text:p>
              </table:table-cell>
              <table:table-cell office:value-type="float" office:value="1308.9">
                <text:p>1308.9</text:p>
              </table:table-cell>
              <table:table-cell office:value-type="float" office:value="1403.21">
                <text:p>1403.21</text:p>
              </table:table-cell>
              <table:table-cell office:value-type="float" office:value="1355.53">
                <text:p>1355.53</text:p>
              </table:table-cell>
            </table:table-row>
            <table:table-row>
              <table:table-cell office:value-type="string">
                <text:p>1</text:p>
                <draw:g>
                  <svg:desc>'Pivot Tables'.A17:'Pivot Tables'.A17</svg:desc>
                </draw:g>
              </table:table-cell>
              <table:table-cell office:value-type="float" office:value="1654.78">
                <text:p>1654.78</text:p>
                <draw:g>
                  <svg:desc>'Pivot Tables'.B17:'Pivot Tables'.H17</svg:desc>
                </draw:g>
              </table:table-cell>
              <table:table-cell office:value-type="float" office:value="2190.73">
                <text:p>2190.73</text:p>
              </table:table-cell>
              <table:table-cell office:value-type="float" office:value="2303.64">
                <text:p>2303.64</text:p>
              </table:table-cell>
              <table:table-cell office:value-type="float" office:value="2512.1">
                <text:p>2512.1</text:p>
              </table:table-cell>
              <table:table-cell office:value-type="float" office:value="2583.16">
                <text:p>2583.16</text:p>
              </table:table-cell>
              <table:table-cell office:value-type="float" office:value="2593.01">
                <text:p>2593.01</text:p>
              </table:table-cell>
              <table:table-cell office:value-type="float" office:value="3746.05">
                <text:p>3746.05</text:p>
              </table:table-cell>
            </table:table-row>
            <table:table-row>
              <table:table-cell office:value-type="string">
                <text:p>4</text:p>
                <draw:g>
                  <svg:desc>'Pivot Tables'.A18:'Pivot Tables'.A18</svg:desc>
                </draw:g>
              </table:table-cell>
              <table:table-cell office:value-type="float" office:value="4685.87">
                <text:p>4685.87</text:p>
                <draw:g>
                  <svg:desc>'Pivot Tables'.B18:'Pivot Tables'.H18</svg:desc>
                </draw:g>
              </table:table-cell>
              <table:table-cell office:value-type="float" office:value="6687.24">
                <text:p>6687.24</text:p>
              </table:table-cell>
              <table:table-cell office:value-type="float" office:value="7455.93">
                <text:p>7455.93</text:p>
              </table:table-cell>
              <table:table-cell office:value-type="float" office:value="8118.59">
                <text:p>8118.59</text:p>
              </table:table-cell>
              <table:table-cell office:value-type="float" office:value="8047.1">
                <text:p>8047.1</text:p>
              </table:table-cell>
              <table:table-cell office:value-type="float" office:value="8087.73">
                <text:p>8087.73</text:p>
              </table:table-cell>
              <table:table-cell office:value-type="float" office:value="7250.13">
                <text:p>7250.13</text:p>
              </table:table-cell>
            </table:table-row>
            <table:table-row>
              <table:table-cell office:value-type="string">
                <text:p>16</text:p>
                <draw:g>
                  <svg:desc>'Pivot Tables'.A19:'Pivot Tables'.A19</svg:desc>
                </draw:g>
              </table:table-cell>
              <table:table-cell office:value-type="float" office:value="8548.11">
                <text:p>8548.11</text:p>
                <draw:g>
                  <svg:desc>'Pivot Tables'.B19:'Pivot Tables'.H19</svg:desc>
                </draw:g>
              </table:table-cell>
              <table:table-cell office:value-type="float" office:value="8969.63">
                <text:p>8969.63</text:p>
              </table:table-cell>
              <table:table-cell office:value-type="float" office:value="8066.59">
                <text:p>8066.59</text:p>
              </table:table-cell>
              <table:table-cell office:value-type="float" office:value="6584.21">
                <text:p>6584.21</text:p>
              </table:table-cell>
              <table:table-cell office:value-type="float" office:value="6941.58">
                <text:p>6941.58</text:p>
              </table:table-cell>
              <table:table-cell office:value-type="float" office:value="7512.42">
                <text:p>7512.42</text:p>
              </table:table-cell>
              <table:table-cell office:value-type="float" office:value="8643.9">
                <text:p>8643.9</text:p>
              </table:table-cell>
            </table:table-row>
            <table:table-row>
              <table:table-cell office:value-type="string">
                <text:p>64</text:p>
                <draw:g>
                  <svg:desc>'Pivot Tables'.A20:'Pivot Tables'.A20</svg:desc>
                </draw:g>
              </table:table-cell>
              <table:table-cell office:value-type="float" office:value="8689.04">
                <text:p>8689.04</text:p>
                <draw:g>
                  <svg:desc>'Pivot Tables'.B20:'Pivot Tables'.H20</svg:desc>
                </draw:g>
              </table:table-cell>
              <table:table-cell office:value-type="float" office:value="8267.47">
                <text:p>8267.47</text:p>
              </table:table-cell>
              <table:table-cell office:value-type="float" office:value="9061.06">
                <text:p>9061.06</text:p>
              </table:table-cell>
              <table:table-cell office:value-type="float" office:value="10750.94">
                <text:p>10750.94</text:p>
              </table:table-cell>
              <table:table-cell office:value-type="float" office:value="12101.5">
                <text:p>12101.5</text:p>
              </table:table-cell>
              <table:table-cell office:value-type="float" office:value="12079.37">
                <text:p>12079.37</text:p>
              </table:table-cell>
              <table:table-cell office:value-type="float" office:value="11841.33">
                <text:p>11841.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